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ddressee">
      <style:text-properties officeooo:rsid="005ae994" officeooo:paragraph-rsid="005ae994"/>
    </style:style>
    <style:style style:name="P2" style:family="paragraph" style:parent-style-name="Addressee">
      <style:text-properties officeooo:paragraph-rsid="005ae994"/>
    </style:style>
    <style:style style:name="P3" style:family="paragraph" style:parent-style-name="Addressee">
      <style:text-properties officeooo:rsid="005b9c38" officeooo:paragraph-rsid="005b9c38"/>
    </style:style>
    <style:style style:name="P4" style:family="paragraph" style:parent-style-name="Addressee">
      <style:text-properties officeooo:rsid="007b5170" officeooo:paragraph-rsid="007b5170"/>
    </style:style>
    <style:style style:name="P5" style:family="paragraph" style:parent-style-name="Addressee">
      <style:text-properties fo:font-weight="normal" officeooo:rsid="007b5170" officeooo:paragraph-rsid="007fa9d3" style:font-weight-asian="normal" style:font-weight-complex="normal"/>
    </style:style>
    <style:style style:name="P6" style:family="paragraph" style:parent-style-name="Addressee">
      <style:text-properties fo:font-weight="normal" officeooo:rsid="007f8c07" officeooo:paragraph-rsid="007b5170" style:font-weight-asian="normal" style:font-weight-complex="normal"/>
    </style:style>
    <style:style style:name="P7" style:family="paragraph" style:parent-style-name="Addressee">
      <style:text-properties style:text-underline-style="none" fo:font-weight="normal" officeooo:rsid="007f8c07" officeooo:paragraph-rsid="007fa9d3" style:font-weight-asian="normal" style:font-weight-complex="normal"/>
    </style:style>
    <style:style style:name="P8" style:family="paragraph" style:parent-style-name="Heading_20_1">
      <style:text-properties officeooo:rsid="00aed24c" officeooo:paragraph-rsid="00aed24c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>
      <style:text-properties officeooo:rsid="001c3233" officeooo:paragraph-rsid="0004ae20"/>
    </style:style>
    <style:style style:name="P11" style:family="paragraph" style:parent-style-name="Standard">
      <style:text-properties officeooo:rsid="001c3233" officeooo:paragraph-rsid="003de156"/>
    </style:style>
    <style:style style:name="P12" style:family="paragraph" style:parent-style-name="Standard">
      <style:text-properties officeooo:rsid="001c3233" officeooo:paragraph-rsid="003f6177"/>
    </style:style>
    <style:style style:name="P13" style:family="paragraph" style:parent-style-name="Standard">
      <style:text-properties officeooo:rsid="001c3233" officeooo:paragraph-rsid="005a8983"/>
    </style:style>
    <style:style style:name="P14" style:family="paragraph" style:parent-style-name="Standard">
      <style:text-properties officeooo:rsid="001c3233" officeooo:paragraph-rsid="0061f938"/>
    </style:style>
    <style:style style:name="P15" style:family="paragraph" style:parent-style-name="Standard">
      <style:text-properties officeooo:rsid="001c3233" officeooo:paragraph-rsid="00698ecd"/>
    </style:style>
    <style:style style:name="P16" style:family="paragraph" style:parent-style-name="Standard">
      <style:text-properties officeooo:rsid="001c3233" officeooo:paragraph-rsid="0072d1dd"/>
    </style:style>
    <style:style style:name="P17" style:family="paragraph" style:parent-style-name="Standard">
      <style:text-properties fo:font-weight="bold" officeooo:rsid="001c3233" officeooo:paragraph-rsid="003de156" style:font-weight-asian="bold" style:font-weight-complex="bold"/>
    </style:style>
    <style:style style:name="P18" style:family="paragraph" style:parent-style-name="Standard">
      <style:text-properties fo:font-weight="bold" officeooo:rsid="001c3233" officeooo:paragraph-rsid="0061f938" style:font-weight-asian="bold" style:font-weight-complex="bold"/>
    </style:style>
    <style:style style:name="P19" style:family="paragraph" style:parent-style-name="Standard">
      <style:text-properties fo:font-weight="bold" officeooo:rsid="00314e05" officeooo:paragraph-rsid="00314e05" style:font-weight-asian="bold" style:font-weight-complex="bold"/>
    </style:style>
    <style:style style:name="P20" style:family="paragraph" style:parent-style-name="Standard">
      <style:text-properties fo:font-weight="bold" officeooo:rsid="004ac80a" officeooo:paragraph-rsid="003407da" style:font-weight-asian="bold" style:font-weight-complex="bold"/>
    </style:style>
    <style:style style:name="P21" style:family="paragraph" style:parent-style-name="Standard">
      <style:text-properties fo:font-weight="bold" officeooo:rsid="00bdc3bb" officeooo:paragraph-rsid="00bdc3bb" style:font-weight-asian="bold" style:font-weight-complex="bold"/>
    </style:style>
    <style:style style:name="P22" style:family="paragraph" style:parent-style-name="Standard">
      <style:text-properties officeooo:rsid="001e149c" officeooo:paragraph-rsid="0006454e"/>
    </style:style>
    <style:style style:name="P23" style:family="paragraph" style:parent-style-name="Standard">
      <style:text-properties officeooo:rsid="001e149c" officeooo:paragraph-rsid="00072afe"/>
    </style:style>
    <style:style style:name="P24" style:family="paragraph" style:parent-style-name="Standard">
      <style:text-properties officeooo:rsid="001e149c" officeooo:paragraph-rsid="002514e0"/>
    </style:style>
    <style:style style:name="P25" style:family="paragraph" style:parent-style-name="Standard">
      <style:text-properties officeooo:rsid="001e149c" officeooo:paragraph-rsid="003407da"/>
    </style:style>
    <style:style style:name="P26" style:family="paragraph" style:parent-style-name="Standard">
      <style:text-properties officeooo:rsid="001e149c" officeooo:paragraph-rsid="00371794"/>
    </style:style>
    <style:style style:name="P27" style:family="paragraph" style:parent-style-name="Standard">
      <style:text-properties officeooo:rsid="001e149c" officeooo:paragraph-rsid="003a5b29"/>
    </style:style>
    <style:style style:name="P28" style:family="paragraph" style:parent-style-name="Standard">
      <style:text-properties officeooo:rsid="001e149c" officeooo:paragraph-rsid="003de156"/>
    </style:style>
    <style:style style:name="P29" style:family="paragraph" style:parent-style-name="Standard">
      <style:text-properties officeooo:rsid="001e149c" officeooo:paragraph-rsid="007a15e7"/>
    </style:style>
    <style:style style:name="P30" style:family="paragraph" style:parent-style-name="Standard">
      <style:text-properties officeooo:rsid="001e149c" officeooo:paragraph-rsid="007b42f7"/>
    </style:style>
    <style:style style:name="P31" style:family="paragraph" style:parent-style-name="Standard">
      <style:text-properties officeooo:rsid="001e149c" officeooo:paragraph-rsid="007e6dca"/>
    </style:style>
    <style:style style:name="P32" style:family="paragraph" style:parent-style-name="Standard">
      <style:text-properties officeooo:rsid="0006454e" officeooo:paragraph-rsid="0006454e"/>
    </style:style>
    <style:style style:name="P33" style:family="paragraph" style:parent-style-name="Standard">
      <style:text-properties officeooo:paragraph-rsid="00072afe"/>
    </style:style>
    <style:style style:name="P34" style:family="paragraph" style:parent-style-name="Standard">
      <style:text-properties officeooo:rsid="0021fd40" officeooo:paragraph-rsid="00072afe"/>
    </style:style>
    <style:style style:name="P35" style:family="paragraph" style:parent-style-name="Standard">
      <style:text-properties officeooo:rsid="002f8f57" officeooo:paragraph-rsid="0009684d"/>
    </style:style>
    <style:style style:name="P36" style:family="paragraph" style:parent-style-name="Standard">
      <style:text-properties officeooo:rsid="0033d2d8" officeooo:paragraph-rsid="0009684d"/>
    </style:style>
    <style:style style:name="P37" style:family="paragraph" style:parent-style-name="Standard">
      <style:text-properties officeooo:rsid="0033d2d8" officeooo:paragraph-rsid="00185187"/>
    </style:style>
    <style:style style:name="P38" style:family="paragraph" style:parent-style-name="Standard">
      <style:text-properties officeooo:rsid="002d4f92" officeooo:paragraph-rsid="000ae8c3"/>
    </style:style>
    <style:style style:name="P39" style:family="paragraph" style:parent-style-name="Standard">
      <style:text-properties officeooo:paragraph-rsid="000ae8c3"/>
    </style:style>
    <style:style style:name="P40" style:family="paragraph" style:parent-style-name="Standard">
      <style:text-properties officeooo:rsid="0034f575" officeooo:paragraph-rsid="00185187"/>
    </style:style>
    <style:style style:name="P41" style:family="paragraph" style:parent-style-name="Standard">
      <style:text-properties officeooo:rsid="0034f575" officeooo:paragraph-rsid="002514e0"/>
    </style:style>
    <style:style style:name="P42" style:family="paragraph" style:parent-style-name="Standard">
      <style:text-properties officeooo:rsid="00391bad" officeooo:paragraph-rsid="00225f5e"/>
    </style:style>
    <style:style style:name="P43" style:family="paragraph" style:parent-style-name="Standard">
      <style:text-properties fo:font-weight="normal" officeooo:rsid="0034f575" officeooo:paragraph-rsid="00185187" style:font-weight-asian="normal" style:font-weight-complex="normal"/>
    </style:style>
    <style:style style:name="P44" style:family="paragraph" style:parent-style-name="Standard">
      <style:text-properties fo:font-weight="normal" officeooo:rsid="00222fe7" officeooo:paragraph-rsid="00222fe7" style:font-weight-asian="normal" style:font-weight-complex="normal"/>
    </style:style>
    <style:style style:name="P45" style:family="paragraph" style:parent-style-name="Standard">
      <style:text-properties fo:font-weight="normal" officeooo:rsid="00222fe7" officeooo:paragraph-rsid="00225f5e" style:font-weight-asian="normal" style:font-weight-complex="normal"/>
    </style:style>
    <style:style style:name="P46" style:family="paragraph" style:parent-style-name="Standard">
      <style:text-properties fo:font-weight="normal" officeooo:rsid="00222fe7" officeooo:paragraph-rsid="002c1dd7" style:font-weight-asian="normal" style:font-weight-complex="normal"/>
    </style:style>
    <style:style style:name="P47" style:family="paragraph" style:parent-style-name="Standard">
      <style:text-properties fo:font-weight="normal" officeooo:rsid="001e149c" officeooo:paragraph-rsid="002514e0" style:font-weight-asian="normal" style:font-weight-complex="normal"/>
    </style:style>
    <style:style style:name="P48" style:family="paragraph" style:parent-style-name="Standard">
      <style:text-properties fo:font-weight="normal" officeooo:rsid="001e149c" officeooo:paragraph-rsid="003407da" style:font-weight-asian="normal" style:font-weight-complex="normal"/>
    </style:style>
    <style:style style:name="P49" style:family="paragraph" style:parent-style-name="Standard">
      <style:text-properties fo:font-weight="normal" officeooo:rsid="004241cc" officeooo:paragraph-rsid="002c1dd7" style:font-weight-asian="normal" style:font-weight-complex="normal"/>
    </style:style>
    <style:style style:name="P50" style:family="paragraph" style:parent-style-name="Standard">
      <style:text-properties fo:font-weight="normal" officeooo:rsid="002c1dd7" officeooo:paragraph-rsid="002c1dd7" style:font-weight-asian="normal" style:font-weight-complex="normal"/>
    </style:style>
    <style:style style:name="P51" style:family="paragraph" style:parent-style-name="Standard">
      <style:text-properties fo:font-weight="normal" officeooo:rsid="002f7c1c" officeooo:paragraph-rsid="002c1dd7" style:font-weight-asian="normal" style:font-weight-complex="normal"/>
    </style:style>
    <style:style style:name="P52" style:family="paragraph" style:parent-style-name="Standard">
      <style:text-properties fo:font-weight="normal" officeooo:rsid="0049735f" officeooo:paragraph-rsid="00314e05" style:font-weight-asian="normal" style:font-weight-complex="normal"/>
    </style:style>
    <style:style style:name="P53" style:family="paragraph" style:parent-style-name="Standard">
      <style:text-properties fo:font-weight="normal" officeooo:rsid="001c3233" officeooo:paragraph-rsid="003de156" style:font-weight-asian="normal" style:font-weight-complex="normal"/>
    </style:style>
    <style:style style:name="P54" style:family="paragraph" style:parent-style-name="Standard">
      <style:text-properties fo:font-weight="normal" officeooo:rsid="0043c281" officeooo:paragraph-rsid="0043c281" style:font-weight-asian="normal" style:font-weight-complex="normal"/>
    </style:style>
    <style:style style:name="P55" style:family="paragraph" style:parent-style-name="Standard">
      <style:text-properties fo:font-weight="normal" officeooo:rsid="0043c281" officeooo:paragraph-rsid="00452628" style:font-weight-asian="normal" style:font-weight-complex="normal"/>
    </style:style>
    <style:style style:name="P56" style:family="paragraph" style:parent-style-name="Standard">
      <style:text-properties fo:font-weight="normal" officeooo:rsid="00827b97" officeooo:paragraph-rsid="00827b97" style:font-weight-asian="normal" style:font-weight-complex="normal"/>
    </style:style>
    <style:style style:name="P57" style:family="paragraph" style:parent-style-name="Standard">
      <style:text-properties fo:font-weight="normal" officeooo:rsid="00831817" officeooo:paragraph-rsid="00831817" style:font-weight-asian="normal" style:font-weight-complex="normal"/>
    </style:style>
    <style:style style:name="P58" style:family="paragraph" style:parent-style-name="Standard">
      <style:text-properties fo:font-weight="normal" officeooo:rsid="008decd2" officeooo:paragraph-rsid="00953321" style:font-weight-asian="normal" style:font-weight-complex="normal"/>
    </style:style>
    <style:style style:name="P59" style:family="paragraph" style:parent-style-name="Standard">
      <style:text-properties fo:font-weight="normal" officeooo:rsid="008f285e" officeooo:paragraph-rsid="008f285e" style:font-weight-asian="normal" style:font-weight-complex="normal"/>
    </style:style>
    <style:style style:name="P60" style:family="paragraph" style:parent-style-name="Standard">
      <style:text-properties fo:font-weight="normal" officeooo:rsid="009985b2" officeooo:paragraph-rsid="009985b2" style:font-weight-asian="normal" style:font-weight-complex="normal"/>
    </style:style>
    <style:style style:name="P61" style:family="paragraph" style:parent-style-name="Standard">
      <style:text-properties fo:font-weight="normal" officeooo:rsid="009d21f4" officeooo:paragraph-rsid="009d21f4" style:font-weight-asian="normal" style:font-weight-complex="normal"/>
    </style:style>
    <style:style style:name="P62" style:family="paragraph" style:parent-style-name="Standard">
      <style:text-properties fo:font-weight="normal" officeooo:rsid="009ee31b" officeooo:paragraph-rsid="009ee31b" style:font-weight-asian="normal" style:font-weight-complex="normal"/>
    </style:style>
    <style:style style:name="P63" style:family="paragraph" style:parent-style-name="Standard">
      <style:text-properties fo:font-weight="normal" officeooo:rsid="009ee31b" officeooo:paragraph-rsid="00a185a1" style:font-weight-asian="normal" style:font-weight-complex="normal"/>
    </style:style>
    <style:style style:name="P64" style:family="paragraph" style:parent-style-name="Standard">
      <style:text-properties fo:font-weight="normal" officeooo:rsid="009fcf4d" officeooo:paragraph-rsid="009fcf4d" style:font-weight-asian="normal" style:font-weight-complex="normal"/>
    </style:style>
    <style:style style:name="P65" style:family="paragraph" style:parent-style-name="Standard">
      <style:text-properties fo:font-weight="normal" officeooo:rsid="009fcf4d" officeooo:paragraph-rsid="00a52672" style:font-weight-asian="normal" style:font-weight-complex="normal"/>
    </style:style>
    <style:style style:name="P66" style:family="paragraph" style:parent-style-name="Standard">
      <style:text-properties fo:font-weight="normal" officeooo:rsid="009fcf4d" officeooo:paragraph-rsid="00a70113" style:font-weight-asian="normal" style:font-weight-complex="normal"/>
    </style:style>
    <style:style style:name="P67" style:family="paragraph" style:parent-style-name="Standard">
      <style:text-properties fo:font-weight="normal" officeooo:rsid="009fcf4d" officeooo:paragraph-rsid="00a754b9" style:font-weight-asian="normal" style:font-weight-complex="normal"/>
    </style:style>
    <style:style style:name="P68" style:family="paragraph" style:parent-style-name="Standard">
      <style:text-properties fo:font-weight="normal" officeooo:rsid="009fcf4d" officeooo:paragraph-rsid="00a77fea" style:font-weight-asian="normal" style:font-weight-complex="normal"/>
    </style:style>
    <style:style style:name="P69" style:family="paragraph" style:parent-style-name="Standard">
      <style:text-properties fo:font-weight="normal" officeooo:rsid="009fcf4d" officeooo:paragraph-rsid="00a90f0a" style:font-weight-asian="normal" style:font-weight-complex="normal"/>
    </style:style>
    <style:style style:name="P70" style:family="paragraph" style:parent-style-name="Standard">
      <style:text-properties fo:font-weight="normal" officeooo:rsid="009fcf4d" officeooo:paragraph-rsid="00a93762" style:font-weight-asian="normal" style:font-weight-complex="normal"/>
    </style:style>
    <style:style style:name="P71" style:family="paragraph" style:parent-style-name="Standard">
      <style:text-properties fo:font-weight="normal" officeooo:rsid="00aabca5" officeooo:paragraph-rsid="00aabca5" style:font-weight-asian="normal" style:font-weight-complex="normal"/>
    </style:style>
    <style:style style:name="P72" style:family="paragraph" style:parent-style-name="Standard">
      <style:text-properties fo:font-weight="normal" officeooo:rsid="00aabca5" officeooo:paragraph-rsid="00ac6253" style:font-weight-asian="normal" style:font-weight-complex="normal"/>
    </style:style>
    <style:style style:name="P73" style:family="paragraph" style:parent-style-name="Standard">
      <style:text-properties fo:font-weight="normal" officeooo:rsid="00aac96e" officeooo:paragraph-rsid="00aac96e" style:font-weight-asian="normal" style:font-weight-complex="normal"/>
    </style:style>
    <style:style style:name="P74" style:family="paragraph" style:parent-style-name="Standard">
      <style:text-properties fo:font-weight="normal" officeooo:rsid="00ace689" officeooo:paragraph-rsid="00ace689" style:font-weight-asian="normal" style:font-weight-complex="normal"/>
    </style:style>
    <style:style style:name="P75" style:family="paragraph" style:parent-style-name="Standard">
      <style:text-properties fo:font-weight="normal" officeooo:rsid="00ace689" officeooo:paragraph-rsid="00adae8f" style:font-weight-asian="normal" style:font-weight-complex="normal"/>
    </style:style>
    <style:style style:name="P76" style:family="paragraph" style:parent-style-name="Standard">
      <style:text-properties officeooo:rsid="003fa64d" officeooo:paragraph-rsid="00185187"/>
    </style:style>
    <style:style style:name="P77" style:family="paragraph" style:parent-style-name="Standard">
      <style:text-properties officeooo:rsid="0040d855" officeooo:paragraph-rsid="00185187"/>
    </style:style>
    <style:style style:name="P78" style:family="paragraph" style:parent-style-name="Standard">
      <style:text-properties officeooo:paragraph-rsid="00185187"/>
    </style:style>
    <style:style style:name="P79" style:family="paragraph" style:parent-style-name="Standard">
      <style:text-properties officeooo:paragraph-rsid="00222fe7"/>
    </style:style>
    <style:style style:name="P80" style:family="paragraph" style:parent-style-name="Standard">
      <style:text-properties officeooo:rsid="003652bc" officeooo:paragraph-rsid="002514e0"/>
    </style:style>
    <style:style style:name="P81" style:family="paragraph" style:parent-style-name="Standard">
      <style:text-properties officeooo:rsid="004241cc" officeooo:paragraph-rsid="002514e0"/>
    </style:style>
    <style:style style:name="P82" style:family="paragraph" style:parent-style-name="Standard">
      <style:text-properties officeooo:rsid="004241cc" officeooo:paragraph-rsid="002c1dd7"/>
    </style:style>
    <style:style style:name="P83" style:family="paragraph" style:parent-style-name="Standard">
      <style:text-properties officeooo:paragraph-rsid="002514e0"/>
    </style:style>
    <style:style style:name="P84" style:family="paragraph" style:parent-style-name="Standard">
      <style:text-properties officeooo:rsid="0043f9c3" officeooo:paragraph-rsid="002c1dd7"/>
    </style:style>
    <style:style style:name="P85" style:family="paragraph" style:parent-style-name="Standard">
      <style:text-properties officeooo:paragraph-rsid="002c1dd7"/>
    </style:style>
    <style:style style:name="P86" style:family="paragraph" style:parent-style-name="Standard">
      <style:text-properties officeooo:rsid="004840be" officeooo:paragraph-rsid="00314e05"/>
    </style:style>
    <style:style style:name="P87" style:family="paragraph" style:parent-style-name="Standard">
      <style:text-properties officeooo:rsid="004840be" officeooo:paragraph-rsid="00336547"/>
    </style:style>
    <style:style style:name="P88" style:family="paragraph" style:parent-style-name="Standard">
      <style:text-properties officeooo:rsid="004840be" officeooo:paragraph-rsid="003407da"/>
    </style:style>
    <style:style style:name="P89" style:family="paragraph" style:parent-style-name="Standard">
      <style:text-properties officeooo:rsid="004840be" officeooo:paragraph-rsid="007d2fee"/>
    </style:style>
    <style:style style:name="P90" style:family="paragraph" style:parent-style-name="Standard">
      <style:text-properties officeooo:rsid="0049735f" officeooo:paragraph-rsid="00314e05"/>
    </style:style>
    <style:style style:name="P91" style:family="paragraph" style:parent-style-name="Standard">
      <style:text-properties officeooo:paragraph-rsid="003407da"/>
    </style:style>
    <style:style style:name="P92" style:family="paragraph" style:parent-style-name="Standard">
      <style:text-properties fo:color="#355269" officeooo:rsid="004b72b8" officeooo:paragraph-rsid="003407da"/>
    </style:style>
    <style:style style:name="P93" style:family="paragraph" style:parent-style-name="Standard">
      <style:text-properties fo:color="#355269" officeooo:rsid="004b72b8" officeooo:paragraph-rsid="007e6dca"/>
    </style:style>
    <style:style style:name="P94" style:family="paragraph" style:parent-style-name="Standard">
      <style:text-properties fo:color="#355269" officeooo:rsid="001e149c" officeooo:paragraph-rsid="003407da"/>
    </style:style>
    <style:style style:name="P95" style:family="paragraph" style:parent-style-name="Standard">
      <style:text-properties officeooo:rsid="003b4954" officeooo:paragraph-rsid="003b4954"/>
    </style:style>
    <style:style style:name="P96" style:family="paragraph" style:parent-style-name="Standard">
      <style:text-properties officeooo:rsid="0053fcb2" officeooo:paragraph-rsid="003de156"/>
    </style:style>
    <style:style style:name="P97" style:family="paragraph" style:parent-style-name="Standard">
      <style:text-properties officeooo:rsid="0053fcb2" officeooo:paragraph-rsid="003f6177"/>
    </style:style>
    <style:style style:name="P98" style:family="paragraph" style:parent-style-name="Standard">
      <style:text-properties officeooo:rsid="0053fcb2" officeooo:paragraph-rsid="0061f938"/>
    </style:style>
    <style:style style:name="P99" style:family="paragraph" style:parent-style-name="Standard">
      <style:text-properties officeooo:rsid="001d0dd4" officeooo:paragraph-rsid="003de156"/>
    </style:style>
    <style:style style:name="P100" style:family="paragraph" style:parent-style-name="Standard">
      <style:text-properties officeooo:rsid="001d0dd4" officeooo:paragraph-rsid="0061f938"/>
    </style:style>
    <style:style style:name="P101" style:family="paragraph" style:parent-style-name="Standard">
      <style:text-properties officeooo:rsid="0055631b" officeooo:paragraph-rsid="0042b763"/>
    </style:style>
    <style:style style:name="P102" style:family="paragraph" style:parent-style-name="Standard">
      <style:text-properties officeooo:rsid="005847ae" officeooo:paragraph-rsid="0043c281"/>
    </style:style>
    <style:style style:name="P103" style:family="paragraph" style:parent-style-name="Standard">
      <style:text-properties officeooo:paragraph-rsid="00452628"/>
    </style:style>
    <style:style style:name="P104" style:family="paragraph" style:parent-style-name="Standard">
      <style:text-properties officeooo:paragraph-rsid="004d9edc"/>
    </style:style>
    <style:style style:name="P105" style:family="paragraph" style:parent-style-name="Standard">
      <style:text-properties officeooo:paragraph-rsid="0061f938"/>
    </style:style>
    <style:style style:name="P106" style:family="paragraph" style:parent-style-name="Standard">
      <style:text-properties style:text-underline-style="solid" style:text-underline-width="auto" style:text-underline-color="font-color" fo:font-weight="bold" officeooo:rsid="00745a32" officeooo:paragraph-rsid="00745a32" style:font-weight-asian="bold" style:font-weight-complex="bold"/>
    </style:style>
    <style:style style:name="P107" style:family="paragraph" style:parent-style-name="Standard">
      <style:text-properties style:text-underline-style="solid" style:text-underline-width="auto" style:text-underline-color="font-color" officeooo:rsid="00bfed9a" officeooo:paragraph-rsid="00bfed9a"/>
    </style:style>
    <style:style style:name="P108" style:family="paragraph" style:parent-style-name="Standard">
      <style:text-properties style:text-underline-style="none" fo:font-weight="normal" officeooo:rsid="0076f46a" officeooo:paragraph-rsid="0076f46a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77cc01" officeooo:paragraph-rsid="0077cc01" style:font-weight-asian="normal" style:font-weight-complex="normal"/>
    </style:style>
    <style:style style:name="P110" style:family="paragraph" style:parent-style-name="Standard" style:list-style-name="L2">
      <style:text-properties officeooo:paragraph-rsid="00817645"/>
    </style:style>
    <style:style style:name="P111" style:family="paragraph" style:parent-style-name="Standard">
      <style:text-properties officeooo:paragraph-rsid="0089b5b3"/>
    </style:style>
    <style:style style:name="P112" style:family="paragraph" style:parent-style-name="Standard">
      <style:text-properties officeooo:paragraph-rsid="00953321"/>
    </style:style>
    <style:style style:name="P113" style:family="paragraph" style:parent-style-name="Standard">
      <style:text-properties officeooo:paragraph-rsid="009985b2"/>
    </style:style>
    <style:style style:name="P114" style:family="paragraph" style:parent-style-name="Standard">
      <style:text-properties officeooo:paragraph-rsid="00a70113"/>
    </style:style>
    <style:style style:name="P115" style:family="paragraph" style:parent-style-name="Standard">
      <style:text-properties officeooo:rsid="00b0c131" officeooo:paragraph-rsid="00b0c131"/>
    </style:style>
    <style:style style:name="P116" style:family="paragraph" style:parent-style-name="Standard">
      <style:text-properties officeooo:rsid="00b3247a" officeooo:paragraph-rsid="00b3247a"/>
    </style:style>
    <style:style style:name="P117" style:family="paragraph" style:parent-style-name="Standard">
      <style:text-properties officeooo:rsid="00b4a72f" officeooo:paragraph-rsid="00b4a72f"/>
    </style:style>
    <style:style style:name="P118" style:family="paragraph" style:parent-style-name="Standard">
      <style:text-properties officeooo:rsid="00b4a72f" officeooo:paragraph-rsid="00c2d8c5"/>
    </style:style>
    <style:style style:name="P119" style:family="paragraph" style:parent-style-name="Standard">
      <style:text-properties officeooo:paragraph-rsid="00b3247a"/>
    </style:style>
    <style:style style:name="P120" style:family="paragraph" style:parent-style-name="Standard">
      <style:text-properties officeooo:paragraph-rsid="00b4a72f"/>
    </style:style>
    <style:style style:name="P121" style:family="paragraph" style:parent-style-name="Standard">
      <style:text-properties officeooo:rsid="00b76f41" officeooo:paragraph-rsid="00b76f41"/>
    </style:style>
    <style:style style:name="P122" style:family="paragraph" style:parent-style-name="Standard">
      <style:text-properties officeooo:rsid="00b76f41" officeooo:paragraph-rsid="00b900e4"/>
    </style:style>
    <style:style style:name="P123" style:family="paragraph" style:parent-style-name="Standard">
      <style:text-properties officeooo:rsid="00b76f41" officeooo:paragraph-rsid="00cbac61"/>
    </style:style>
    <style:style style:name="P124" style:family="paragraph" style:parent-style-name="Standard">
      <style:text-properties officeooo:rsid="00b76f41" officeooo:paragraph-rsid="00ecbb43"/>
    </style:style>
    <style:style style:name="P125" style:family="paragraph" style:parent-style-name="Standard">
      <style:text-properties officeooo:rsid="00b87df4" officeooo:paragraph-rsid="00b87df4"/>
    </style:style>
    <style:style style:name="P126" style:family="paragraph" style:parent-style-name="Standard">
      <style:text-properties officeooo:paragraph-rsid="00b900e4"/>
    </style:style>
    <style:style style:name="P127" style:family="paragraph" style:parent-style-name="Standard">
      <style:text-properties officeooo:paragraph-rsid="00bba61a"/>
    </style:style>
    <style:style style:name="P128" style:family="paragraph" style:parent-style-name="Standard">
      <style:text-properties officeooo:paragraph-rsid="00bba7c5"/>
    </style:style>
    <style:style style:name="P129" style:family="paragraph" style:parent-style-name="Standard">
      <style:text-properties officeooo:paragraph-rsid="00c2d8c5"/>
    </style:style>
    <style:style style:name="P130" style:family="paragraph" style:parent-style-name="Standard">
      <style:text-properties fo:font-style="normal" style:text-underline-style="solid" style:text-underline-width="auto" style:text-underline-color="font-color" officeooo:rsid="00c456eb" officeooo:paragraph-rsid="00c456eb" style:font-style-asian="normal" style:font-style-complex="normal"/>
    </style:style>
    <style:style style:name="P131" style:family="paragraph" style:parent-style-name="Standard">
      <style:text-properties fo:font-style="normal" style:text-underline-style="none" officeooo:rsid="00b4a72f" officeooo:paragraph-rsid="00c88128" style:font-style-asian="normal" style:font-style-complex="normal"/>
    </style:style>
    <style:style style:name="P132" style:family="paragraph" style:parent-style-name="Standard">
      <style:text-properties fo:font-style="normal" style:text-underline-style="none" officeooo:rsid="00c99a5d" officeooo:paragraph-rsid="00c99a5d" style:font-style-asian="normal" style:font-style-complex="normal"/>
    </style:style>
    <style:style style:name="P133" style:family="paragraph" style:parent-style-name="Standard">
      <style:text-properties fo:font-style="normal" style:text-underline-style="none" officeooo:rsid="00b87df4" officeooo:paragraph-rsid="00cbac61" style:font-style-asian="normal" style:font-style-complex="normal"/>
    </style:style>
    <style:style style:name="P134" style:family="paragraph" style:parent-style-name="Standard">
      <style:text-properties fo:font-style="normal" style:text-underline-style="none" officeooo:rsid="00b87df4" officeooo:paragraph-rsid="00ecbb43" style:font-style-asian="normal" style:font-style-complex="normal"/>
    </style:style>
    <style:style style:name="P135" style:family="paragraph" style:parent-style-name="Standard">
      <style:text-properties fo:font-style="normal" style:text-underline-style="none" officeooo:rsid="00d26a3d" officeooo:paragraph-rsid="00d26a3d" style:font-style-asian="normal" style:font-style-complex="normal"/>
    </style:style>
    <style:style style:name="P136" style:family="paragraph" style:parent-style-name="Standard">
      <style:text-properties fo:font-style="normal" style:text-underline-style="none" officeooo:rsid="00d451d5" officeooo:paragraph-rsid="00d451d5" style:font-style-asian="normal" style:font-style-complex="normal"/>
    </style:style>
    <style:style style:name="P137" style:family="paragraph" style:parent-style-name="Standard">
      <style:text-properties fo:font-style="normal" style:text-underline-style="none" officeooo:rsid="00d6a53d" officeooo:paragraph-rsid="00d6a53d" style:font-style-asian="normal" style:font-style-complex="normal"/>
    </style:style>
    <style:style style:name="P138" style:family="paragraph" style:parent-style-name="Standard">
      <style:text-properties fo:font-style="normal" style:text-underline-style="none" officeooo:rsid="00d7991f" officeooo:paragraph-rsid="00d7991f" style:font-style-asian="normal" style:font-style-complex="normal"/>
    </style:style>
    <style:style style:name="P139" style:family="paragraph" style:parent-style-name="Standard">
      <style:text-properties fo:font-style="normal" style:text-underline-style="none" officeooo:rsid="00dbb5c0" officeooo:paragraph-rsid="00dbb5c0" style:font-style-asian="normal" style:font-style-complex="normal"/>
    </style:style>
    <style:style style:name="P140" style:family="paragraph" style:parent-style-name="Standard">
      <style:text-properties fo:font-style="normal" style:text-underline-style="none" officeooo:rsid="00dcf028" officeooo:paragraph-rsid="00dcf028" style:font-style-asian="normal" style:font-style-complex="normal"/>
    </style:style>
    <style:style style:name="P141" style:family="paragraph" style:parent-style-name="Standard">
      <style:text-properties fo:font-style="normal" style:text-underline-style="none" officeooo:rsid="00de8df1" officeooo:paragraph-rsid="00de8df1" style:font-style-asian="normal" style:font-style-complex="normal"/>
    </style:style>
    <style:style style:name="P142" style:family="paragraph" style:parent-style-name="Standard">
      <style:text-properties fo:font-style="normal" style:text-underline-style="none" officeooo:rsid="00e17cd6" officeooo:paragraph-rsid="00e17cd6" style:font-style-asian="normal" style:font-style-complex="normal"/>
    </style:style>
    <style:style style:name="P143" style:family="paragraph" style:parent-style-name="Standard">
      <style:text-properties fo:font-style="normal" style:text-underline-style="none" fo:font-weight="bold" officeooo:rsid="00ef9022" officeooo:paragraph-rsid="00ef9022" style:font-style-asian="normal" style:font-weight-asian="bold" style:font-style-complex="normal" style:font-weight-complex="bold"/>
    </style:style>
    <style:style style:name="P144" style:family="paragraph" style:parent-style-name="Standard">
      <style:text-properties officeooo:paragraph-rsid="00c88128"/>
    </style:style>
    <style:style style:name="P145" style:family="paragraph" style:parent-style-name="Standard">
      <style:text-properties officeooo:paragraph-rsid="00cbac61"/>
    </style:style>
    <style:style style:name="P146" style:family="paragraph" style:parent-style-name="Standard">
      <style:text-properties officeooo:paragraph-rsid="00cbca7c"/>
    </style:style>
    <style:style style:name="P147" style:family="paragraph" style:parent-style-name="Standard">
      <style:text-properties officeooo:paragraph-rsid="00cdb5c1"/>
    </style:style>
    <style:style style:name="P148" style:family="paragraph" style:parent-style-name="Standard">
      <style:text-properties officeooo:paragraph-rsid="00cf2af4"/>
    </style:style>
    <style:style style:name="P149" style:family="paragraph" style:parent-style-name="Standard">
      <style:text-properties officeooo:rsid="00cf8f5d" officeooo:paragraph-rsid="00cf8f5d"/>
    </style:style>
    <style:style style:name="P150" style:family="paragraph" style:parent-style-name="Standard">
      <style:text-properties officeooo:rsid="00cf8f5d" officeooo:paragraph-rsid="00ecbb43"/>
    </style:style>
    <style:style style:name="P151" style:family="paragraph" style:parent-style-name="Standard">
      <style:text-properties officeooo:paragraph-rsid="00da63f3"/>
    </style:style>
    <style:style style:name="P152" style:family="paragraph" style:parent-style-name="Standard">
      <style:text-properties officeooo:paragraph-rsid="00ecbb43"/>
    </style:style>
    <style:style style:name="P153" style:family="paragraph" style:parent-style-name="Standard">
      <style:text-properties officeooo:rsid="00ef9022" officeooo:paragraph-rsid="00ef9022"/>
    </style:style>
    <style:style style:name="P154" style:family="paragraph" style:parent-style-name="Standard">
      <style:paragraph-properties fo:break-before="page"/>
      <style:text-properties officeooo:rsid="001c3233" officeooo:paragraph-rsid="0004ae20"/>
    </style:style>
    <style:style style:name="P155" style:family="paragraph" style:parent-style-name="Standard">
      <style:paragraph-properties fo:break-before="page"/>
      <style:text-properties officeooo:rsid="0021fd40" officeooo:paragraph-rsid="00072afe"/>
    </style:style>
    <style:style style:name="P156" style:family="paragraph" style:parent-style-name="Standard">
      <style:paragraph-properties fo:break-before="page"/>
      <style:text-properties officeooo:rsid="002d4f92" officeooo:paragraph-rsid="000ae8c3"/>
    </style:style>
    <style:style style:name="P157" style:family="paragraph" style:parent-style-name="Standard">
      <style:paragraph-properties fo:break-before="page"/>
      <style:text-properties fo:font-weight="normal" officeooo:rsid="00222fe7" officeooo:paragraph-rsid="00222fe7" style:font-weight-asian="normal" style:font-weight-complex="normal"/>
    </style:style>
    <style:style style:name="P158" style:family="paragraph" style:parent-style-name="Standard">
      <style:paragraph-properties fo:break-before="page"/>
      <style:text-properties fo:font-weight="normal" officeooo:rsid="00222fe7" officeooo:paragraph-rsid="002c1dd7" style:font-weight-asian="normal" style:font-weight-complex="normal"/>
    </style:style>
    <style:style style:name="P159" style:family="paragraph" style:parent-style-name="Standard">
      <style:paragraph-properties fo:break-before="page"/>
      <style:text-properties fo:font-weight="normal" officeooo:rsid="001c3233" officeooo:paragraph-rsid="003de156" style:font-weight-asian="normal" style:font-weight-complex="normal"/>
    </style:style>
    <style:style style:name="P160" style:family="paragraph" style:parent-style-name="Standard">
      <style:paragraph-properties fo:break-before="page"/>
      <style:text-properties fo:font-weight="normal" officeooo:rsid="0043c281" officeooo:paragraph-rsid="0043c281" style:font-weight-asian="normal" style:font-weight-complex="normal"/>
    </style:style>
    <style:style style:name="P161" style:family="paragraph" style:parent-style-name="Standard">
      <style:paragraph-properties fo:break-before="page"/>
      <style:text-properties fo:font-weight="normal" officeooo:rsid="009fcf4d" officeooo:paragraph-rsid="009fcf4d" style:font-weight-asian="normal" style:font-weight-complex="normal"/>
    </style:style>
    <style:style style:name="P162" style:family="paragraph" style:parent-style-name="Standard">
      <style:paragraph-properties fo:break-before="page"/>
      <style:text-properties fo:font-weight="normal" officeooo:rsid="00aabca5" officeooo:paragraph-rsid="00aabca5" style:font-weight-asian="normal" style:font-weight-complex="normal"/>
    </style:style>
    <style:style style:name="P163" style:family="paragraph" style:parent-style-name="Standard">
      <style:paragraph-properties fo:break-before="page"/>
      <style:text-properties fo:font-weight="normal" officeooo:rsid="00ace689" officeooo:paragraph-rsid="00ace689" style:font-weight-asian="normal" style:font-weight-complex="normal"/>
    </style:style>
    <style:style style:name="P164" style:family="paragraph" style:parent-style-name="Standard">
      <style:paragraph-properties fo:break-before="page"/>
      <style:text-properties fo:font-weight="bold" officeooo:rsid="004241cc" officeooo:paragraph-rsid="002f6f52" style:font-weight-asian="bold" style:font-weight-complex="bold"/>
    </style:style>
    <style:style style:name="P165" style:family="paragraph" style:parent-style-name="Standard">
      <style:paragraph-properties fo:break-before="page"/>
      <style:text-properties officeooo:paragraph-rsid="0061f938"/>
    </style:style>
    <style:style style:name="P166" style:family="paragraph" style:parent-style-name="Standard">
      <style:paragraph-properties fo:break-before="page"/>
      <style:text-properties officeooo:paragraph-rsid="00817645"/>
    </style:style>
    <style:style style:name="P167" style:family="paragraph" style:parent-style-name="Standard">
      <style:paragraph-properties fo:break-before="page"/>
      <style:text-properties officeooo:rsid="00c1cfcb" officeooo:paragraph-rsid="00c1cfcb"/>
    </style:style>
    <style:style style:name="P168" style:family="paragraph" style:parent-style-name="Standard">
      <style:paragraph-properties fo:break-before="page"/>
      <style:text-properties fo:font-style="normal" style:text-underline-style="none" officeooo:rsid="00b87df4" officeooo:paragraph-rsid="00cbac61" style:font-style-asian="normal" style:font-style-complex="normal"/>
    </style:style>
    <style:style style:name="P169" style:family="paragraph" style:parent-style-name="Text_20_body">
      <style:text-properties officeooo:paragraph-rsid="00530a16"/>
    </style:style>
    <style:style style:name="P170" style:family="paragraph" style:parent-style-name="Text_20_body">
      <style:text-properties officeooo:rsid="0065302a" officeooo:paragraph-rsid="0065302a"/>
    </style:style>
    <style:style style:name="P171" style:family="paragraph" style:parent-style-name="Text_20_body">
      <style:text-properties officeooo:rsid="00b04d04" officeooo:paragraph-rsid="00b04d04"/>
    </style:style>
    <style:style style:name="P172" style:family="paragraph" style:parent-style-name="Text_20_body" style:list-style-name="L1">
      <loext:graphic-properties draw:fill="solid" draw:fill-color="#f8f8f8" draw:opacity="100%"/>
      <style:paragraph-properties fo:margin-top="0in" fo:margin-bottom="0in" loext:contextual-spacing="false" style:line-height-at-least="0.1354in" fo:orphans="2" fo:widows="2" fo:background-color="#f8f8f8" fo:padding="0in" fo:border="none"/>
      <style:text-properties fo:font-variant="normal" fo:text-transform="none" fo:color="#008000" style:font-name="monospace" fo:font-size="9pt" fo:letter-spacing="normal" fo:font-style="normal" fo:font-weight="normal" officeooo:rsid="0043c281" officeooo:paragraph-rsid="00530a16" style:font-weight-asian="normal" style:font-weight-complex="normal"/>
    </style:style>
    <style:style style:name="P173" style:family="paragraph" style:parent-style-name="Text_20_body" style:list-style-name="L1">
      <loext:graphic-properties draw:fill="solid" draw:fill-color="#f8f8f8" draw:opacity="100%"/>
      <style:paragraph-properties fo:margin-top="0in" fo:margin-bottom="0in" loext:contextual-spacing="false" style:line-height-at-least="0.1354in" fo:orphans="2" fo:widows="2" fo:background-color="#f8f8f8" fo:padding="0in" fo:border="none"/>
      <style:text-properties fo:font-variant="normal" fo:text-transform="none" fo:color="#008000" style:font-name="monospace" fo:font-size="9pt" fo:letter-spacing="normal" fo:font-style="normal" fo:font-weight="normal" officeooo:paragraph-rsid="00530a16"/>
    </style:style>
    <style:style style:name="P174" style:family="paragraph" style:parent-style-name="Text_20_body" style:list-style-name="L2">
      <loext:graphic-properties draw:fill="solid" draw:fill-color="#f8f8f8" draw:opacity="100%"/>
      <style:paragraph-properties fo:margin-top="0in" fo:margin-bottom="0in" loext:contextual-spacing="false" style:line-height-at-least="0.1354in" fo:orphans="2" fo:widows="2" fo:background-color="#f8f8f8" fo:padding="0in" fo:border="none"/>
      <style:text-properties fo:font-variant="normal" fo:text-transform="none" fo:color="#008000" style:font-name="monospace" fo:font-size="9pt" fo:letter-spacing="normal" fo:font-style="normal" fo:font-weight="normal" officeooo:paragraph-rsid="00549837"/>
    </style:style>
    <style:style style:name="P175" style:family="paragraph" style:parent-style-name="Text_20_body" style:list-style-name="L2">
      <loext:graphic-properties draw:fill="solid" draw:fill-color="#f8f8f8" draw:opacity="100%"/>
      <style:paragraph-properties fo:margin-top="0in" fo:margin-bottom="0in" loext:contextual-spacing="false" style:line-height-at-least="0.1354in" fo:orphans="2" fo:widows="2" fo:background-color="#f8f8f8" fo:padding="0in" fo:border="none"/>
      <style:text-properties fo:font-variant="normal" fo:text-transform="none" fo:color="#008000" style:font-name="monospace" fo:font-size="9pt" fo:letter-spacing="normal" fo:font-style="normal" fo:font-weight="normal" officeooo:paragraph-rsid="00810431"/>
    </style:style>
    <style:style style:name="P176" style:family="paragraph" style:parent-style-name="Text_20_body" style:list-style-name="L1">
      <loext:graphic-properties draw:fill="solid" draw:fill-color="#f8f8f8" draw:opacity="100%"/>
      <style:paragraph-properties fo:margin-top="0in" fo:margin-bottom="0in" loext:contextual-spacing="false" style:line-height-at-least="0.2083in" fo:orphans="2" fo:widows="2" fo:background-color="#f8f8f8" fo:padding="0in" fo:border="none"/>
      <style:text-properties fo:font-variant="normal" fo:text-transform="none" fo:color="#000066" fo:letter-spacing="normal" officeooo:paragraph-rsid="00530a16"/>
    </style:style>
    <style:style style:name="P177" style:family="paragraph" style:parent-style-name="Text_20_body" style:list-style-name="L2">
      <loext:graphic-properties draw:fill="solid" draw:fill-color="#f8f8f8" draw:opacity="100%"/>
      <style:paragraph-properties fo:margin-top="0in" fo:margin-bottom="0in" loext:contextual-spacing="false" style:line-height-at-least="0.2083in" fo:orphans="2" fo:widows="2" fo:background-color="#f8f8f8" fo:padding="0in" fo:border="none"/>
      <style:text-properties fo:font-variant="normal" fo:text-transform="none" fo:color="#000066" fo:letter-spacing="normal" officeooo:paragraph-rsid="00549837"/>
    </style:style>
    <style:style style:name="P178" style:family="paragraph" style:parent-style-name="Text_20_body" style:list-style-name="L1">
      <loext:graphic-properties draw:fill="solid" draw:fill-color="#f8f8f8" draw:opacity="100%"/>
      <style:paragraph-properties fo:margin-top="0in" fo:margin-bottom="0in" loext:contextual-spacing="false" style:line-height-at-least="0.1354in" fo:orphans="2" fo:widows="2" fo:background-color="#f8f8f8" fo:padding="0in" fo:border="none"/>
      <style:text-properties fo:font-variant="normal" fo:text-transform="none" fo:color="#000066" style:font-name="monospace" fo:font-size="9pt" fo:letter-spacing="normal" fo:font-style="normal" fo:font-weight="normal" officeooo:paragraph-rsid="00530a16"/>
    </style:style>
    <style:style style:name="P179" style:family="paragraph" style:parent-style-name="Text_20_body" style:list-style-name="L2">
      <loext:graphic-properties draw:fill="solid" draw:fill-color="#f8f8f8" draw:opacity="100%"/>
      <style:paragraph-properties fo:margin-top="0in" fo:margin-bottom="0in" loext:contextual-spacing="false" style:line-height-at-least="0.1354in" fo:orphans="2" fo:widows="2" fo:background-color="#f8f8f8" fo:padding="0in" fo:border="none"/>
      <style:text-properties fo:font-variant="normal" fo:text-transform="none" fo:color="#000066" style:font-name="monospace" fo:font-size="9pt" fo:letter-spacing="normal" fo:font-style="normal" fo:font-weight="normal" officeooo:paragraph-rsid="00549837"/>
    </style:style>
    <style:style style:name="P180" style:family="paragraph" style:parent-style-name="Text_20_body" style:list-style-name="L1">
      <loext:graphic-properties draw:fill="solid" draw:fill-color="#f8f8f8" draw:opacity="100%"/>
      <style:paragraph-properties fo:margin-top="0in" fo:margin-bottom="0in" loext:contextual-spacing="false" style:line-height-at-least="0.1354in" fo:orphans="2" fo:widows="2" fo:background-color="#f8f8f8" fo:padding="0in" fo:border="none"/>
      <style:text-properties fo:font-variant="normal" fo:text-transform="none" fo:color="#339900" style:font-name="monospace" fo:font-size="9pt" fo:letter-spacing="normal" fo:font-style="normal" fo:font-weight="normal" officeooo:paragraph-rsid="00530a16"/>
    </style:style>
    <style:style style:name="P181" style:family="paragraph" style:parent-style-name="Text_20_body" style:list-style-name="L2">
      <loext:graphic-properties draw:fill="solid" draw:fill-color="#f8f8f8" draw:opacity="100%"/>
      <style:paragraph-properties fo:margin-top="0in" fo:margin-bottom="0in" loext:contextual-spacing="false" style:line-height-at-least="0.1354in" fo:orphans="2" fo:widows="2" fo:background-color="#f8f8f8" fo:padding="0in" fo:border="none"/>
      <style:text-properties fo:font-variant="normal" fo:text-transform="none" fo:color="#339900" style:font-name="monospace" fo:font-size="9pt" fo:letter-spacing="normal" fo:font-style="normal" fo:font-weight="normal" officeooo:paragraph-rsid="00549837"/>
    </style:style>
    <style:style style:name="T1" style:family="text">
      <style:text-properties officeooo:rsid="001d0dd4"/>
    </style:style>
    <style:style style:name="T2" style:family="text">
      <style:text-properties officeooo:rsid="001eef89"/>
    </style:style>
    <style:style style:name="T3" style:family="text">
      <style:text-properties officeooo:rsid="001c3233"/>
    </style:style>
    <style:style style:name="T4" style:family="text">
      <style:text-properties officeooo:rsid="0004ae20"/>
    </style:style>
    <style:style style:name="T5" style:family="text">
      <style:text-properties officeooo:rsid="0006454e"/>
    </style:style>
    <style:style style:name="T6" style:family="text">
      <style:text-properties officeooo:rsid="00209936"/>
    </style:style>
    <style:style style:name="T7" style:family="text">
      <style:text-properties officeooo:rsid="001e63b8"/>
    </style:style>
    <style:style style:name="T8" style:family="text">
      <style:text-properties officeooo:rsid="0021fd40"/>
    </style:style>
    <style:style style:name="T9" style:family="text">
      <style:text-properties officeooo:rsid="00072afe"/>
    </style:style>
    <style:style style:name="T10" style:family="text">
      <style:text-properties officeooo:rsid="001e149c"/>
    </style:style>
    <style:style style:name="T11" style:family="text">
      <style:text-properties officeooo:rsid="0023a6bd"/>
    </style:style>
    <style:style style:name="T12" style:family="text">
      <style:text-properties officeooo:rsid="002584b9"/>
    </style:style>
    <style:style style:name="T13" style:family="text">
      <style:text-properties officeooo:rsid="0026861e"/>
    </style:style>
    <style:style style:name="T14" style:family="text">
      <style:text-properties officeooo:rsid="0026fa3f"/>
    </style:style>
    <style:style style:name="T15" style:family="text">
      <style:text-properties officeooo:rsid="0028955a"/>
    </style:style>
    <style:style style:name="T16" style:family="text">
      <style:text-properties officeooo:rsid="0027c7dc"/>
    </style:style>
    <style:style style:name="T17" style:family="text">
      <style:text-properties officeooo:rsid="002a7762"/>
    </style:style>
    <style:style style:name="T18" style:family="text">
      <style:text-properties officeooo:rsid="002b9c71"/>
    </style:style>
    <style:style style:name="T19" style:family="text">
      <style:text-properties officeooo:rsid="0033d2d8"/>
    </style:style>
    <style:style style:name="T20" style:family="text">
      <style:text-properties officeooo:rsid="0009684d"/>
    </style:style>
    <style:style style:name="T21" style:family="text">
      <style:text-properties officeooo:rsid="002c529c"/>
    </style:style>
    <style:style style:name="T22" style:family="text">
      <style:text-properties officeooo:rsid="002d2ba9"/>
    </style:style>
    <style:style style:name="T23" style:family="text">
      <style:text-properties officeooo:rsid="002f4f24"/>
    </style:style>
    <style:style style:name="T24" style:family="text">
      <style:text-properties officeooo:rsid="002f7b2e"/>
    </style:style>
    <style:style style:name="T25" style:family="text">
      <style:text-properties officeooo:rsid="002d4f92"/>
    </style:style>
    <style:style style:name="T26" style:family="text">
      <style:text-properties officeooo:rsid="00322ebf"/>
    </style:style>
    <style:style style:name="T27" style:family="text">
      <style:text-properties officeooo:rsid="0033f70b"/>
    </style:style>
    <style:style style:name="T28" style:family="text">
      <style:text-properties officeooo:rsid="000c3651"/>
    </style:style>
    <style:style style:name="T29" style:family="text">
      <style:text-properties officeooo:rsid="000cbd71"/>
    </style:style>
    <style:style style:name="T30" style:family="text">
      <style:text-properties officeooo:rsid="000d2051"/>
    </style:style>
    <style:style style:name="T31" style:family="text">
      <style:text-properties officeooo:rsid="000eaef3"/>
    </style:style>
    <style:style style:name="T32" style:family="text">
      <style:text-properties officeooo:rsid="0010001c"/>
    </style:style>
    <style:style style:name="T33" style:family="text">
      <style:text-properties officeooo:rsid="0011a775"/>
    </style:style>
    <style:style style:name="T34" style:family="text">
      <style:text-properties officeooo:rsid="001389df"/>
    </style:style>
    <style:style style:name="T35" style:family="text">
      <style:text-properties officeooo:rsid="0034f575"/>
    </style:style>
    <style:style style:name="T36" style:family="text">
      <style:text-properties officeooo:rsid="00391bad"/>
    </style:style>
    <style:style style:name="T37" style:family="text">
      <style:text-properties officeooo:rsid="003b4b0f"/>
    </style:style>
    <style:style style:name="T38" style:family="text">
      <style:text-properties officeooo:rsid="0037bb84"/>
    </style:style>
    <style:style style:name="T39" style:family="text">
      <style:text-properties officeooo:rsid="003c9790"/>
    </style:style>
    <style:style style:name="T40" style:family="text">
      <style:text-properties officeooo:rsid="003652bc"/>
    </style:style>
    <style:style style:name="T41" style:family="text">
      <style:text-properties officeooo:rsid="003fa64d"/>
    </style:style>
    <style:style style:name="T42" style:family="text">
      <style:text-properties officeooo:rsid="00354a9f"/>
    </style:style>
    <style:style style:name="T43" style:family="text">
      <style:text-properties officeooo:rsid="0038b5bf"/>
    </style:style>
    <style:style style:name="T44" style:family="text">
      <style:text-properties officeooo:rsid="00185187"/>
    </style:style>
    <style:style style:name="T45" style:family="text">
      <style:text-properties officeooo:rsid="00198083"/>
    </style:style>
    <style:style style:name="T46" style:family="text">
      <style:text-properties officeooo:rsid="001b3d61"/>
    </style:style>
    <style:style style:name="T47" style:family="text">
      <style:text-properties officeooo:rsid="001cdf14"/>
    </style:style>
    <style:style style:name="T48" style:family="text">
      <style:text-properties officeooo:rsid="001da7b9"/>
    </style:style>
    <style:style style:name="T49" style:family="text">
      <style:text-properties officeooo:rsid="001e17cf"/>
    </style:style>
    <style:style style:name="T50" style:family="text">
      <style:text-properties officeooo:rsid="001eb5f0"/>
    </style:style>
    <style:style style:name="T51" style:family="text">
      <style:text-properties officeooo:rsid="0020847d"/>
    </style:style>
    <style:style style:name="T52" style:family="text">
      <style:text-properties officeooo:rsid="002208c8"/>
    </style:style>
    <style:style style:name="T53" style:family="text">
      <style:text-properties officeooo:rsid="00220dd0"/>
    </style:style>
    <style:style style:name="T54" style:family="text">
      <style:text-properties officeooo:rsid="00222fe7"/>
    </style:style>
    <style:style style:name="T55" style:family="text">
      <style:text-properties fo:font-weight="normal" officeooo:rsid="00222fe7" style:font-weight-asian="normal" style:font-weight-complex="normal"/>
    </style:style>
    <style:style style:name="T56" style:family="text">
      <style:text-properties fo:font-weight="normal" officeooo:rsid="004241cc" style:font-weight-asian="normal" style:font-weight-complex="normal"/>
    </style:style>
    <style:style style:name="T57" style:family="text">
      <style:text-properties fo:font-weight="normal" officeooo:rsid="002c1dd7" style:font-weight-asian="normal" style:font-weight-complex="normal"/>
    </style:style>
    <style:style style:name="T58" style:family="text">
      <style:text-properties fo:font-weight="normal" officeooo:rsid="002c25c1" style:font-weight-asian="normal" style:font-weight-complex="normal"/>
    </style:style>
    <style:style style:name="T59" style:family="text">
      <style:text-properties fo:font-weight="normal" officeooo:rsid="0043c281" style:font-weight-asian="normal" style:font-weight-complex="normal"/>
    </style:style>
    <style:style style:name="T60" style:family="text">
      <style:text-properties fo:font-weight="normal" officeooo:rsid="0049fd52" style:font-weight-asian="normal" style:font-weight-complex="normal"/>
    </style:style>
    <style:style style:name="T61" style:family="text">
      <style:text-properties fo:font-weight="normal" officeooo:rsid="004d9edc" style:font-weight-asian="normal" style:font-weight-complex="normal"/>
    </style:style>
    <style:style style:name="T62" style:family="text">
      <style:text-properties fo:font-weight="normal" officeooo:rsid="00831817" style:font-weight-asian="normal" style:font-weight-complex="normal"/>
    </style:style>
    <style:style style:name="T63" style:family="text">
      <style:text-properties fo:font-weight="normal" officeooo:rsid="0084d1cb" style:font-weight-asian="normal" style:font-weight-complex="normal"/>
    </style:style>
    <style:style style:name="T64" style:family="text">
      <style:text-properties fo:font-weight="normal" officeooo:rsid="00861d65" style:font-weight-asian="normal" style:font-weight-complex="normal"/>
    </style:style>
    <style:style style:name="T65" style:family="text">
      <style:text-properties fo:font-weight="normal" officeooo:rsid="00929e09" style:font-weight-asian="normal" style:font-weight-complex="normal"/>
    </style:style>
    <style:style style:name="T66" style:family="text">
      <style:text-properties fo:font-weight="normal" officeooo:rsid="0091e4f5" style:font-weight-asian="normal" style:font-weight-complex="normal"/>
    </style:style>
    <style:style style:name="T67" style:family="text">
      <style:text-properties fo:font-weight="normal" officeooo:rsid="00876d25" style:font-weight-asian="normal" style:font-weight-complex="normal"/>
    </style:style>
    <style:style style:name="T68" style:family="text">
      <style:text-properties fo:font-weight="normal" officeooo:rsid="0087009f" style:font-weight-asian="normal" style:font-weight-complex="normal"/>
    </style:style>
    <style:style style:name="T69" style:family="text">
      <style:text-properties fo:font-weight="normal" officeooo:rsid="008a4db5" style:font-weight-asian="normal" style:font-weight-complex="normal"/>
    </style:style>
    <style:style style:name="T70" style:family="text">
      <style:text-properties fo:font-weight="normal" officeooo:rsid="0087d6cf" style:font-weight-asian="normal" style:font-weight-complex="normal"/>
    </style:style>
    <style:style style:name="T71" style:family="text">
      <style:text-properties fo:font-weight="normal" officeooo:rsid="008c1be6" style:font-weight-asian="normal" style:font-weight-complex="normal"/>
    </style:style>
    <style:style style:name="T72" style:family="text">
      <style:text-properties fo:font-weight="normal" officeooo:rsid="008eb34c" style:font-weight-asian="normal" style:font-weight-complex="normal"/>
    </style:style>
    <style:style style:name="T73" style:family="text">
      <style:text-properties fo:font-weight="normal" officeooo:rsid="009012c2" style:font-weight-asian="normal" style:font-weight-complex="normal"/>
    </style:style>
    <style:style style:name="T74" style:family="text">
      <style:text-properties fo:font-weight="normal" officeooo:rsid="0093c75c" style:font-weight-asian="normal" style:font-weight-complex="normal"/>
    </style:style>
    <style:style style:name="T75" style:family="text">
      <style:text-properties fo:font-weight="normal" officeooo:rsid="008f285e" style:font-weight-asian="normal" style:font-weight-complex="normal"/>
    </style:style>
    <style:style style:name="T76" style:family="text">
      <style:text-properties fo:font-weight="normal" officeooo:rsid="008fce40" style:font-weight-asian="normal" style:font-weight-complex="normal"/>
    </style:style>
    <style:style style:name="T77" style:family="text">
      <style:text-properties fo:font-weight="normal" officeooo:rsid="009985b2" style:font-weight-asian="normal" style:font-weight-complex="normal"/>
    </style:style>
    <style:style style:name="T78" style:family="text">
      <style:text-properties fo:font-weight="normal" officeooo:rsid="009fcf4d" style:font-weight-asian="normal" style:font-weight-complex="normal"/>
    </style:style>
    <style:style style:name="T79" style:family="text">
      <style:text-properties fo:font-weight="normal" officeooo:rsid="00a70113" style:font-weight-asian="normal" style:font-weight-complex="normal"/>
    </style:style>
    <style:style style:name="T80" style:family="text">
      <style:text-properties fo:font-weight="normal" officeooo:rsid="00aa4a72" style:font-weight-asian="normal" style:font-weight-complex="normal"/>
    </style:style>
    <style:style style:name="T81" style:family="text">
      <style:text-properties officeooo:rsid="00225f5e"/>
    </style:style>
    <style:style style:name="T82" style:family="text">
      <style:text-properties officeooo:rsid="003eeb49"/>
    </style:style>
    <style:style style:name="T83" style:family="text">
      <style:text-properties officeooo:rsid="004241cc"/>
    </style:style>
    <style:style style:name="T84" style:family="text">
      <style:text-properties officeooo:rsid="0043f9c3"/>
    </style:style>
    <style:style style:name="T85" style:family="text">
      <style:text-properties officeooo:rsid="003e0f47"/>
    </style:style>
    <style:style style:name="T86" style:family="text">
      <style:text-properties officeooo:rsid="00269918"/>
    </style:style>
    <style:style style:name="T87" style:family="text">
      <style:text-properties officeooo:rsid="00289a0a"/>
    </style:style>
    <style:style style:name="T88" style:family="text">
      <style:text-properties officeooo:rsid="0044791e"/>
    </style:style>
    <style:style style:name="T89" style:family="text">
      <style:text-properties officeooo:rsid="002c1dd7"/>
    </style:style>
    <style:style style:name="T90" style:family="text">
      <style:text-properties officeooo:rsid="002c25c1"/>
    </style:style>
    <style:style style:name="T91" style:family="text">
      <style:text-properties officeooo:rsid="002de3a4"/>
    </style:style>
    <style:style style:name="T92" style:family="text">
      <style:text-properties officeooo:rsid="002f6f52"/>
    </style:style>
    <style:style style:name="T93" style:family="text">
      <style:text-properties officeooo:rsid="0030dd6d"/>
    </style:style>
    <style:style style:name="T94" style:family="text">
      <style:text-properties officeooo:rsid="00314e05"/>
    </style:style>
    <style:style style:name="T95" style:family="text">
      <style:text-properties officeooo:rsid="0049735f"/>
    </style:style>
    <style:style style:name="T96" style:family="text">
      <style:text-properties officeooo:rsid="0032e56b"/>
    </style:style>
    <style:style style:name="T97" style:family="text">
      <style:text-properties officeooo:rsid="0032eaad"/>
    </style:style>
    <style:style style:name="T98" style:family="text">
      <style:text-properties officeooo:rsid="0033031e"/>
    </style:style>
    <style:style style:name="T99" style:family="text">
      <style:text-properties officeooo:rsid="004ac80a"/>
    </style:style>
    <style:style style:name="T100" style:family="text">
      <style:text-properties officeooo:rsid="004db384"/>
    </style:style>
    <style:style style:name="T101" style:family="text">
      <style:text-properties officeooo:rsid="004b72b8"/>
    </style:style>
    <style:style style:name="T102" style:family="text">
      <style:text-properties officeooo:rsid="005081fc"/>
    </style:style>
    <style:style style:name="T103" style:family="text">
      <style:text-properties officeooo:rsid="004bec38"/>
    </style:style>
    <style:style style:name="T104" style:family="text">
      <style:text-properties officeooo:rsid="004ca3c0"/>
    </style:style>
    <style:style style:name="T105" style:family="text">
      <style:text-properties officeooo:rsid="005257d3"/>
    </style:style>
    <style:style style:name="T106" style:family="text">
      <style:text-properties officeooo:rsid="0034a2af"/>
    </style:style>
    <style:style style:name="T107" style:family="text">
      <style:text-properties officeooo:rsid="00363e75"/>
    </style:style>
    <style:style style:name="T108" style:family="text">
      <style:text-properties officeooo:rsid="00386b6d"/>
    </style:style>
    <style:style style:name="T109" style:family="text">
      <style:text-properties fo:color="#ff0000"/>
    </style:style>
    <style:style style:name="T110" style:family="text">
      <style:text-properties fo:color="#ff0000" fo:font-weight="bold" style:font-weight-asian="bold" style:font-weight-complex="bold"/>
    </style:style>
    <style:style style:name="T111" style:family="text">
      <style:text-properties fo:color="#ff0000" fo:font-weight="bold" officeooo:rsid="0067212e" style:font-weight-asian="bold" style:font-weight-complex="bold"/>
    </style:style>
    <style:style style:name="T112" style:family="text">
      <style:text-properties fo:color="#ff0000" fo:font-weight="bold" officeooo:rsid="0068f117" style:font-weight-asian="bold" style:font-weight-complex="bold"/>
    </style:style>
    <style:style style:name="T113" style:family="text">
      <style:text-properties fo:color="#ff0000" fo:font-weight="bold" officeooo:rsid="0072d1dd" style:font-weight-asian="bold" style:font-weight-complex="bold"/>
    </style:style>
    <style:style style:name="T114" style:family="text">
      <style:text-properties fo:color="#355269" officeooo:rsid="004b72b8"/>
    </style:style>
    <style:style style:name="T115" style:family="text">
      <style:text-properties fo:color="#355269" officeooo:rsid="0034a2af"/>
    </style:style>
    <style:style style:name="T116" style:family="text">
      <style:text-properties officeooo:rsid="0038bed5"/>
    </style:style>
    <style:style style:name="T117" style:family="text">
      <style:text-properties officeooo:rsid="003a5b29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officeooo:rsid="0057a69b" style:font-weight-asian="bold" style:font-weight-complex="bold"/>
    </style:style>
    <style:style style:name="T120" style:family="text">
      <style:text-properties fo:font-weight="bold" officeooo:rsid="005847ae" style:font-weight-asian="bold" style:font-weight-complex="bold"/>
    </style:style>
    <style:style style:name="T121" style:family="text">
      <style:text-properties fo:font-weight="bold" officeooo:rsid="005a8983" style:font-weight-asian="bold" style:font-weight-complex="bold"/>
    </style:style>
    <style:style style:name="T122" style:family="text">
      <style:text-properties fo:font-weight="bold" officeooo:rsid="0058647a" style:font-weight-asian="bold" style:font-weight-complex="bold"/>
    </style:style>
    <style:style style:name="T123" style:family="text">
      <style:text-properties fo:font-weight="bold" officeooo:rsid="0053fcb2" style:font-weight-asian="bold" style:font-weight-complex="bold"/>
    </style:style>
    <style:style style:name="T124" style:family="text">
      <style:text-properties fo:font-weight="bold" officeooo:rsid="001c3233" style:font-weight-asian="bold" style:font-weight-complex="bold"/>
    </style:style>
    <style:style style:name="T125" style:family="text">
      <style:text-properties fo:font-weight="bold" officeooo:rsid="0067212e" style:font-weight-asian="bold" style:font-weight-complex="bold"/>
    </style:style>
    <style:style style:name="T126" style:family="text">
      <style:text-properties fo:font-weight="bold" officeooo:rsid="0068f117" style:font-weight-asian="bold" style:font-weight-complex="bold"/>
    </style:style>
    <style:style style:name="T127" style:family="text">
      <style:text-properties fo:font-weight="bold" officeooo:rsid="0065302a" style:font-weight-asian="bold" style:font-weight-complex="bold"/>
    </style:style>
    <style:style style:name="T128" style:family="text">
      <style:text-properties fo:font-weight="bold" officeooo:rsid="0066e54f" style:font-weight-asian="bold" style:font-weight-complex="bold"/>
    </style:style>
    <style:style style:name="T129" style:family="text">
      <style:text-properties fo:font-weight="bold" officeooo:rsid="006e46be" style:font-weight-asian="bold" style:font-weight-complex="bold"/>
    </style:style>
    <style:style style:name="T130" style:family="text">
      <style:text-properties fo:font-weight="bold" officeooo:rsid="006fddf3" style:font-weight-asian="bold" style:font-weight-complex="bold"/>
    </style:style>
    <style:style style:name="T131" style:family="text">
      <style:text-properties fo:font-weight="bold" officeooo:rsid="001d0dd4" style:font-weight-asian="bold" style:font-weight-complex="bold"/>
    </style:style>
    <style:style style:name="T132" style:family="text">
      <style:text-properties fo:font-weight="bold" officeooo:rsid="00d6b564" style:font-weight-asian="bold" style:font-weight-complex="bold"/>
    </style:style>
    <style:style style:name="T133" style:family="text">
      <style:text-properties fo:font-style="normal" style:text-underline-style="none" style:font-style-asian="normal" style:font-style-complex="normal"/>
    </style:style>
    <style:style style:name="T134" style:family="text">
      <style:text-properties fo:font-style="normal" style:text-underline-style="none" officeooo:rsid="001e149c" style:font-style-asian="normal" style:font-style-complex="normal"/>
    </style:style>
    <style:style style:name="T135" style:family="text">
      <style:text-properties fo:font-style="normal" style:text-underline-style="none" officeooo:rsid="001eef89" style:font-style-asian="normal" style:font-style-complex="normal"/>
    </style:style>
    <style:style style:name="T136" style:family="text">
      <style:text-properties fo:font-style="normal" style:text-underline-style="none" officeooo:rsid="003a5b29" style:font-style-asian="normal" style:font-style-complex="normal"/>
    </style:style>
    <style:style style:name="T137" style:family="text">
      <style:text-properties fo:font-style="normal" style:text-underline-style="none" officeooo:rsid="00da63f3" style:font-style-asian="normal" style:font-style-complex="normal"/>
    </style:style>
    <style:style style:name="T138" style:family="text">
      <style:text-properties fo:font-style="normal" style:text-underline-style="none" officeooo:rsid="00e40387" style:font-style-asian="normal" style:font-style-complex="normal"/>
    </style:style>
    <style:style style:name="T139" style:family="text">
      <style:text-properties officeooo:rsid="0058647a"/>
    </style:style>
    <style:style style:name="T140" style:family="text">
      <style:text-properties officeooo:rsid="0057a69b"/>
    </style:style>
    <style:style style:name="T141" style:family="text">
      <style:text-properties officeooo:rsid="0053fcb2"/>
    </style:style>
    <style:style style:name="T142" style:family="text">
      <style:text-properties officeooo:rsid="003de156"/>
    </style:style>
    <style:style style:name="T143" style:family="text">
      <style:text-properties officeooo:rsid="003f6177"/>
    </style:style>
    <style:style style:name="T144" style:family="text">
      <style:text-properties officeooo:rsid="003fb4c0"/>
    </style:style>
    <style:style style:name="T145" style:family="text">
      <style:text-properties officeooo:rsid="0041148a"/>
    </style:style>
    <style:style style:name="T146" style:family="text">
      <style:text-properties officeooo:rsid="00418b90"/>
    </style:style>
    <style:style style:name="T147" style:family="text">
      <style:text-properties officeooo:rsid="0042b763"/>
    </style:style>
    <style:style style:name="T148" style:family="text">
      <style:text-properties officeooo:rsid="00452628"/>
    </style:style>
    <style:style style:name="T149" style:family="text">
      <style:text-properties officeooo:rsid="00464b6e"/>
    </style:style>
    <style:style style:name="T150" style:family="text">
      <style:text-properties officeooo:rsid="0047641b"/>
    </style:style>
    <style:style style:name="T151" style:family="text">
      <style:text-properties officeooo:rsid="00481c0b"/>
    </style:style>
    <style:style style:name="T152" style:family="text">
      <style:text-properties officeooo:rsid="0049fd52"/>
    </style:style>
    <style:style style:name="T153" style:family="text">
      <style:text-properties officeooo:rsid="004b7e22"/>
    </style:style>
    <style:style style:name="T154" style:family="text">
      <style:text-properties officeooo:rsid="004c3c10"/>
    </style:style>
    <style:style style:name="T155" style:family="text">
      <style:text-properties style:text-underline-style="solid" style:text-underline-width="auto" style:text-underline-color="font-color"/>
    </style:style>
    <style:style style:name="T156" style:family="text">
      <style:text-properties style:text-underline-style="solid" style:text-underline-width="auto" style:text-underline-color="font-color" fo:font-weight="normal" officeooo:rsid="004d9edc" style:font-weight-asian="normal" style:font-weight-complex="normal"/>
    </style:style>
    <style:style style:name="T157" style:family="text">
      <style:text-properties style:text-underline-style="solid" style:text-underline-width="auto" style:text-underline-color="font-color" fo:font-weight="normal" officeooo:rsid="005ae994" style:font-weight-asian="normal" style:font-weight-complex="normal"/>
    </style:style>
    <style:style style:name="T158" style:family="text">
      <style:text-properties officeooo:rsid="004f47ff"/>
    </style:style>
    <style:style style:name="T159" style:family="text">
      <style:text-properties officeooo:rsid="00512b46"/>
    </style:style>
    <style:style style:name="T160" style:family="text">
      <style:text-properties fo:color="#0000ff"/>
    </style:style>
    <style:style style:name="T161" style:family="text">
      <style:text-properties fo:color="#008080"/>
    </style:style>
    <style:style style:name="T162" style:family="text">
      <style:text-properties fo:color="#000080"/>
    </style:style>
    <style:style style:name="T163" style:family="text">
      <style:text-properties fo:color="#008000"/>
    </style:style>
    <style:style style:name="T164" style:family="text">
      <style:text-properties fo:color="#0000dd"/>
    </style:style>
    <style:style style:name="T165" style:family="text">
      <style:text-properties fo:color="#000040"/>
    </style:style>
    <style:style style:name="T166" style:family="text">
      <style:text-properties fo:color="#007788"/>
    </style:style>
    <style:style style:name="T167" style:family="text">
      <style:text-properties fo:color="#000099" fo:font-weight="bold"/>
    </style:style>
    <style:style style:name="T168" style:family="text">
      <style:text-properties fo:font-variant="normal" fo:text-transform="none" fo:color="#ff0000" style:font-name="monospace" fo:font-size="9pt" fo:letter-spacing="normal" fo:font-style="italic" fo:font-weight="normal" officeooo:rsid="005847ae" style:font-weight-asian="normal" style:font-weight-complex="normal"/>
    </style:style>
    <style:style style:name="T169" style:family="text">
      <style:text-properties fo:font-variant="normal" fo:text-transform="none" fo:color="#ff0000" style:font-name="monospace" fo:font-size="9pt" fo:letter-spacing="normal" fo:font-style="italic" fo:font-weight="normal" officeooo:rsid="00530a16" style:font-weight-asian="normal" style:font-weight-complex="normal"/>
    </style:style>
    <style:style style:name="T170" style:family="text">
      <style:text-properties fo:font-variant="normal" fo:text-transform="none" fo:color="#ff0000" style:font-name="monospace" fo:font-size="9pt" fo:letter-spacing="normal" fo:font-style="italic" fo:font-weight="normal" officeooo:rsid="0054e0f9" style:font-weight-asian="normal" style:font-weight-complex="normal"/>
    </style:style>
    <style:style style:name="T171" style:family="text">
      <style:text-properties fo:font-variant="normal" fo:text-transform="none" fo:color="#ff0000" style:font-name="monospace" fo:font-size="9pt" fo:letter-spacing="normal" fo:font-style="italic" fo:font-weight="normal" officeooo:rsid="005543f0" style:font-weight-asian="normal" style:font-weight-complex="normal"/>
    </style:style>
    <style:style style:name="T172" style:family="text">
      <style:text-properties officeooo:rsid="005ae994"/>
    </style:style>
    <style:style style:name="T173" style:family="text">
      <style:text-properties officeooo:rsid="005b9c38"/>
    </style:style>
    <style:style style:name="T174" style:family="text">
      <style:text-properties officeooo:rsid="005d7eb9"/>
    </style:style>
    <style:style style:name="T175" style:family="text">
      <style:text-properties officeooo:rsid="005dcbc8"/>
    </style:style>
    <style:style style:name="T176" style:family="text">
      <style:text-properties officeooo:rsid="006064e4"/>
    </style:style>
    <style:style style:name="T177" style:family="text">
      <style:text-properties officeooo:rsid="0061f938"/>
    </style:style>
    <style:style style:name="T178" style:family="text">
      <style:text-properties officeooo:rsid="006536e8"/>
    </style:style>
    <style:style style:name="T179" style:family="text">
      <style:text-properties officeooo:rsid="0066e54f"/>
    </style:style>
    <style:style style:name="T180" style:family="text">
      <style:text-properties officeooo:rsid="00671ffd"/>
    </style:style>
    <style:style style:name="T181" style:family="text">
      <style:text-properties officeooo:rsid="0068f117"/>
    </style:style>
    <style:style style:name="T182" style:family="text">
      <style:text-properties officeooo:rsid="006f75ee"/>
    </style:style>
    <style:style style:name="T183" style:family="text">
      <style:text-properties officeooo:rsid="00732fa6"/>
    </style:style>
    <style:style style:name="T184" style:family="text">
      <style:text-properties officeooo:rsid="007331be"/>
    </style:style>
    <style:style style:name="T185" style:family="text">
      <style:text-properties officeooo:rsid="0077cc01"/>
    </style:style>
    <style:style style:name="T186" style:family="text">
      <style:text-properties officeooo:rsid="0077dc93"/>
    </style:style>
    <style:style style:name="T187" style:family="text">
      <style:text-properties officeooo:rsid="004840be"/>
    </style:style>
    <style:style style:name="T188" style:family="text">
      <style:text-properties officeooo:rsid="0093c75c"/>
    </style:style>
    <style:style style:name="T189" style:family="text">
      <style:text-properties officeooo:rsid="0097818f"/>
    </style:style>
    <style:style style:name="T190" style:family="text">
      <style:text-properties officeooo:rsid="009d21f4"/>
    </style:style>
    <style:style style:name="T191" style:family="text">
      <style:text-properties officeooo:rsid="00a185a1"/>
    </style:style>
    <style:style style:name="T192" style:family="text">
      <style:text-properties officeooo:rsid="00a275a2"/>
    </style:style>
    <style:style style:name="T193" style:family="text">
      <style:text-properties officeooo:rsid="00a4001c"/>
    </style:style>
    <style:style style:name="T194" style:family="text">
      <style:text-properties officeooo:rsid="00a52672"/>
    </style:style>
    <style:style style:name="T195" style:family="text">
      <style:text-properties officeooo:rsid="00a6ddcf"/>
    </style:style>
    <style:style style:name="T196" style:family="text">
      <style:text-properties officeooo:rsid="00a70113"/>
    </style:style>
    <style:style style:name="T197" style:family="text">
      <style:text-properties officeooo:rsid="00a754b9"/>
    </style:style>
    <style:style style:name="T198" style:family="text">
      <style:text-properties officeooo:rsid="00a77fea"/>
    </style:style>
    <style:style style:name="T199" style:family="text">
      <style:text-properties officeooo:rsid="00a90f0a"/>
    </style:style>
    <style:style style:name="T200" style:family="text">
      <style:text-properties officeooo:rsid="00a93762"/>
    </style:style>
    <style:style style:name="T201" style:family="text">
      <style:text-properties officeooo:rsid="00aac96e"/>
    </style:style>
    <style:style style:name="T202" style:family="text">
      <style:text-properties officeooo:rsid="00ac6253"/>
    </style:style>
    <style:style style:name="T203" style:family="text">
      <style:text-properties officeooo:rsid="00adae8f"/>
    </style:style>
    <style:style style:name="T204" style:family="text">
      <style:text-properties officeooo:rsid="00ae611f"/>
    </style:style>
    <style:style style:name="T205" style:family="text">
      <style:text-properties officeooo:rsid="00b15a0c"/>
    </style:style>
    <style:style style:name="T206" style:family="text">
      <style:text-properties officeooo:rsid="00b3247a"/>
    </style:style>
    <style:style style:name="T207" style:family="text">
      <style:text-properties officeooo:rsid="00b4a72f"/>
    </style:style>
    <style:style style:name="T208" style:family="text">
      <style:text-properties officeooo:rsid="00b62a43"/>
    </style:style>
    <style:style style:name="T209" style:family="text">
      <style:text-properties officeooo:rsid="00b76f41"/>
    </style:style>
    <style:style style:name="T210" style:family="text">
      <style:text-properties officeooo:rsid="00b87df4"/>
    </style:style>
    <style:style style:name="T211" style:family="text">
      <style:text-properties officeooo:rsid="00b900e4"/>
    </style:style>
    <style:style style:name="T212" style:family="text">
      <style:text-properties officeooo:rsid="00babc7a"/>
    </style:style>
    <style:style style:name="T213" style:family="text">
      <style:text-properties officeooo:rsid="00bba61a"/>
    </style:style>
    <style:style style:name="T214" style:family="text">
      <style:text-properties officeooo:rsid="00bba7c5"/>
    </style:style>
    <style:style style:name="T215" style:family="text">
      <style:text-properties officeooo:rsid="00bd93dc"/>
    </style:style>
    <style:style style:name="T216" style:family="text">
      <style:text-properties officeooo:rsid="00c2d8c5"/>
    </style:style>
    <style:style style:name="T217" style:family="text">
      <style:text-properties officeooo:rsid="00c3046d"/>
    </style:style>
    <style:style style:name="T218" style:family="text">
      <style:text-properties officeooo:rsid="00c88128"/>
    </style:style>
    <style:style style:name="T219" style:family="text">
      <style:text-properties officeooo:rsid="00cbac61"/>
    </style:style>
    <style:style style:name="T220" style:family="text">
      <style:text-properties officeooo:rsid="00cbca7c"/>
    </style:style>
    <style:style style:name="T221" style:family="text">
      <style:text-properties officeooo:rsid="00cdb5c1"/>
    </style:style>
    <style:style style:name="T222" style:family="text">
      <style:text-properties officeooo:rsid="00d503cc"/>
    </style:style>
    <style:style style:name="T223" style:family="text">
      <style:text-properties officeooo:rsid="00df82ed"/>
    </style:style>
    <style:style style:name="T224" style:family="text">
      <style:text-properties officeooo:rsid="00e17cd6"/>
    </style:style>
    <style:style style:name="T225" style:family="text">
      <style:text-properties officeooo:rsid="00e2278a"/>
    </style:style>
    <style:style style:name="T226" style:family="text">
      <style:text-properties officeooo:rsid="00e52875"/>
    </style:style>
    <style:style style:name="T227" style:family="text">
      <style:text-properties officeooo:rsid="00e64405"/>
    </style:style>
    <style:style style:name="T228" style:family="text">
      <style:text-properties officeooo:rsid="00e7947e"/>
    </style:style>
    <style:style style:name="T229" style:family="text">
      <style:text-properties officeooo:rsid="00e92e1a"/>
    </style:style>
    <style:style style:name="T230" style:family="text">
      <style:text-properties officeooo:rsid="00ea68ad"/>
    </style:style>
    <style:style style:name="T231" style:family="text">
      <style:text-properties officeooo:rsid="00ecbb43"/>
    </style:style>
    <style:style style:name="T232" style:family="text">
      <style:text-properties officeooo:rsid="00ef9022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0">Depth first search</text:p>
      <text:p text:style-name="P10"/>
      <text:h text:style-name="Heading_20_1" text:outline-level="1">Base</text:h>
      <text:p text:style-name="P10"><text:span text:style-name="T1">bool </text:span>dfs (vexSource) {</text:p>
      <text:p text:style-name="P10"><text:tab/><text:bookmark-start text:name="base-dfs-clean()"/>// do first clean<text:span text:style-name="T4">()</text:span><text:bookmark-end text:name="base-dfs-clean()"/></text:p>
      <text:p text:style-name="Signature"><text:tab/><text:bookmark-start text:name="base-dfs-dosth1"/>// <text:span text:style-name="T2">do sth 1</text:span><text:bookmark-end text:name="base-dfs-dosth1"/></text:p>
      <text:p text:style-name="P10"><text:tab/><text:bookmark-start text:name="base-dfs-mark1"/>// do mark <text:span text:style-name="T5">1</text:span><text:bookmark-end text:name="base-dfs-mark1"/><text:span text:style-name="T5"> </text:span>: visited [vexSource] = true</text:p>
      <text:p text:style-name="P10"><text:tab/><text:bookmark-start text:name="base-dfs-dosth2"/>// <text:span text:style-name="T2">do sth </text:span><text:span text:style-name="T4">2</text:span><text:bookmark-end text:name="base-dfs-dosth2"/></text:p>
      <text:p text:style-name="P10"><text:tab/>// do check list neithbor :</text:p>
      <text:p text:style-name="P10"><text:tab/>for (<text:span text:style-name="T1">auto</text:span> neithbor : adjList [vexSource] )</text:p>
      <text:p text:style-name="P10"><text:tab/>{</text:p>
      <text:p text:style-name="P10"><text:tab/><text:tab/><text:bookmark-start text:name="base-dfs-dosth3"/>//do sth <text:span text:style-name="T4">3</text:span><text:bookmark-end text:name="base-dfs-dosth3"/></text:p>
      <text:p text:style-name="P10"><text:tab/><text:tab/>// do when not visited yet :</text:p>
      <text:p text:style-name="P10"><text:tab/><text:tab/>if(!visited [vexSource]) {</text:p>
      <text:p text:style-name="P10"><text:tab/><text:tab/><text:tab/><text:bookmark-start text:name="base-dfs-dosth4"/>// do sth <text:span text:style-name="T4">4</text:span><text:bookmark-end text:name="base-dfs-dosth4"/></text:p>
      <text:p text:style-name="P10"><text:tab/><text:tab/><text:tab/><text:bookmark-start text:name="base-dfs-mark2"/>// do mark <text:span text:style-name="T5">2</text:span>: <text:bookmark-end text:name="base-dfs-mark2"/></text:p>
      <text:p text:style-name="P10"><text:tab/><text:tab/><text:tab/>dfs <text:span text:style-name="T1">(neighbor);</text:span></text:p>
      <text:p text:style-name="P10"><text:tab/><text:tab/><text:tab/><text:bookmark-start text:name="base-dfs-dosth5"/>// <text:span text:style-name="T1">do sth </text:span><text:span text:style-name="T4">5</text:span><text:bookmark-end text:name="base-dfs-dosth5"/></text:p>
      <text:p text:style-name="P10"><text:tab/><text:tab/>}</text:p>
      <text:p text:style-name="P10"><text:tab/><text:tab/><text:span text:style-name="T1">else {</text:span></text:p>
      <text:p text:style-name="P10"><text:tab/><text:tab/><text:tab/><text:bookmark-start text:name="base-dfs-dosth6"/>// <text:span text:style-name="T1">do sth </text:span><text:span text:style-name="T4">6</text:span><text:bookmark-end text:name="base-dfs-dosth6"/></text:p>
      <text:p text:style-name="P10"><text:tab/><text:tab/><text:span text:style-name="T1">}</text:span></text:p>
      <text:p text:style-name="P10"><text:tab/><text:tab/><text:bookmark-start text:name="base-dfs-dosth7"/>// <text:span text:style-name="T2">do sth </text:span><text:span text:style-name="T4">7</text:span><text:bookmark-end text:name="base-dfs-dosth7"/></text:p>
      <text:p text:style-name="P10"><text:tab/><text:span text:style-name="T1">}</text:span></text:p>
      <text:p text:style-name="P10"><text:tab/><text:bookmark-start text:name="base-dfs-dosth8"/>// <text:span text:style-name="T1">do sth </text:span><text:span text:style-name="T4">8</text:span><text:bookmark-end text:name="base-dfs-dosth8"/></text:p>
      <text:p text:style-name="P10"><text:tab/><text:span text:style-name="T4">return false;</text:span></text:p>
      <text:p text:style-name="P10">}</text:p>
      <text:p text:style-name="P10"/>
      <text:p text:style-name="P10"/>
      <text:p text:style-name="P154"/>
      <text:p text:style-name="P22">Breadth First Search</text:p>
      <text:p text:style-name="P22"/>
      <text:p text:style-name="P22"><text:span text:style-name="T6">bool </text:span>bfs ( vexSource ) {<text:line-break/><text:tab/><text:bookmark-start text:name="base-bfs-clean"/>// do clean <text:span text:style-name="T5">( )</text:span><text:bookmark-end text:name="base-bfs-clean"/></text:p>
      <text:p text:style-name="P22"><text:tab/><text:bookmark-start text:name="base-bfs-dosth1"/>// <text:span text:style-name="T5">do sth 1</text:span><text:bookmark-end text:name="base-bfs-dosth1"/></text:p>
      <text:p text:style-name="P22"><text:tab/>// <text:span text:style-name="T7">Step1 : </text:span>do init local </text:p>
      <text:p text:style-name="P22"><text:tab/>// init queue and clean queue</text:p>
      <text:p text:style-name="P32"><text:tab/>queue &lt;int&gt; q;</text:p>
      <text:p text:style-name="P22"><text:tab/>q.push ( vexSource )</text:p>
      <text:p text:style-name="P22"><text:tab/><text:bookmark-start text:name="base-bfs-mark1"/><text:span text:style-name="T3">// do mark </text:span><text:span text:style-name="T9">1</text:span><text:span text:style-name="T3">:</text:span><text:bookmark-end text:name="base-bfs-mark1"/><text:span text:style-name="T3"> visited [vexSource] = true</text:span></text:p>
      <text:p text:style-name="P22"><text:tab/><text:bookmark-start text:name="base-bfs-dosth2"/>// <text:span text:style-name="T7">do sth </text:span><text:span text:style-name="T9">2</text:span><text:bookmark-end text:name="base-bfs-dosth2"/></text:p>
      <text:p text:style-name="P22"><text:tab/>// <text:span text:style-name="T7">Step 2 : Loop when queue empty</text:span></text:p>
      <text:p text:style-name="P22"><text:tab/><text:span text:style-name="T7">while (!q.empty) {</text:span><text:tab/><text:tab/></text:p>
      <text:p text:style-name="P22"><text:tab/><text:tab/><text:bookmark-start text:name="base-bfs-dosth3"/>// <text:span text:style-name="T9">do sth 3 </text:span><text:bookmark-end text:name="base-bfs-dosth3"/></text:p>
      <text:p text:style-name="P23"><text:tab/><text:tab/>// // <text:span text:style-name="T7">get vertex in q</text:span></text:p>
      <text:p text:style-name="P22"><text:tab/><text:tab/><text:span text:style-name="T7">auto vertex = q.front();</text:span></text:p>
      <text:p text:style-name="P22"><text:tab/><text:tab/><text:span text:style-name="T7">q.pop</text:span><text:tab/><text:tab/></text:p>
      <text:p text:style-name="P22"><text:tab/><text:tab/><text:bookmark-start text:name="base-bfs-dosth4"/>// <text:span text:style-name="T7">do sth </text:span><text:span text:style-name="T9">4</text:span><text:bookmark-end text:name="base-bfs-dosth4"/></text:p>
      <text:p text:style-name="P22"><text:tab/><text:tab/>// <text:span text:style-name="T7">visited vertex</text:span></text:p>
      <text:p text:style-name="P22"><text:tab/><text:tab/><text:span text:style-name="T7">for (auto neithbor : adjList [ vertex ]) </text:span><text:span text:style-name="T2">{</text:span></text:p>
      <text:p text:style-name="P22"><text:tab/><text:tab/><text:tab/><text:bookmark-start text:name="base-bfs-dosth5"/>// <text:span text:style-name="T2">do sth </text:span><text:span text:style-name="T9">5</text:span><text:bookmark-end text:name="base-bfs-dosth5"/></text:p>
      <text:p text:style-name="P22"><text:tab/><text:tab/><text:tab/>// <text:span text:style-name="T2">if not visited yet → visit</text:span></text:p>
      <text:p text:style-name="P22"><text:tab/><text:tab/><text:tab/><text:span text:style-name="T2">if (!visted [neighbor]) {</text:span></text:p>
      <text:p text:style-name="P22"><text:tab/><text:tab/><text:tab/><text:tab/>// <text:span text:style-name="T2">do sth </text:span><text:span text:style-name="T9">6</text:span><text:bookmark text:name="base-bfs-dosth6"/></text:p>
      <text:p text:style-name="P22"><text:tab/><text:tab/><text:tab/><text:tab/><text:span text:style-name="T2">q.push(neighbor)</text:span></text:p>
      <text:p text:style-name="P22"><text:tab/><text:tab/><text:tab/><text:tab/><text:bookmark-start text:name="base-bfs-mark2"/>// <text:span text:style-name="T2">do mark </text:span><text:span text:style-name="T20">2</text:span><text:span text:style-name="T2">:</text:span><text:bookmark-end text:name="base-bfs-mark2"/><text:span text:style-name="T2"> visited [neighbor] = true</text:span></text:p>
      <text:p text:style-name="P22"><text:tab/><text:tab/><text:tab/><text:tab/><text:bookmark-start text:name="base-bfs-dosth7"/>// <text:span text:style-name="T2">do sth </text:span><text:span text:style-name="T9">7</text:span><text:bookmark-end text:name="base-bfs-dosth7"/></text:p>
      <text:p text:style-name="P22"><text:tab/><text:tab/><text:tab/><text:span text:style-name="T2">}</text:span></text:p>
      <text:p text:style-name="P22"><text:tab/><text:tab/><text:tab/><text:span text:style-name="T8">else { </text:span><text:bookmark-start text:name="base-bfs-dosth8"/><text:span text:style-name="T8">//do sth </text:span><text:span text:style-name="T9">8</text:span><text:span text:style-name="T8"> </text:span><text:bookmark-end text:name="base-bfs-dosth8"/><text:span text:style-name="T8">}</text:span></text:p>
      <text:p text:style-name="P22"><text:tab/><text:tab/><text:span text:style-name="T2">}</text:span></text:p>
      <text:p text:style-name="P22"><text:tab/><text:tab/><text:bookmark-start text:name="base-bfs-dosth9"/>// <text:span text:style-name="T2">do sth </text:span><text:span text:style-name="T9">9</text:span><text:bookmark-end text:name="base-bfs-dosth9"/></text:p>
      <text:p text:style-name="P22"><text:tab/><text:span text:style-name="T2">}</text:span></text:p>
      <text:p text:style-name="P22"><text:tab/><text:bookmark-start text:name="base-bfs-dosth10"/>// <text:span text:style-name="T2">do sth </text:span><text:span text:style-name="T9">10</text:span><text:bookmark-end text:name="base-bfs-dosth10"/></text:p>
      <text:p text:style-name="P22"><text:tab/><text:span text:style-name="T9">return false;</text:span></text:p>
      <text:p text:style-name="P22">}</text:p>
      <text:p text:style-name="P22"/>
      <text:p text:style-name="P22"/>
      <text:h text:style-name="P9" text:outline-level="1"><text:span text:style-name="T17">findPath</text:span><text:span text:style-name="T18">NoWeight</text:span></text:h>
      <text:p text:style-name="P33"><text:span text:style-name="T10">// </text:span><text:span text:style-name="T11">O (n (V+U)) // n ~ a number of connected component</text:span></text:p>
      <text:p text:style-name="P23">// <text:span text:style-name="T8">init</text:span> <text:span text:style-name="T8">counter variable; data sth 1</text:span></text:p>
      <text:p text:style-name="P34">// int cnt; <text:span text:style-name="T12">or init </text:span><text:span text:style-name="T9">global </text:span><text:span text:style-name="T12">variable + return;</text:span></text:p>
      <text:p text:style-name="P33"><text:span text:style-name="T8">// </text:span><text:span text:style-name="T13">TODO :</text:span><text:span text:style-name="T14">create vector</text:span><text:span text:style-name="T13"> list all connected component </text:span><text:span text:style-name="T15">push</text:span><text:span text:style-name="T13"> </text:span><text:span text:style-name="T16">to</text:span><text:span text:style-name="T13"> a group</text:span></text:p>
      <text:p text:style-name="P34"/>
      <text:p text:style-name="P34">int connectedComponent ( ) {</text:p>
      <text:p text:style-name="P34"><text:tab/>// clean ( ) : cnt , …</text:p>
      <text:p text:style-name="P34"><text:tab/>// <text:span text:style-name="T9">do sth 1</text:span></text:p>
      <text:p text:style-name="P34"><text:tab/>// loop all vertex by non visted</text:p>
      <text:p text:style-name="P34"><text:tab/>for ( auto noVertex : adjList) {</text:p>
      <text:p text:style-name="P34"><text:tab/><text:tab/>// do sth 2</text:p>
      <text:p text:style-name="P34"><text:tab/><text:tab/>if (! visited [ noVertex ] )</text:p>
      <text:p text:style-name="P34"><text:tab/><text:tab/><text:tab/>// do sth 3</text:p>
      <text:p text:style-name="P34"><text:tab/><text:tab/><text:tab/>cnt++;</text:p>
      <text:p text:style-name="P34"><text:tab/><text:tab/><text:tab/>dfs(noVertex); // or bfs(noVertex) // <text:span text:style-name="T11">basic</text:span></text:p>
      <text:p text:style-name="P34"><text:tab/><text:tab/><text:tab/>// do sth 4</text:p>
      <text:p text:style-name="P34"><text:tab/><text:tab/>else { // do sth 5 }</text:p>
      <text:p text:style-name="P34"><text:tab/>}</text:p>
      <text:p text:style-name="P34"><text:tab/>// do sth 6</text:p>
      <text:p text:style-name="P34"><text:tab/>return cnt // or sth void*, vector</text:p>
      <text:p text:style-name="P34">}</text:p>
      <text:p text:style-name="P155"/>
      <text:p text:style-name="P36">add global parent [] </text:p>
      <text:p text:style-name="P35">at dfs() <text:a xlink:type="simple" xlink:href="#base-dfs-mark2" text:style-name="Internet_20_link" text:visited-style-name="Visited_20_Internet_20_Link"><text:span text:style-name="T10">// </text:span></text:a><text:a xlink:type="simple" xlink:href="#base-dfs-mark2" text:style-name="Internet_20_link" text:visited-style-name="Visited_20_Internet_20_Link"><text:span text:style-name="T2">do mark </text:span></text:a><text:a xlink:type="simple" xlink:href="#base-dfs-mark2" text:style-name="Internet_20_link" text:visited-style-name="Visited_20_Internet_20_Link"><text:span text:style-name="T19">2</text:span></text:a><text:a xlink:type="simple" xlink:href="#base-dfs-mark2" text:style-name="Internet_20_link" text:visited-style-name="Visited_20_Internet_20_Link"><text:span text:style-name="T2">:</text:span></text:a><text:span text:style-name="T2"> </text:span>add parent[neighbor] = vexSource</text:p>
      <text:p text:style-name="P35">at bfs() <text:a xlink:type="simple" xlink:href="#base-bfs-mark2" text:style-name="Internet_20_link" text:visited-style-name="Visited_20_Internet_20_Link">// </text:a><text:a xlink:type="simple" xlink:href="#base-bfs-mark2" text:style-name="Internet_20_link" text:visited-style-name="Visited_20_Internet_20_Link"><text:span text:style-name="T2">do mark </text:span></text:a><text:a xlink:type="simple" xlink:href="#base-bfs-mark2" text:style-name="Internet_20_link" text:visited-style-name="Visited_20_Internet_20_Link"><text:span text:style-name="T19">2</text:span></text:a><text:a xlink:type="simple" xlink:href="#base-bfs-mark2" text:style-name="Internet_20_link" text:visited-style-name="Visited_20_Internet_20_Link"><text:span text:style-name="T2">:</text:span></text:a><text:span text:style-name="T2"> </text:span>add parent[neighbor] = vexSource</text:p>
      <text:p text:style-name="P35"/>
      <text:p text:style-name="P35"/>
      <text:p text:style-name="P39"><text:span text:style-name="T28">bool </text:span><text:span text:style-name="T17">findPath</text:span><text:span text:style-name="T18">NoWeight</text:span><text:span text:style-name="T17"> (</text:span><text:span text:style-name="T18">source, </text:span><text:span text:style-name="T21">distination, </text:span><text:span text:style-name="T22">algorithms </text:span><text:span text:style-name="T23">= bfs</text:span><text:span text:style-name="T24">(), </text:span><text:span text:style-name="T32">vector</text:span><text:span text:style-name="T17">) </text:span><text:span text:style-name="T25">{</text:span></text:p>
      <text:p text:style-name="P39"><text:tab/>// <text:span text:style-name="T26">clean ( ) // parent, visited</text:span></text:p>
      <text:p text:style-name="P39"><text:tab/>// <text:span text:style-name="T26">do sth 1</text:span></text:p>
      <text:p text:style-name="P39"><text:tab/><text:span text:style-name="T26">dfs(s</text:span><text:span text:style-name="T27">ource</text:span><text:span text:style-name="T26">); // </text:span><text:span text:style-name="T27">or bfs(source) // </text:span><text:span text:style-name="T31">with no weight bfs well more than</text:span></text:p>
      <text:p text:style-name="P39"><text:tab/>// <text:span text:style-name="T26">do sth 2</text:span></text:p>
      <text:p text:style-name="P39"><text:tab/><text:span text:style-name="T26">if (! visited[distination]) {</text:span></text:p>
      <text:p text:style-name="P39"><text:tab/><text:tab/>// <text:span text:style-name="T26">do sth 3 : log &gt; no path</text:span></text:p>
      <text:p text:style-name="P39"><text:tab/><text:tab/>// <text:span text:style-name="T30">return false;</text:span></text:p>
      <text:p text:style-name="P39"><text:tab/><text:span text:style-name="T26">} else {</text:span></text:p>
      <text:p text:style-name="P39"><text:tab/><text:tab/><text:span text:style-name="T26">vector&lt;int&gt; path;</text:span><text:tab/></text:p>
      <text:p text:style-name="P39"><text:tab/><text:tab/>// <text:span text:style-name="T26">do sth 4</text:span></text:p>
      <text:p text:style-name="P39"><text:tab/><text:tab/><text:span text:style-name="T26">while(source != destination) {</text:span></text:p>
      <text:p text:style-name="P39"><text:tab/><text:tab/><text:tab/>// <text:span text:style-name="T26">store path and call back parent</text:span></text:p>
      <text:p text:style-name="P39"><text:tab/><text:tab/><text:tab/><text:span text:style-name="T26">path.push_back(destination)</text:span></text:p>
      <text:p text:style-name="P39"><text:tab/><text:tab/><text:tab/><text:span text:style-name="T26">destination = parent (destination)</text:span></text:p>
      <text:p text:style-name="P39"><text:tab/><text:tab/><text:tab/>// <text:span text:style-name="T26">do sth 5 : </text:span><text:span text:style-name="T86">do clone</text:span><text:span text:style-name="T34"> to</text:span><text:span text:style-name="T33"> vector pagrameter</text:span></text:p>
      <text:p text:style-name="P39"><text:tab/><text:tab/><text:span text:style-name="T26">}</text:span></text:p>
      <text:p text:style-name="P39"><text:tab/><text:tab/><text:span text:style-name="T19">path.push_back(source);</text:span></text:p>
      <text:p text:style-name="P39"><text:tab/><text:tab/>// <text:span text:style-name="T28">do sth 6</text:span></text:p>
      <text:p text:style-name="P39"><text:tab/><text:tab/><text:span text:style-name="T19">reverse(path.begin(), path.end());</text:span></text:p>
      <text:p text:style-name="P39"><text:tab/><text:tab/>// <text:span text:style-name="T19">do sth </text:span><text:span text:style-name="T28">7</text:span></text:p>
      <text:p text:style-name="P39"><text:tab/><text:span text:style-name="T26">}</text:span></text:p>
      <text:p text:style-name="P39"><text:tab/>// <text:span text:style-name="T19">do sth </text:span><text:span text:style-name="T28">8</text:span></text:p>
      <text:p text:style-name="P39"><text:tab/><text:span text:style-name="T28">return </text:span><text:span text:style-name="T29">true</text:span></text:p>
      <text:p text:style-name="P38">}</text:p>
      <text:p text:style-name="P38"/>
      <text:p text:style-name="P38"/>
      <text:p text:style-name="P38"/>
      <text:p text:style-name="P156"/>
      <text:h text:style-name="Heading_20_1" text:outline-level="1">dfs/bfs in table caro</text:h>
      <text:p text:style-name="P42"><text:span text:style-name="T81">Global variable: </text:span></text:p>
      <text:p text:style-name="P42"><text:tab/>arr[N][N] ; <text:span text:style-name="T35">visited[N][N];</text:span></text:p>
      <text:p text:style-name="P37"><text:tab/>dx[4] = {-<text:span text:style-name="T35">1, 0, 0, 1}<text:tab/>dx[4] = {0, -1, 1, 0}</text:span></text:p>
      <text:p text:style-name="P40"><text:tab/>cin &gt;&gt; n &gt;&gt; m;</text:p>
      <text:p text:style-name="P40"/>
      <text:p text:style-name="P78"><text:span text:style-name="T44">bool</text:span><text:span text:style-name="T35"> dfs ( i, j) {</text:span></text:p>
      <text:p text:style-name="P40"><text:tab/>// clean: visited …<text:tab/></text:p>
      <text:p text:style-name="P40"><text:tab/>// do sth 1 </text:p>
      <text:p text:style-name="P78"><text:span text:style-name="T35"><text:tab/>// </text:span><text:span text:style-name="T45">do</text:span><text:span text:style-name="T35"> mark </text:span><text:span text:style-name="T45">1 :</text:span><text:span text:style-name="T35"> visited, </text:span><text:span text:style-name="T36">mark arr</text:span></text:p>
      <text:p text:style-name="P40"><text:tab/>visited[i][j] = true;</text:p>
      <text:p text:style-name="P40"><text:tab/><text:span text:style-name="T36">arr[i][j] = “</text:span><text:span text:style-name="T37">UN_ACCEPT</text:span><text:span text:style-name="T36">”;</text:span></text:p>
      <text:p text:style-name="P40"><text:tab/>// 4 point neithbor</text:p>
      <text:p text:style-name="P40"><text:tab/>for (int k &lt; 4) { // <text:span text:style-name="T46">4 is max number of state dx, dy</text:span></text:p>
      <text:p text:style-name="P40"><text:tab/><text:tab/>int i1 = i+dx[k];</text:p>
      <text:p text:style-name="P40"><text:tab/><text:tab/>int j1 = j+dy[k];</text:p>
      <text:p text:style-name="P40"><text:tab/><text:tab/>// <text:span text:style-name="T47">do sth 2</text:span></text:p>
      <text:p text:style-name="P40"><text:tab/><text:tab/>// <text:span text:style-name="T38">check size</text:span></text:p>
      <text:p text:style-name="P40"><text:tab/><text:tab/>if(i1 &gt;= 1 &amp;&amp; i1 &lt;= maxC \</text:p>
      <text:p text:style-name="P40"><text:tab/><text:tab/><text:tab/><text:tab/><text:tab/>&amp;&amp; j1 &gt;= 1 &amp;&amp; j1 &lt;= maxR) {</text:p>
      <text:p text:style-name="P78"><text:tab/><text:tab/><text:tab/><text:span text:style-name="T35">if (a[i1][j1] != </text:span><text:span text:style-name="T39">UN</text:span><text:span text:style-name="T35">_ACCEPT) {</text:span></text:p>
      <text:p text:style-name="P78"><text:tab/><text:tab/><text:tab/><text:tab/><text:span text:style-name="T35">if(!visited[i1][j1]) </text:span><text:span text:style-name="T40">{</text:span></text:p>
      <text:p text:style-name="P78"><text:tab/><text:tab/><text:tab/><text:tab/><text:tab/>// <text:span text:style-name="T41">do sth </text:span><text:span text:style-name="T48">3</text:span></text:p>
      <text:p text:style-name="P78"><text:tab/><text:tab/><text:tab/><text:tab/><text:tab/><text:span text:style-name="T42">dfs(</text:span><text:span text:style-name="T43">i1, j1</text:span><text:span text:style-name="T42">);</text:span></text:p>
      <text:p text:style-name="P76"><text:tab/><text:tab/><text:tab/><text:tab/><text:tab/>// or if(dfs(i1,j1))return true;</text:p>
      <text:p text:style-name="P78"><text:tab/><text:tab/><text:tab/><text:tab/><text:tab/>// <text:span text:style-name="T42">do sth </text:span><text:span text:style-name="T49">4</text:span><text:span text:style-name="T42"> </text:span><text:span text:style-name="T40">}</text:span></text:p>
      <text:p text:style-name="P78"><text:tab/><text:tab/><text:tab/><text:span text:style-name="T35">}</text:span></text:p>
      <text:p text:style-name="P78"><text:tab/><text:tab/><text:span text:style-name="T40">} else { // do sth </text:span><text:span text:style-name="T50">5</text:span><text:span text:style-name="T40"> }</text:span></text:p>
      <text:p text:style-name="P78"><text:tab/><text:tab/>// <text:span text:style-name="T40">do sth </text:span><text:span text:style-name="T51">6</text:span></text:p>
      <text:p text:style-name="P40"><text:tab/>}</text:p>
      <text:p text:style-name="P40"><text:tab/>// <text:span text:style-name="T40">do sth </text:span><text:span text:style-name="T52">7</text:span></text:p>
      <text:p text:style-name="P77"><text:tab/>return false; // visited or over size <text:span text:style-name="T53">table</text:span> or UN_ACCEPT </text:p>
      <text:p text:style-name="P43">}</text:p>
      <text:p text:style-name="P43"/>
      <text:p text:style-name="P44">action() {</text:p>
      <text:p text:style-name="P79"><text:span text:style-name="T55"><text:tab/>memset 0 for visited // or clear</text:span></text:p>
      <text:p text:style-name="P44"><text:tab/>for <text:span text:style-name="T81">( i&lt;= n) {</text:span></text:p>
      <text:p text:style-name="P44"><text:tab/><text:tab/><text:span text:style-name="T81">for ( j &lt;= m ) {</text:span></text:p>
      <text:p text:style-name="P45"><text:tab/><text:tab/><text:tab/><text:span text:style-name="T81">if (</text:span><text:span text:style-name="T36">arr[i][j] </text:span><text:span text:style-name="T81">=</text:span><text:span text:style-name="T36">= “</text:span><text:span text:style-name="T37">ACCEPT</text:span><text:span text:style-name="T36">” </text:span><text:span text:style-name="T81">&amp;&amp; !visited[i,j]) {</text:span></text:p>
      <text:p text:style-name="P45"><text:tab/><text:tab/><text:tab/><text:tab/><text:span text:style-name="T81">cout “NoCC : “ cnt + 1</text:span></text:p>
      <text:p text:style-name="P45"><text:tab/><text:tab/><text:tab/><text:tab/><text:span text:style-name="T81">dfs(i,j);</text:span></text:p>
      <text:p text:style-name="P45"><text:tab/><text:tab/><text:tab/><text:tab/><text:span text:style-name="T81">cnt++;</text:span></text:p>
      <text:p text:style-name="P45"><text:tab/><text:tab/><text:tab/><text:tab/>//</text:p>
      <text:p text:style-name="P45"><text:tab/><text:tab/><text:tab/><text:span text:style-name="T81">}</text:span></text:p>
      <text:p text:style-name="P44"><text:tab/><text:tab/><text:span text:style-name="T81">}</text:span></text:p>
      <text:p text:style-name="P44"><text:tab/><text:span text:style-name="T81">}</text:span></text:p>
      <text:p text:style-name="P44">}</text:p>
      <text:p text:style-name="P44"/>
      <text:p text:style-name="P44"/>
      <text:p text:style-name="P157"/>
      <text:p text:style-name="P83"><text:span text:style-name="T6">bool </text:span><text:span text:style-name="T10">bfs ( </text:span><text:span text:style-name="T36">i,j</text:span><text:span text:style-name="T10"> ) {<text:line-break/><text:tab/>// do clean</text:span></text:p>
      <text:p text:style-name="P24"><text:tab/>// <text:span text:style-name="T7">do sth 1</text:span></text:p>
      <text:p text:style-name="P24"><text:tab/>// <text:span text:style-name="T7">Step1 : </text:span>do init local </text:p>
      <text:p text:style-name="P24"><text:tab/>// init queue and clean queue</text:p>
      <text:p text:style-name="P24"><text:tab/><text:span text:style-name="T36">queue&lt;pair&lt;int,int&gt;&gt; q;</text:span></text:p>
      <text:p text:style-name="P83"><text:span text:style-name="T10"><text:tab/>q.push ( </text:span><text:span text:style-name="T36">{i,j}</text:span><text:span text:style-name="T10"> )</text:span></text:p>
      <text:p text:style-name="P83"><text:span text:style-name="T10"><text:tab/></text:span><text:span text:style-name="T3">// do mark : visited; <text:s/></text:span><text:span text:style-name="T36">arr: <text:s/>TODO: can clone new arr2</text:span></text:p>
      <text:p text:style-name="P24"><text:tab/><text:span text:style-name="T3">visited [</text:span><text:span text:style-name="T36">i</text:span><text:span text:style-name="T3">]</text:span><text:span text:style-name="T36">[j]</text:span><text:span text:style-name="T3"> = true;</text:span></text:p>
      <text:p text:style-name="P24"><text:tab/><text:span text:style-name="T36">arr[i][j] = “</text:span><text:span text:style-name="T37">UN_ACCEPT</text:span><text:span text:style-name="T36">”;</text:span></text:p>
      <text:p text:style-name="P24"><text:tab/>// <text:span text:style-name="T87">do sth 2</text:span></text:p>
      <text:p text:style-name="P24"><text:tab/>// <text:span text:style-name="T7">Step 2 : Loop when queue empty</text:span></text:p>
      <text:p text:style-name="P24"><text:tab/><text:span text:style-name="T7">while (!q.empty) {</text:span></text:p>
      <text:p text:style-name="P24"><text:tab/><text:tab/>// <text:span text:style-name="T7">get vertex in q</text:span></text:p>
      <text:p text:style-name="P24"><text:tab/><text:tab/><text:span text:style-name="T36">pair&lt;int,int&gt; </text:span><text:span text:style-name="T39">top</text:span><text:span text:style-name="T7"> = q.front();</text:span></text:p>
      <text:p text:style-name="P24"><text:tab/><text:tab/><text:span text:style-name="T7">q.pop</text:span><text:tab/><text:tab/></text:p>
      <text:p text:style-name="P24"><text:tab/><text:tab/>// <text:span text:style-name="T7">do sth </text:span><text:span text:style-name="T87">3</text:span></text:p>
      <text:p text:style-name="P24"><text:tab/><text:tab/>// <text:span text:style-name="T7">visited vertex</text:span></text:p>
      <text:p text:style-name="P24"><text:tab/><text:tab/><text:span text:style-name="T35">for (int k &lt; 4) {</text:span></text:p>
      <text:p text:style-name="P41"><text:tab/><text:tab/><text:tab/>int i1 = <text:span text:style-name="T82">top.first </text:span>+ dx[k];</text:p>
      <text:p text:style-name="P41"><text:tab/><text:tab/><text:tab/>int j1 = <text:span text:style-name="T82">top.second </text:span>+ dy[k];</text:p>
      <text:p text:style-name="P41"><text:tab/><text:tab/><text:tab/>// <text:span text:style-name="T38">check size</text:span></text:p>
      <text:p text:style-name="P41"><text:tab/><text:tab/><text:tab/>if(i1 &gt;= 1 &amp;&amp; i1 &lt;= maxC \</text:p>
      <text:p text:style-name="P41"><text:tab/><text:tab/><text:tab/><text:tab/><text:tab/>&amp;&amp; j1 &gt;= 1 &amp;&amp; j1 &lt;= maxR) {</text:p>
      <text:p text:style-name="P83"><text:tab/><text:tab/><text:tab/><text:tab/><text:span text:style-name="T35">if (a[i1][j1] == MARK_ACCEPT) {</text:span></text:p>
      <text:p text:style-name="P83"><text:tab/><text:tab/><text:tab/><text:tab/><text:tab/><text:span text:style-name="T35">if(!visited[i1][j1]) </text:span><text:span text:style-name="T40">{</text:span></text:p>
      <text:p text:style-name="P83"><text:tab/><text:tab/><text:tab/><text:tab/><text:tab/><text:tab/>// <text:span text:style-name="T83">do sth </text:span><text:span text:style-name="T87">4</text:span></text:p>
      <text:p text:style-name="P83"><text:tab/><text:tab/><text:tab/><text:tab/><text:tab/><text:tab/><text:span text:style-name="T85">q.push( {i1,j1} )</text:span></text:p>
      <text:p text:style-name="P83"><text:tab/><text:tab/><text:tab/><text:tab/><text:tab/><text:tab/>// <text:span text:style-name="T42">do sth </text:span><text:span text:style-name="T87">5</text:span><text:span text:style-name="T42"> : </text:span><text:span text:style-name="T41">cout &gt;&gt; i,j</text:span></text:p>
      <text:p text:style-name="P80"><text:tab/><text:tab/><text:tab/><text:tab/><text:tab/>}</text:p>
      <text:p text:style-name="P83"><text:tab/><text:tab/><text:tab/><text:tab/><text:span text:style-name="T35">}</text:span></text:p>
      <text:p text:style-name="P83"><text:tab/><text:tab/><text:tab/><text:span text:style-name="T40">} else { // do sth </text:span><text:span text:style-name="T87">6</text:span><text:span text:style-name="T40"> }</text:span></text:p>
      <text:p text:style-name="P83"><text:tab/><text:tab/>// <text:span text:style-name="T40">do sth </text:span><text:span text:style-name="T87">7</text:span></text:p>
      <text:p text:style-name="P41"><text:tab/><text:tab/>}</text:p>
      <text:p text:style-name="P24"><text:tab/><text:tab/>// <text:span text:style-name="T2">do sth </text:span><text:span text:style-name="T87">8</text:span></text:p>
      <text:p text:style-name="P24"><text:tab/><text:span text:style-name="T2">}</text:span></text:p>
      <text:p text:style-name="P24"><text:tab/>// <text:span text:style-name="T2">do sth </text:span><text:span text:style-name="T87">9</text:span></text:p>
      <text:p text:style-name="P81"><text:tab/>return false;</text:p>
      <text:p text:style-name="P47">}</text:p>
      <text:p text:style-name="P47"/>
      <text:p text:style-name="P47"/>
      <text:p text:style-name="P164">findShortestPathNoWeight</text:p>
      <text:p text:style-name="P47"/>
      <text:p text:style-name="P82">at dfs(i,j) add <text:a xlink:type="simple" xlink:href="#base-dfs-dosth2" text:style-name="Internet_20_link" text:visited-style-name="Visited_20_Internet_20_Link">do sth </text:a><text:a xlink:type="simple" xlink:href="#base-dfs-dosth2" text:style-name="Internet_20_link" text:visited-style-name="Visited_20_Internet_20_Link"><text:span text:style-name="T93">2 :</text:span></text:a> check if (arr[i][j] == “DISTINATION”) return true;</text:p>
      <text:p text:style-name="P85"><text:span text:style-name="T83">at bfs(i,j) add </text:span><text:a xlink:type="simple" xlink:href="#base-bfs-dosth2" text:style-name="Internet_20_link" text:visited-style-name="Visited_20_Internet_20_Link"><text:span text:style-name="T83">do sth </text:span></text:a><text:a xlink:type="simple" xlink:href="#base-bfs-dosth2" text:style-name="Internet_20_link" text:visited-style-name="Visited_20_Internet_20_Link"><text:span text:style-name="T93">2</text:span></text:a><text:a xlink:type="simple" xlink:href="#base-bfs-dosth2" text:style-name="Internet_20_link" text:visited-style-name="Visited_20_Internet_20_Link"><text:span text:style-name="T83"> </text:span></text:a></text:p>
      <text:p text:style-name="P85"><text:span text:style-name="T84"><text:tab/>mark </text:span><text:span text:style-name="T88">arr[i][j]</text:span><text:span text:style-name="T84"> UN_ACCEPT</text:span></text:p>
      <text:p text:style-name="P85"><text:tab/><text:span text:style-name="T88">mark d[i][j] = 0;</text:span></text:p>
      <text:p text:style-name="P84">at bfs – add <text:a xlink:type="simple" xlink:href="#base-bfs-dosth5" text:style-name="Internet_20_link" text:visited-style-name="Visited_20_Internet_20_Link">do sth </text:a><text:a xlink:type="simple" xlink:href="#base-bfs-dosth5" text:style-name="Internet_20_link" text:visited-style-name="Visited_20_Internet_20_Link"><text:span text:style-name="T94">5</text:span></text:a><text:a xlink:type="simple" xlink:href="#base-bfs-dosth5" text:style-name="Internet_20_link" text:visited-style-name="Visited_20_Internet_20_Link"> </text:a></text:p>
      <text:p text:style-name="P84"><text:tab/>d[i1][j1] = d[top.first][top.second];</text:p>
      <text:p text:style-name="P85"><text:span text:style-name="T84"><text:tab/>check <text:s/></text:span><text:span text:style-name="T83">if (arr[i][j] == “DISTINATION”) return true;</text:span></text:p>
      <text:p text:style-name="P85"><text:span text:style-name="T84">at bfs – add </text:span><text:a xlink:type="simple" xlink:href="#base-bfs-dosth6" text:style-name="Internet_20_link" text:visited-style-name="Visited_20_Internet_20_Link"><text:span text:style-name="T84">do sth </text:span></text:a><text:a xlink:type="simple" xlink:href="#base-bfs-dosth6" text:style-name="Internet_20_link" text:visited-style-name="Visited_20_Internet_20_Link"><text:span text:style-name="T94">6</text:span></text:a><text:span text:style-name="T84"> mark UN_ACCEPT</text:span></text:p>
      <text:p text:style-name="P84"/>
      <text:p text:style-name="P49"><text:span text:style-name="T91">bool </text:span>findShortestPathNoWeight {</text:p>
      <text:p text:style-name="P49"><text:tab/><text:span text:style-name="T54">memset 0 for visited // or clear</text:span></text:p>
      <text:p text:style-name="P49"><text:tab/>// <text:span text:style-name="T89">do sth 1</text:span></text:p>
      <text:p text:style-name="P49"><text:tab/><text:span text:style-name="T89">if (</text:span><text:span text:style-name="T92">b</text:span><text:span text:style-name="T89">fs (x1, y1) ) {</text:span></text:p>
      <text:p text:style-name="P85"><text:span text:style-name="T56"><text:tab/><text:tab/>// </text:span><text:span text:style-name="T57">do sth 2 : cout YES</text:span></text:p>
      <text:p text:style-name="P85"><text:span text:style-name="T57"><text:tab/><text:tab/></text:span><text:span text:style-name="T58">return true;</text:span></text:p>
      <text:p text:style-name="P49"><text:tab/><text:span text:style-name="T89">} else {</text:span></text:p>
      <text:p text:style-name="P85"><text:span text:style-name="T56"><text:tab/><text:tab/>// </text:span><text:span text:style-name="T57">do sth 3 : cout NO</text:span></text:p>
      <text:p text:style-name="P49"><text:tab/><text:span text:style-name="T89">}</text:span></text:p>
      <text:p text:style-name="P49"><text:tab/>// <text:span text:style-name="T89">do sth 4</text:span></text:p>
      <text:p text:style-name="P49"><text:tab/><text:span text:style-name="T90">return false;</text:span></text:p>
      <text:p text:style-name="P50">}</text:p>
      <text:p text:style-name="P50"/>
      <text:p text:style-name="P51"/>
      <text:p text:style-name="P50"/>
      <text:p text:style-name="P46"/>
      <text:p text:style-name="P158"/>
      <text:h text:style-name="Heading_20_1" text:outline-level="1">Topological Sort: only <text:span text:style-name="T155">Directed</text:span> Graph</text:h>
      <text:h text:style-name="Heading_20_2" text:outline-level="2"><text:span text:style-name="T94">Reuse</text:span> dfs</text:h>
      <text:p text:style-name="P86">at base dfs(source) <text:a xlink:type="simple" xlink:href="#base-dfs-dosth8" text:style-name="Internet_20_link" text:visited-style-name="Visited_20_Internet_20_Link">do sth </text:a><text:a xlink:type="simple" xlink:href="#base-dfs-dosth8" text:style-name="Internet_20_link" text:visited-style-name="Visited_20_Internet_20_Link"><text:span text:style-name="T94">8</text:span></text:a> add topo.push_back(source);</text:p>
      <text:p text:style-name="P19">global variable:</text:p>
      <text:p text:style-name="P86"><text:tab/>vector &lt;int&gt; topo</text:p>
      <text:p text:style-name="P86"><text:tab/>memset topo <text:span text:style-name="T94">0</text:span></text:p>
      <text:p text:style-name="P86"><text:tab/>in[1000];</text:p>
      <text:p text:style-name="P86">inp() {</text:p>
      <text:p text:style-name="P86"><text:tab/>cin m n</text:p>
      <text:p text:style-name="P86"><text:tab/>for (i&lt;m) {</text:p>
      <text:p text:style-name="P86"><text:tab/><text:tab/>// input adjlist</text:p>
      <text:p text:style-name="P89"><text:tab/><text:tab/>in_<text:span text:style-name="T186">degree</text:span>[i] ++; // + step for kahn</text:p>
      <text:p text:style-name="P86"><text:tab/>}</text:p>
      <text:p text:style-name="P86">}</text:p>
      <text:p text:style-name="P86"/>
      <text:p text:style-name="P87">// <text:span text:style-name="T97">use dfs for on connectedComponent </text:span><text:span text:style-name="T98">to make topoSort</text:span></text:p>
      <text:p text:style-name="P86"><text:span text:style-name="T96">doA</text:span>ction(){ </text:p>
      <text:p text:style-name="P86"><text:tab/><text:span text:style-name="T95">for(i&lt;=n) {</text:span></text:p>
      <text:p text:style-name="P86"><text:tab/><text:tab/><text:span text:style-name="T95">if (!visited[i]) {</text:span></text:p>
      <text:p text:style-name="P86"><text:tab/><text:tab/><text:tab/><text:span text:style-name="T95">dfs(i);</text:span></text:p>
      <text:p text:style-name="P86"><text:tab/><text:tab/><text:span text:style-name="T95">}</text:span></text:p>
      <text:p text:style-name="P86"><text:tab/>}</text:p>
      <text:p text:style-name="P90"><text:tab/>reverse(topo.begin, topo.end());</text:p>
      <text:p text:style-name="P90"><text:tab/>for(int x : topo) {</text:p>
      <text:p text:style-name="P90"><text:tab/><text:tab/>cout x</text:p>
      <text:p text:style-name="P90"><text:tab/>}</text:p>
      <text:p text:style-name="P90"><text:tab/>return 0;</text:p>
      <text:p text:style-name="P52">}<text:line-break/><text:line-break/></text:p>
      <text:p text:style-name="P20"/>
      <text:h text:style-name="P9" text:outline-level="1">kahn <text:span text:style-name="T106">algorithm</text:span></text:h>
      <text:p text:style-name="P88"/>
      <text:p text:style-name="P25"><text:span text:style-name="T99">kahn</text:span> ( ) {<text:line-break/><text:tab/><text:bookmark-start text:name="base-kahn-clean"/>// do clean<text:bookmark-end text:name="base-kahn-clean"/></text:p>
      <text:p text:style-name="P25"><text:tab/>// <text:span text:style-name="T7">Step1 : </text:span>do init local </text:p>
      <text:p text:style-name="P25"><text:tab/>// init queue and clean queue</text:p>
      <text:p text:style-name="P25"><text:tab/><text:span text:style-name="T99">queue&lt;int&gt; q;</text:span></text:p>
      <text:p text:style-name="P26"><text:tab/><text:bookmark-start text:name="base-kahn-dosth1"/>// <text:span text:style-name="T7">do sth </text:span><text:span text:style-name="T107">1</text:span><text:bookmark-end text:name="base-kahn-dosth1"/></text:p>
      <text:p text:style-name="P25"><text:tab/>// <text:span text:style-name="T100">add haft-IN-</text:span><text:span text:style-name="T186">degree </text:span><text:span text:style-name="T100">to queue</text:span></text:p>
      <text:p text:style-name="P25"><text:tab/><text:span text:style-name="T114">for(i&lt;=vertexN) // TODO </text:span><text:span text:style-name="T115">optimize </text:span><text:span text:style-name="T114">time late</text:span><text:span text:style-name="T115">ly </text:span></text:p>
      <text:p text:style-name="P92"><text:tab/>{<text:tab/></text:p>
      <text:p text:style-name="P93"><text:tab/><text:tab/>if(<text:span text:style-name="T187">in_</text:span><text:span text:style-name="T186">degree</text:span>[i] == 0){</text:p>
      <text:p text:style-name="P92"><text:tab/><text:tab/><text:tab/><text:span text:style-name="T10">q.push ( </text:span>i<text:span text:style-name="T10"> );</text:span></text:p>
      <text:p text:style-name="P92"><text:tab/><text:tab/><text:tab/><text:bookmark-start text:name="base-kahn-dosth1_1"/>// <text:span text:style-name="T108">do sth 1.1</text:span><text:bookmark-end text:name="base-kahn-dosth1_1"/></text:p>
      <text:p text:style-name="P92"><text:tab/><text:tab/>}<text:span text:style-name="T10"><text:tab/><text:tab/></text:span></text:p>
      <text:p text:style-name="P94"><text:tab/><text:span text:style-name="T101">}</text:span></text:p>
      <text:p text:style-name="P25"><text:tab/><text:bookmark-start text:name="base-kahn-dosth2"/>// <text:span text:style-name="T7">do sth </text:span><text:span text:style-name="T116">2</text:span><text:bookmark-end text:name="base-kahn-dosth2"/></text:p>
      <text:p text:style-name="P25"><text:tab/>// <text:span text:style-name="T7">Step 2 : Loop when queue empty</text:span></text:p>
      <text:p text:style-name="P25"><text:tab/><text:span text:style-name="T7">while (!q.empty) {</text:span></text:p>
      <text:p text:style-name="P27"><text:tab/><text:tab/><text:bookmark-start text:name="base-kahn-dosth3"/>// <text:span text:style-name="T7">do sth </text:span><text:span text:style-name="T117">3</text:span><text:bookmark-end text:name="base-kahn-dosth3"/></text:p>
      <text:p text:style-name="P25"><text:tab/><text:tab/>// <text:span text:style-name="T7">get vertex in q</text:span></text:p>
      <text:p text:style-name="P30"><text:span text:style-name="T7"><text:tab/><text:tab/><text:tab/>// </text:span><text:span text:style-name="T102">get vertex have haft-IN-</text:span><text:span text:style-name="T186">degree</text:span><text:span text:style-name="T102"> == 0</text:span></text:p>
      <text:p text:style-name="P29"><text:tab/><text:tab/><text:span text:style-name="T7">auto vertex = q.front(); </text:span></text:p>
      <text:p text:style-name="P25"><text:tab/><text:tab/><text:span text:style-name="T7">q.pop;</text:span><text:tab/><text:tab/></text:p>
      <text:p text:style-name="P91"><text:span text:style-name="T10"><text:tab/><text:tab/></text:span><text:bookmark-start text:name="base-kahn-dosth4"/><text:span text:style-name="T10">// </text:span><text:span text:style-name="T7">do sth </text:span><text:span text:style-name="T117">4</text:span><text:bookmark-end text:name="base-kahn-dosth4"/></text:p>
      <text:p text:style-name="P25"><text:tab/><text:tab/><text:span text:style-name="T103">topo.push_back</text:span><text:span text:style-name="T104">(vertex)</text:span><text:span text:style-name="T103">;</text:span></text:p>
      <text:p text:style-name="P25"><text:tab/><text:tab/>// <text:span text:style-name="T7">visited vertex</text:span></text:p>
      <text:p text:style-name="P25"><text:tab/><text:tab/><text:span text:style-name="T7">for (auto neithbor : adjList [ vertex ]) </text:span><text:span text:style-name="T2">{</text:span></text:p>
      <text:p text:style-name="P91"><text:span text:style-name="T10"><text:tab/><text:tab/><text:tab/></text:span><text:bookmark-start text:name="base-kahn-dosth5"/><text:span text:style-name="T10">// </text:span><text:span text:style-name="T2">do sth </text:span><text:span text:style-name="T117">5</text:span><text:bookmark-end text:name="base-kahn-dosth5"/></text:p>
      <text:p text:style-name="P31"><text:tab/><text:tab/><text:tab/><text:span text:style-name="T187">in_</text:span><text:span text:style-name="T186">degree</text:span><text:span text:style-name="T100">[neithbor]--;</text:span></text:p>
      <text:p text:style-name="P31"><text:tab/><text:tab/><text:tab/><text:span text:style-name="T2">if (</text:span><text:span text:style-name="T187">in_</text:span><text:span text:style-name="T186">degree</text:span><text:span text:style-name="T2">[neighbor] </text:span><text:span text:style-name="T100">== 0</text:span><text:span text:style-name="T2">) {</text:span></text:p>
      <text:p text:style-name="P91"><text:span text:style-name="T10"><text:tab/><text:tab/><text:tab/><text:tab/></text:span><text:bookmark-start text:name="base-kahn-dosth6"/><text:span text:style-name="T10">// </text:span><text:span text:style-name="T2">do sth </text:span><text:span text:style-name="T117">6</text:span><text:bookmark-end text:name="base-kahn-dosth6"/></text:p>
      <text:p text:style-name="P25"><text:tab/><text:tab/><text:tab/><text:tab/><text:span text:style-name="T2">q.push(neighbor)</text:span></text:p>
      <text:p text:style-name="P91"><text:span text:style-name="T10"><text:tab/><text:tab/><text:tab/><text:tab/></text:span><text:bookmark-start text:name="base-kahn-dosth7"/><text:span text:style-name="T10">// </text:span><text:span text:style-name="T2">do sth </text:span><text:span text:style-name="T117">7</text:span><text:bookmark-end text:name="base-kahn-dosth7"/></text:p>
      <text:p text:style-name="P25"><text:tab/><text:tab/><text:tab/><text:span text:style-name="T2">}</text:span></text:p>
      <text:p text:style-name="P91"><text:span text:style-name="T10"><text:tab/><text:tab/><text:tab/></text:span><text:span text:style-name="T8">else { </text:span><text:bookmark-start text:name="base-kahn-dosth8"/><text:span text:style-name="T8">// do sth </text:span><text:span text:style-name="T117">8</text:span><text:bookmark-end text:name="base-kahn-dosth8"/><text:span text:style-name="T8"> }</text:span></text:p>
      <text:p text:style-name="P25"><text:tab/><text:tab/><text:span text:style-name="T2">}</text:span></text:p>
      <text:p text:style-name="P91"><text:span text:style-name="T10"><text:tab/><text:tab/></text:span><text:bookmark-start text:name="base-kahn-dosth9"/><text:span text:style-name="T10">// </text:span><text:span text:style-name="T2">do sth </text:span><text:span text:style-name="T117">9</text:span><text:bookmark-end text:name="base-kahn-dosth9"/></text:p>
      <text:p text:style-name="P25"><text:tab/><text:span text:style-name="T2">}</text:span></text:p>
      <text:p text:style-name="P25"><text:tab/><text:span text:style-name="T105">for(x:topo) { // </text:span><text:span text:style-name="T117">this is do sth 10</text:span></text:p>
      <text:p text:style-name="P25"><text:tab/><text:tab/><text:span text:style-name="T105">cout x</text:span></text:p>
      <text:p text:style-name="P25"><text:tab/><text:span text:style-name="T105">}</text:span></text:p>
      <text:p text:style-name="P91"><text:span text:style-name="T10"><text:tab/></text:span><text:bookmark-start text:name="base-kahn-dosth10"/><text:span text:style-name="T134">// </text:span><text:span text:style-name="T135">do sth </text:span><text:span text:style-name="T136">10</text:span><text:bookmark-end text:name="base-kahn-dosth10"/></text:p>
      <text:p text:style-name="P95"><text:span text:style-name="T136"><text:tab/></text:span><text:span text:style-name="T133">return ;</text:span></text:p>
      <text:p text:style-name="P48">}</text:p>
      <text:p text:style-name="P48"/>
      <text:p text:style-name="P6"/>
      <text:h text:style-name="P9" text:outline-level="1">cycle <text:span text:style-name="T142">counter </text:span>algorithm <text:span text:style-name="T183">for undirected </text:span><text:span text:style-name="T184">graph</text:span></text:h>
      <text:p text:style-name="P101"><text:span text:style-name="T147">Global variable: </text:span></text:p>
      <text:p text:style-name="P101"><text:tab/>parent[1000]</text:p>
      <text:p text:style-name="P28"/>
      <text:p text:style-name="P96">bool dfs( int <text:span text:style-name="T139">vertexS</text:span>ource) {</text:p>
      <text:p text:style-name="P97"><text:tab/><text:span text:style-name="T3">// do first clean <text:tab/></text:span></text:p>
      <text:p text:style-name="P12"><text:tab/>// <text:span text:style-name="T2">do sth 1</text:span></text:p>
      <text:p text:style-name="P11"><text:tab/>// do mark <text:span text:style-name="T176">1 </text:span>: visited [vexSource] = true<text:tab/></text:p>
      <text:p text:style-name="P11"><text:tab/>// <text:span text:style-name="T2">do sth </text:span><text:span text:style-name="T143">2</text:span></text:p>
      <text:p text:style-name="P11"><text:tab/>// do check list neithbor :</text:p>
      <text:p text:style-name="P11"><text:tab/>for (<text:span text:style-name="T1">auto</text:span> neithbor : adjList [vexSource] )</text:p>
      <text:p text:style-name="P11"><text:tab/>{</text:p>
      <text:p text:style-name="P11"><text:tab/><text:tab/>//do sth <text:span text:style-name="T143">3</text:span></text:p>
      <text:p text:style-name="P11"><text:tab/><text:tab/>// do when not visited yet</text:p>
      <text:p text:style-name="P11"><text:tab/><text:tab/>if(!visited [vexSource]) {</text:p>
      <text:p text:style-name="P11"><text:tab/><text:tab/><text:tab/>// do sth <text:span text:style-name="T143">4</text:span></text:p>
      <text:p text:style-name="P11"><text:tab/><text:tab/><text:tab/>// do mark : </text:p>
      <text:p text:style-name="P11"><text:tab/><text:tab/><text:tab/><text:span text:style-name="T130">parent[neighbor] = vertexSource;</text:span></text:p>
      <text:p text:style-name="P11"><text:tab/><text:tab/><text:tab/><text:span text:style-name="T119">if (</text:span><text:span text:style-name="T118">dfs </text:span><text:span text:style-name="T131">(neighbor, </text:span><text:span text:style-name="T122">vertexS</text:span><text:span text:style-name="T123">ource</text:span><text:span text:style-name="T131">)</text:span><text:span text:style-name="T119">) return true</text:span><text:span text:style-name="T131">;</text:span></text:p>
      <text:p text:style-name="P11"><text:tab/><text:tab/><text:tab/>// <text:span text:style-name="T1">do sth </text:span><text:span text:style-name="T143">5</text:span></text:p>
      <text:p text:style-name="P11"><text:tab/><text:tab/>}</text:p>
      <text:p text:style-name="P13"><text:tab/><text:tab/><text:span text:style-name="T119">else if(neighbor != paren</text:span><text:span text:style-name="T120">t</text:span><text:span text:style-name="T121">[</text:span><text:span text:style-name="T122">vertexS</text:span><text:span text:style-name="T123">ource</text:span><text:span text:style-name="T121">]</text:span><text:span text:style-name="T119">) </text:span><text:span text:style-name="T122">{</text:span></text:p>
      <text:p text:style-name="P17"><text:tab/><text:tab/><text:tab/>// <text:span text:style-name="T143">do sth 6</text:span></text:p>
      <text:p text:style-name="P17"><text:span text:style-name="T140"><text:tab/><text:tab/><text:tab/>// </text:span><text:span text:style-name="T139">start = neighbor; end = vertexS</text:span><text:span text:style-name="T141">ource</text:span><text:span text:style-name="T139">;</text:span></text:p>
      <text:p text:style-name="P17"><text:span text:style-name="T140"><text:tab/><text:tab/><text:tab/>return true; // existing of inver-edge (</text:span><text:span text:style-name="T139">vertexS</text:span><text:span text:style-name="T141">ource</text:span><text:span text:style-name="T140">, neighbor)</text:span></text:p>
      <text:p text:style-name="P17"><text:tab/><text:tab/><text:span text:style-name="T139">}</text:span></text:p>
      <text:p text:style-name="P99"><text:tab/><text:tab/>else {</text:p>
      <text:p text:style-name="P11"><text:tab/><text:tab/><text:tab/>// <text:span text:style-name="T1">do sth </text:span><text:span text:style-name="T144">7</text:span></text:p>
      <text:p text:style-name="P11"><text:tab/><text:tab/><text:span text:style-name="T1">}</text:span></text:p>
      <text:p text:style-name="P11"><text:tab/><text:tab/>// <text:span text:style-name="T2">do sth </text:span><text:span text:style-name="T145">8</text:span></text:p>
      <text:p text:style-name="P11"><text:tab/><text:span text:style-name="T1">}</text:span></text:p>
      <text:p text:style-name="P11"><text:tab/>// <text:span text:style-name="T1">do sth </text:span><text:span text:style-name="T146">9</text:span></text:p>
      <text:p text:style-name="P11"><text:tab/><text:span text:style-name="T140">return false</text:span></text:p>
      <text:p text:style-name="P53">} </text:p>
      <text:p text:style-name="P53"/>
      <text:p text:style-name="P159"/>
      <text:p text:style-name="P102">at main() call all vertex <text:span text:style-name="T118">if have many connectedComponent</text:span></text:p>
      <text:p text:style-name="P104"><text:span text:style-name="T156">dfs</text:span><text:span text:style-name="T61"> algorithm can ez for get path cycle but using </text:span><text:span text:style-name="T157">bfs</text:span><text:span text:style-name="T61"> is </text:span><text:span text:style-name="T156">difficult</text:span></text:p>
      <text:p text:style-name="P54">void action () {</text:p>
      <text:p text:style-name="P54"><text:tab/>for <text:s text:c="2"/>i&lt;= n { // <text:span text:style-name="T150">loop vertex </text:span><text:span text:style-name="T152">&gt;</text:span><text:span text:style-name="T150"> </text:span><text:span text:style-name="T151">all connectedComponent</text:span></text:p>
      <text:p text:style-name="P55"><text:tab/><text:tab/>if !visited {</text:p>
      <text:p text:style-name="P55"><text:tab/><text:tab/><text:tab/>if(dfs(i<text:span text:style-name="T148">) {</text:span></text:p>
      <text:p text:style-name="P55"><text:tab/><text:tab/><text:tab/><text:tab/><text:span text:style-name="T149">cout YES</text:span></text:p>
      <text:p text:style-name="P55"><text:tab/><text:tab/><text:tab/><text:tab/><text:span text:style-name="T149">vector cycle; cycle.push_back</text:span><text:span text:style-name="T150">(start)</text:span></text:p>
      <text:p text:style-name="P55"><text:tab/><text:tab/><text:tab/><text:tab/><text:span text:style-name="T151">while(</text:span><text:span text:style-name="T152">end != start</text:span><text:span text:style-name="T151">) </text:span><text:span text:style-name="T152">{</text:span></text:p>
      <text:p text:style-name="P103"><text:span text:style-name="T59"><text:tab/><text:tab/><text:tab/><text:tab/><text:tab/></text:span><text:span text:style-name="T60">cycle.push_back(end);</text:span></text:p>
      <text:p text:style-name="P55"><text:tab/><text:tab/><text:tab/><text:tab/><text:tab/><text:span text:style-name="T152">end = parent [end];</text:span></text:p>
      <text:p text:style-name="P55"><text:tab/><text:tab/><text:tab/><text:tab/><text:span text:style-name="T152">}</text:span></text:p>
      <text:p text:style-name="P55"><text:tab/><text:tab/><text:tab/><text:tab/><text:span text:style-name="T153">cycle.push_back(start);</text:span></text:p>
      <text:p text:style-name="P55"><text:tab/><text:tab/><text:tab/><text:tab/><text:span text:style-name="T154">reverse(cycle.begin(), cycle.end())</text:span></text:p>
      <text:p text:style-name="P55"><text:tab/><text:tab/><text:tab/><text:tab/>// <text:span text:style-name="T158">do sth stt</text:span></text:p>
      <text:p text:style-name="P55"><text:tab/><text:tab/><text:tab/><text:tab/><text:span text:style-name="T158">for x:cycle { // do sth stt</text:span></text:p>
      <text:p text:style-name="P55"><text:tab/><text:tab/><text:tab/><text:tab/><text:tab/><text:span text:style-name="T159">cout x;</text:span></text:p>
      <text:p text:style-name="P55"><text:tab/><text:tab/><text:tab/><text:tab/><text:span text:style-name="T158">}</text:span></text:p>
      <text:p text:style-name="P55"><text:tab/><text:tab/><text:tab/><text:span text:style-name="T149">}</text:span></text:p>
      <text:p text:style-name="P55"><text:tab/><text:tab/>}</text:p>
      <text:p text:style-name="P54"><text:tab/>}</text:p>
      <text:p text:style-name="P54"><text:tab/></text:p>
      <text:p text:style-name="P54">}</text:p>
      <text:p text:style-name="P54"/>
      <text:p text:style-name="P54"/>
      <text:p text:style-name="P160"/>
      <text:p text:style-name="P169"><text:span text:style-name="T168">/*</text:span><text:span text:style-name="T169">reference cycle in undirected graph</text:span><text:span text:style-name="T168">*/</text:span></text:p>
      <text:list xml:id="list2583807543" text:style-name="L1">
        <text:list-item>
          <text:p text:style-name="P176"> </text:p>
        </text:list-item>
        <text:list-item>
          <text:p text:style-name="P180">#include &lt;bits/stdc++.h&gt;</text:p>
        </text:list-item>
        <text:list-item>
          <text:p text:style-name="P178"><text:span text:style-name="T160">using</text:span> <text:span text:style-name="T160">namespace</text:span> std<text:span text:style-name="T161">;</text:span></text:p>
        </text:list-item>
        <text:list-item>
          <text:p text:style-name="P176"> </text:p>
        </text:list-item>
        <text:list-item>
          <text:p text:style-name="P178"><text:span text:style-name="T160">int</text:span> n, m, st, en<text:span text:style-name="T161">;</text:span></text:p>
        </text:list-item>
        <text:list-item>
          <text:p text:style-name="P178">vector<text:span text:style-name="T162">&lt;</text:span><text:span text:style-name="T160">int</text:span><text:span text:style-name="T162">&gt;</text:span> adj<text:span text:style-name="T163">[</text:span><text:span text:style-name="T164">1001</text:span><text:span text:style-name="T163">]</text:span><text:span text:style-name="T161">;</text:span></text:p>
        </text:list-item>
        <text:list-item>
          <text:p text:style-name="P178"><text:span text:style-name="T160">bool</text:span> visited<text:span text:style-name="T163">[</text:span><text:span text:style-name="T164">1001</text:span><text:span text:style-name="T163">]</text:span><text:span text:style-name="T161">;</text:span></text:p>
        </text:list-item>
        <text:list-item>
          <text:p text:style-name="P178"><text:span text:style-name="T160">int</text:span> parent<text:span text:style-name="T163">[</text:span><text:span text:style-name="T164">1001</text:span><text:span text:style-name="T163">]</text:span><text:span text:style-name="T161">;</text:span></text:p>
        </text:list-item>
        <text:list-item>
          <text:p text:style-name="P176"> </text:p>
        </text:list-item>
        <text:list-item>
          <text:p text:style-name="P178"><text:span text:style-name="T160">void</text:span> inp<text:span text:style-name="T163">(){</text:span></text:p>
        </text:list-item>
        <text:list-item>
          <text:p text:style-name="P178"><text:span text:style-name="T164">cin</text:span> <text:span text:style-name="T162">&gt;&gt;</text:span> n <text:span text:style-name="T162">&gt;&gt;</text:span> m<text:span text:style-name="T161">;</text:span></text:p>
        </text:list-item>
        <text:list-item>
          <text:p text:style-name="P178"><text:span text:style-name="T160">for</text:span><text:span text:style-name="T163">(</text:span><text:span text:style-name="T160">int</text:span> i <text:span text:style-name="T162">=</text:span> <text:span text:style-name="T164">0</text:span><text:span text:style-name="T161">;</text:span> i <text:span text:style-name="T162">&lt;</text:span> m<text:span text:style-name="T161">;</text:span> i<text:span text:style-name="T165">++</text:span><text:span text:style-name="T163">){</text:span></text:p>
        </text:list-item>
        <text:list-item>
          <text:p text:style-name="P178"><text:span text:style-name="T160">int</text:span> x, y<text:span text:style-name="T161">;</text:span> <text:span text:style-name="T164">cin</text:span> <text:span text:style-name="T162">&gt;&gt;</text:span> x <text:span text:style-name="T162">&gt;&gt;</text:span> y<text:span text:style-name="T161">;</text:span></text:p>
        </text:list-item>
        <text:list-item>
          <text:p text:style-name="P178">adj<text:span text:style-name="T163">[</text:span>x<text:span text:style-name="T163">]</text:span>.<text:span text:style-name="T166">push_back</text:span><text:span text:style-name="T163">(</text:span>y<text:span text:style-name="T163">)</text:span><text:span text:style-name="T161">;</text:span></text:p>
        </text:list-item>
        <text:list-item>
          <text:p text:style-name="P178">adj<text:span text:style-name="T163">[</text:span>y<text:span text:style-name="T163">]</text:span>.<text:span text:style-name="T166">push_back</text:span><text:span text:style-name="T163">(</text:span>x<text:span text:style-name="T163">)</text:span><text:span text:style-name="T161">;</text:span></text:p>
        </text:list-item>
        <text:list-item>
          <text:p text:style-name="P173">}</text:p>
        </text:list-item>
        <text:list-item>
          <text:p text:style-name="P178"><text:span text:style-name="T164">memset</text:span><text:span text:style-name="T163">(</text:span>visited, <text:span text:style-name="T160">false</text:span>, <text:span text:style-name="T164">sizeof</text:span><text:span text:style-name="T163">(</text:span>visited<text:span text:style-name="T163">))</text:span><text:span text:style-name="T161">;</text:span></text:p>
        </text:list-item>
        <text:list-item>
          <text:p text:style-name="P173">}</text:p>
        </text:list-item>
        <text:list-item>
          <text:p text:style-name="P176"> </text:p>
        </text:list-item>
        <text:list-item>
          <text:p text:style-name="P176"> </text:p>
        </text:list-item>
        <text:list-item>
          <text:p text:style-name="P178"><text:span text:style-name="T160">bool</text:span> DFS<text:span text:style-name="T163">(</text:span><text:span text:style-name="T160">int</text:span> u<text:span text:style-name="T163">){</text:span></text:p>
        </text:list-item>
        <text:list-item>
          <text:p text:style-name="P178">visited<text:span text:style-name="T163">[</text:span>u<text:span text:style-name="T163">]</text:span> <text:span text:style-name="T162">=</text:span> <text:span text:style-name="T160">true</text:span><text:span text:style-name="T161">;</text:span></text:p>
        </text:list-item>
        <text:list-item>
          <text:p text:style-name="P178"><text:span text:style-name="T160">for</text:span><text:span text:style-name="T163">(</text:span><text:span text:style-name="T160">int</text:span> v <text:span text:style-name="T161">:</text:span> adj<text:span text:style-name="T163">[</text:span>u<text:span text:style-name="T163">]){</text:span></text:p>
        </text:list-item>
        <text:list-item>
          <text:p text:style-name="P178"><text:span text:style-name="T160">if</text:span><text:span text:style-name="T163">(</text:span><text:span text:style-name="T165">!</text:span>visited<text:span text:style-name="T163">[</text:span>v<text:span text:style-name="T163">]){</text:span></text:p>
        </text:list-item>
        <text:list-item>
          <text:p text:style-name="P178">parent<text:span text:style-name="T163">[</text:span>v<text:span text:style-name="T163">]</text:span> <text:span text:style-name="T162">=</text:span> u<text:span text:style-name="T161">;</text:span></text:p>
        </text:list-item>
        <text:list-item>
          <text:p text:style-name="P178"><text:span text:style-name="T160">if</text:span><text:span text:style-name="T163">(</text:span>DFS<text:span text:style-name="T163">(</text:span>v<text:span text:style-name="T163">))</text:span> <text:span text:style-name="T160">return</text:span> <text:span text:style-name="T160">true</text:span><text:span text:style-name="T161">;</text:span></text:p>
        </text:list-item>
        <text:list-item>
          <text:p text:style-name="P173">}</text:p>
        </text:list-item>
        <text:list-item>
          <text:p text:style-name="P178"><text:span text:style-name="T160">else</text:span> <text:span text:style-name="T160">if</text:span><text:span text:style-name="T163">(</text:span>v <text:span text:style-name="T165">!</text:span><text:span text:style-name="T162">=</text:span> parent<text:span text:style-name="T163">[</text:span>u<text:span text:style-name="T163">]){</text:span></text:p>
        </text:list-item>
        <text:list-item>
          <text:p text:style-name="P178"><text:span text:style-name="T160">return</text:span> <text:span text:style-name="T160">true</text:span><text:span text:style-name="T161">;</text:span></text:p>
        </text:list-item>
        <text:list-item>
          <text:p text:style-name="P173">}</text:p>
        </text:list-item>
        <text:list-item>
          <text:p text:style-name="P173">}</text:p>
        </text:list-item>
        <text:list-item>
          <text:p text:style-name="P178"><text:span text:style-name="T160">return</text:span> <text:span text:style-name="T160">false</text:span><text:span text:style-name="T161">;</text:span></text:p>
        </text:list-item>
        <text:list-item>
          <text:p text:style-name="P173">}</text:p>
        </text:list-item>
        <text:list-item>
          <text:p text:style-name="P176"> </text:p>
        </text:list-item>
        <text:list-item>
          <text:p text:style-name="P178"><text:span text:style-name="T160">bool</text:span> BFS<text:span text:style-name="T163">(</text:span><text:span text:style-name="T160">int</text:span> u<text:span text:style-name="T163">){</text:span></text:p>
        </text:list-item>
        <text:list-item>
          <text:p text:style-name="P178">visited<text:span text:style-name="T163">[</text:span>u<text:span text:style-name="T163">]</text:span> <text:span text:style-name="T162">=</text:span> <text:span text:style-name="T160">true</text:span><text:span text:style-name="T161">;</text:span></text:p>
        </text:list-item>
        <text:list-item>
          <text:p text:style-name="P178">queue<text:span text:style-name="T162">&lt;</text:span><text:span text:style-name="T160">int</text:span><text:span text:style-name="T162">&gt;</text:span> q<text:span text:style-name="T161">;</text:span></text:p>
        </text:list-item>
        <text:list-item>
          <text:p text:style-name="P178">q.<text:span text:style-name="T166">push</text:span><text:span text:style-name="T163">(</text:span>u<text:span text:style-name="T163">)</text:span><text:span text:style-name="T161">;</text:span></text:p>
        </text:list-item>
        <text:list-item>
          <text:p text:style-name="P178"><text:span text:style-name="T160">while</text:span><text:span text:style-name="T163">(</text:span><text:span text:style-name="T165">!</text:span> q.<text:span text:style-name="T166">empty</text:span><text:span text:style-name="T163">()){</text:span></text:p>
        </text:list-item>
        <text:list-item>
          <text:p text:style-name="P178"><text:span text:style-name="T160">int</text:span> v <text:span text:style-name="T162">=</text:span> q.<text:span text:style-name="T166">front</text:span><text:span text:style-name="T163">()</text:span><text:span text:style-name="T161">;</text:span> q.<text:span text:style-name="T166">pop</text:span><text:span text:style-name="T163">()</text:span><text:span text:style-name="T161">;</text:span></text:p>
        </text:list-item>
        <text:list-item>
          <text:p text:style-name="P178"><text:span text:style-name="T160">for</text:span><text:span text:style-name="T163">(</text:span><text:span text:style-name="T160">int</text:span> x <text:span text:style-name="T161">:</text:span> adj<text:span text:style-name="T163">[</text:span>v<text:span text:style-name="T163">]){</text:span></text:p>
        </text:list-item>
        <text:list-item>
          <text:p text:style-name="P178"><text:span text:style-name="T160">if</text:span><text:span text:style-name="T163">(</text:span><text:span text:style-name="T165">!</text:span>visited<text:span text:style-name="T163">[</text:span>x<text:span text:style-name="T163">]){</text:span></text:p>
        </text:list-item>
        <text:list-item>
          <text:p text:style-name="P178">q.<text:span text:style-name="T166">push</text:span><text:span text:style-name="T163">(</text:span>x<text:span text:style-name="T163">)</text:span><text:span text:style-name="T161">;</text:span> visited<text:span text:style-name="T163">[</text:span>x<text:span text:style-name="T163">]</text:span> <text:span text:style-name="T162">=</text:span> <text:span text:style-name="T160">true</text:span><text:span text:style-name="T161">;</text:span> parent<text:span text:style-name="T163">[</text:span>x<text:span text:style-name="T163">]</text:span> <text:span text:style-name="T162">=</text:span> v<text:span text:style-name="T161">;</text:span></text:p>
        </text:list-item>
        <text:list-item>
          <text:p text:style-name="P173">}</text:p>
        </text:list-item>
        <text:list-item>
          <text:p text:style-name="P178"><text:span text:style-name="T160">else</text:span> <text:span text:style-name="T160">if</text:span><text:span text:style-name="T163">(</text:span>x <text:span text:style-name="T165">!</text:span><text:span text:style-name="T162">=</text:span> parent<text:span text:style-name="T163">[</text:span>v<text:span text:style-name="T163">]){</text:span></text:p>
        </text:list-item>
        <text:list-item>
          <text:p text:style-name="P178"><text:span text:style-name="T160">return</text:span> <text:span text:style-name="T160">true</text:span><text:span text:style-name="T161">;</text:span></text:p>
        </text:list-item>
        <text:list-item>
          <text:p text:style-name="P173">}</text:p>
        </text:list-item>
        <text:list-item>
          <text:p text:style-name="P173">}</text:p>
        </text:list-item>
        <text:list-item>
          <text:p text:style-name="P173">}</text:p>
        </text:list-item>
        <text:list-item>
          <text:p text:style-name="P178"><text:span text:style-name="T160">return</text:span> <text:span text:style-name="T160">false</text:span><text:span text:style-name="T161">;</text:span></text:p>
        </text:list-item>
        <text:list-item>
          <text:p text:style-name="P173">}</text:p>
        </text:list-item>
        <text:list-item>
          <text:p text:style-name="P176"> </text:p>
        </text:list-item>
        <text:list-item>
          <text:p text:style-name="P176"> </text:p>
        </text:list-item>
        <text:list-item>
          <text:p text:style-name="P178"><text:span text:style-name="T160">int</text:span> main<text:span text:style-name="T163">(){</text:span></text:p>
        </text:list-item>
        <text:list-item>
          <text:p text:style-name="P178">inp<text:span text:style-name="T163">()</text:span><text:span text:style-name="T161">;</text:span></text:p>
        </text:list-item>
        <text:list-item>
          <text:p text:style-name="P178"><text:span text:style-name="T160">for</text:span><text:span text:style-name="T163">(</text:span><text:span text:style-name="T160">int</text:span> i <text:span text:style-name="T162">=</text:span> <text:span text:style-name="T164">1</text:span><text:span text:style-name="T161">;</text:span> i <text:span text:style-name="T162">&lt;=</text:span> n<text:span text:style-name="T161">;</text:span> i<text:span text:style-name="T165">++</text:span><text:span text:style-name="T163">){</text:span></text:p>
        </text:list-item>
        <text:list-item>
          <text:p text:style-name="P178"><text:span text:style-name="T160">if</text:span><text:span text:style-name="T163">(</text:span><text:span text:style-name="T165">!</text:span>visited<text:span text:style-name="T163">[</text:span>i<text:span text:style-name="T163">]){</text:span></text:p>
        </text:list-item>
        <text:list-item>
          <text:p text:style-name="P178"><text:span text:style-name="T160">if</text:span><text:span text:style-name="T163">(</text:span>DFS<text:span text:style-name="T163">(</text:span>i<text:span text:style-name="T163">)){</text:span></text:p>
        </text:list-item>
        <text:list-item>
          <text:p text:style-name="P178"><text:span text:style-name="T164">cout</text:span> <text:span text:style-name="T162">&lt;&lt;</text:span> <text:span text:style-name="T109">"YES</text:span><text:span text:style-name="T167">\n</text:span><text:span text:style-name="T109">"</text:span><text:span text:style-name="T161">;</text:span></text:p>
        </text:list-item>
        <text:list-item>
          <text:p text:style-name="P178"><text:span text:style-name="T160">return</text:span> <text:span text:style-name="T164">0</text:span><text:span text:style-name="T161">;</text:span></text:p>
        </text:list-item>
        <text:list-item>
          <text:p text:style-name="P173">}</text:p>
        </text:list-item>
        <text:list-item>
          <text:p text:style-name="P173">}</text:p>
        </text:list-item>
        <text:list-item>
          <text:p text:style-name="P173"><text:soft-page-break/>}</text:p>
        </text:list-item>
        <text:list-item>
          <text:p text:style-name="P178"><text:span text:style-name="T164">cout</text:span> <text:span text:style-name="T162">&lt;&lt;</text:span> <text:span text:style-name="T109">"NO</text:span><text:span text:style-name="T167">\n</text:span><text:span text:style-name="T109">"</text:span><text:span text:style-name="T161">;</text:span></text:p>
        </text:list-item>
        <text:list-item>
          <text:p text:style-name="P178"><text:span text:style-name="T160">return</text:span> <text:span text:style-name="T164">0</text:span><text:span text:style-name="T161">;</text:span></text:p>
        </text:list-item>
        <text:list-item>
          <text:p text:style-name="P172">}</text:p>
        </text:list-item>
      </text:list>
      <text:p text:style-name="Addressee"><text:line-break/><text:line-break/></text:p>
      <text:p text:style-name="P3">at base bfs</text:p>
      <text:p text:style-name="P1">bool bfs () {</text:p>
      <text:p text:style-name="P2"><text:span text:style-name="T172"><text:tab/>add more </text:span><text:a xlink:type="simple" xlink:href="#base-bfs-mark2" text:style-name="Internet_20_link" text:visited-style-name="Visited_20_Internet_20_Link"><text:span text:style-name="T172">do mark 2</text:span></text:a><text:span text:style-name="T172"> </text:span></text:p>
      <text:p text:style-name="P1"><text:tab/>parent[neighbor] = vertex</text:p>
      <text:p text:style-name="P1"><text:tab/>// <text:span text:style-name="T173">before or at </text:span><text:a xlink:type="simple" xlink:href="#base-bfs-dosth8" text:style-name="Internet_20_link" text:visited-style-name="Visited_20_Internet_20_Link"><text:span text:style-name="T173">do sth 8</text:span></text:a></text:p>
      <text:p text:style-name="P1"><text:tab/><text:span text:style-name="T173">(else) if ( neighbor != parent[vertex] ) </text:span><text:span text:style-name="T174">{</text:span></text:p>
      <text:p text:style-name="P1"><text:tab/><text:tab/><text:span text:style-name="T174">return true; // </text:span><text:span text:style-name="T175">existing inver-edge </text:span></text:p>
      <text:p text:style-name="P1"><text:tab/><text:span text:style-name="T174">}</text:span></text:p>
      <text:p text:style-name="P1"><text:tab/><text:span text:style-name="T175">return false</text:span></text:p>
      <text:p text:style-name="P1">}</text:p>
      <text:p text:style-name="P4"/>
      <text:p text:style-name="P1"/>
      <text:h text:style-name="P9" text:outline-level="1">cycle in <text:span text:style-name="T155">directed</text:span> graph</text:h>
      <text:p text:style-name="P170">Global variable: color[N] =<text:span text:style-name="T178">&gt;</text:span> (can have 3 state<text:span text:style-name="T182">s</text:span>)</text:p>
      <text:p text:style-name="P98">bool dfs( int <text:span text:style-name="T139">vertexS</text:span>ource) {</text:p>
      <text:p text:style-name="P98"><text:tab/><text:span text:style-name="T3">// do first clean <text:tab/></text:span></text:p>
      <text:p text:style-name="P14"><text:tab/>// <text:span text:style-name="T2">do sth 1</text:span></text:p>
      <text:p text:style-name="P105"><text:span text:style-name="T3"><text:tab/>// do mark </text:span><text:span text:style-name="T176">1 </text:span><text:span text:style-name="T3">: </text:span><text:span text:style-name="T127">color</text:span><text:span text:style-name="T124"> [vexSource] = </text:span><text:span text:style-name="T128">1</text:span><text:span text:style-name="T179"> // </text:span><text:span text:style-name="T180">visited true</text:span><text:span text:style-name="T3"><text:tab/></text:span></text:p>
      <text:p text:style-name="P14"><text:tab/>// <text:span text:style-name="T2">do sth </text:span><text:span text:style-name="T143">2</text:span></text:p>
      <text:p text:style-name="P14"><text:tab/>// do check list neithbor :</text:p>
      <text:p text:style-name="P14"><text:tab/>for (<text:span text:style-name="T1">auto</text:span> neithbor : adjList [vexSource] )</text:p>
      <text:p text:style-name="P14"><text:tab/>{</text:p>
      <text:p text:style-name="P14"><text:tab/><text:tab/>//do sth <text:span text:style-name="T143">3</text:span></text:p>
      <text:p text:style-name="P14"><text:tab/><text:tab/>// do when not visited yet</text:p>
      <text:p text:style-name="P105"><text:span text:style-name="T3"><text:tab/><text:tab/></text:span><text:span text:style-name="T124">if(</text:span><text:span text:style-name="T125">color</text:span><text:span text:style-name="T124"> [</text:span><text:span text:style-name="T126">neighbor</text:span><text:span text:style-name="T124">] </text:span><text:span text:style-name="T125">== 0</text:span><text:span text:style-name="T124">)</text:span><text:span text:style-name="T3"> {</text:span></text:p>
      <text:p text:style-name="P14"><text:tab/><text:tab/><text:tab/>// do sth <text:span text:style-name="T143">4</text:span></text:p>
      <text:p text:style-name="P14"><text:tab/><text:tab/><text:tab/>// do mark <text:span text:style-name="T181">2</text:span>: <text:s/></text:p>
      <text:p text:style-name="P15"><text:tab/><text:tab/><text:tab/><text:span text:style-name="T126">parent[neighbor] = <text:s/></text:span><text:span text:style-name="T122">vertexS</text:span><text:span text:style-name="T123">ource;</text:span></text:p>
      <text:p text:style-name="P18"><text:tab/><text:tab/><text:tab/><text:span text:style-name="T140">if (</text:span>dfs <text:span text:style-name="T1">(neighbor, </text:span><text:span text:style-name="T139">vertexS</text:span><text:span text:style-name="T141">ource</text:span><text:span text:style-name="T1">)</text:span><text:span text:style-name="T140">) return true</text:span><text:span text:style-name="T1">;</text:span></text:p>
      <text:p text:style-name="P14"><text:tab/><text:tab/><text:tab/>// <text:span text:style-name="T1">do sth </text:span><text:span text:style-name="T143">5</text:span></text:p>
      <text:p text:style-name="P14"><text:tab/><text:tab/>}</text:p>
      <text:p text:style-name="P16"><text:tab/><text:tab/><text:span text:style-name="T119">else if(</text:span><text:span text:style-name="T111">color</text:span><text:span text:style-name="T110"> [</text:span><text:span text:style-name="T112">neighbor</text:span><text:span text:style-name="T110">] </text:span><text:span text:style-name="T111">== </text:span><text:span text:style-name="T113">1</text:span><text:span text:style-name="T119">) </text:span><text:span text:style-name="T122">{</text:span></text:p>
      <text:p text:style-name="P18"><text:tab/><text:tab/><text:tab/>// <text:span text:style-name="T143">do sth 6</text:span></text:p>
      <text:p text:style-name="P18"><text:span text:style-name="T140"><text:tab/><text:tab/><text:tab/>// </text:span><text:span text:style-name="T139">start = neighbor; end = vertexS</text:span><text:span text:style-name="T141">ource</text:span><text:span text:style-name="T139">;</text:span></text:p>
      <text:p text:style-name="P18"><text:span text:style-name="T140"><text:tab/><text:tab/><text:tab/>return true; // existing of inver-edge (</text:span><text:span text:style-name="T139">vertexS</text:span><text:span text:style-name="T141">ource</text:span><text:span text:style-name="T140">, neighbor)</text:span></text:p>
      <text:p text:style-name="P18"><text:tab/><text:tab/><text:span text:style-name="T139">}</text:span></text:p>
      <text:p text:style-name="P100"><text:tab/><text:tab/>else {</text:p>
      <text:p text:style-name="P14"><text:tab/><text:tab/><text:tab/>// <text:span text:style-name="T1">do sth </text:span><text:span text:style-name="T144">7</text:span></text:p>
      <text:p text:style-name="P14"><text:tab/><text:tab/><text:span text:style-name="T1">}</text:span></text:p>
      <text:p text:style-name="P14"><text:tab/><text:tab/>// <text:span text:style-name="T2">do sth </text:span><text:span text:style-name="T145">8</text:span></text:p>
      <text:p text:style-name="P14"><text:tab/><text:span text:style-name="T1">}</text:span></text:p>
      <text:p text:style-name="P14"><text:tab/>// <text:span text:style-name="T1">do sth </text:span><text:span text:style-name="T146">9</text:span></text:p>
      <text:p text:style-name="P14"><text:tab/><text:span text:style-name="T129">color[vertexSource] = 2;</text:span></text:p>
      <text:p text:style-name="P14"><text:tab/><text:span text:style-name="T140">return false</text:span></text:p>
      <text:p text:style-name="P14"><text:span text:style-name="T177">}</text:span></text:p>
      <text:p text:style-name="P14"/>
      <text:p text:style-name="P14"/>
      <text:p text:style-name="P14"/>
      <text:p text:style-name="P106">kahn<text:line-break/></text:p>
      <text:p text:style-name="P108">bool kahn<text:span text:style-name="T185">() {</text:span></text:p>
      <text:p text:style-name="P108"><text:tab/></text:p>
      <text:p text:style-name="P5"><text:tab/>at do sth 4 add cnt++;</text:p>
      <text:p text:style-name="P7"><text:tab/>at do sth 10 return cnt != n; // n is total vertex</text:p>
      <text:p text:style-name="P108"/>
      <text:p text:style-name="P109">}</text:p>
      <text:p text:style-name="P165"><text:span text:style-name="T3"><text:s/></text:span><text:span text:style-name="T168">/*</text:span><text:span text:style-name="T171">reference </text:span><text:span text:style-name="T170">cycle in directed graph</text:span><text:span text:style-name="T168">*/</text:span></text:p>
      <text:list xml:id="list500842813" text:style-name="L2">
        <text:list-item>
          <text:p text:style-name="P177"> </text:p>
        </text:list-item>
        <text:list-item>
          <text:p text:style-name="P181">#include &lt;bits/stdc++.h&gt;</text:p>
        </text:list-item>
        <text:list-item>
          <text:p text:style-name="P179"><text:span text:style-name="T160">using</text:span> <text:span text:style-name="T160">namespace</text:span> std<text:span text:style-name="T161">;</text:span></text:p>
        </text:list-item>
        <text:list-item>
          <text:p text:style-name="P177"> </text:p>
        </text:list-item>
        <text:list-item>
          <text:p text:style-name="P179"><text:span text:style-name="T160">int</text:span> n, m, st, en<text:span text:style-name="T161">;</text:span></text:p>
        </text:list-item>
        <text:list-item>
          <text:p text:style-name="P179">vector<text:span text:style-name="T162">&lt;</text:span><text:span text:style-name="T160">int</text:span><text:span text:style-name="T162">&gt;</text:span> adj<text:span text:style-name="T163">[</text:span><text:span text:style-name="T164">1001</text:span><text:span text:style-name="T163">]</text:span><text:span text:style-name="T161">;</text:span></text:p>
        </text:list-item>
        <text:list-item>
          <text:p text:style-name="P179"><text:span text:style-name="T160">int</text:span> degree<text:span text:style-name="T163">[</text:span><text:span text:style-name="T164">1001</text:span><text:span text:style-name="T163">]</text:span><text:span text:style-name="T161">;</text:span></text:p>
        </text:list-item>
        <text:list-item>
          <text:p text:style-name="P179"><text:span text:style-name="T160">int</text:span> color<text:span text:style-name="T163">[</text:span><text:span text:style-name="T164">1001</text:span><text:span text:style-name="T163">]</text:span><text:span text:style-name="T161">;</text:span></text:p>
        </text:list-item>
        <text:list-item>
          <text:p text:style-name="P177"> </text:p>
        </text:list-item>
        <text:list-item>
          <text:p text:style-name="P179"><text:span text:style-name="T160">void</text:span> inp<text:span text:style-name="T163">(){</text:span></text:p>
        </text:list-item>
        <text:list-item>
          <text:p text:style-name="P179"><text:span text:style-name="T164">cin</text:span> <text:span text:style-name="T162">&gt;&gt;</text:span> n <text:span text:style-name="T162">&gt;&gt;</text:span> m<text:span text:style-name="T161">;</text:span></text:p>
        </text:list-item>
        <text:list-item>
          <text:p text:style-name="P179"><text:span text:style-name="T160">for</text:span><text:span text:style-name="T163">(</text:span><text:span text:style-name="T160">int</text:span> i <text:span text:style-name="T162">=</text:span> <text:span text:style-name="T164">0</text:span><text:span text:style-name="T161">;</text:span> i <text:span text:style-name="T162">&lt;</text:span> m<text:span text:style-name="T161">;</text:span> i<text:span text:style-name="T165">++</text:span><text:span text:style-name="T163">){</text:span></text:p>
        </text:list-item>
        <text:list-item>
          <text:p text:style-name="P179"><text:span text:style-name="T160">int</text:span> x, y<text:span text:style-name="T161">;</text:span> <text:span text:style-name="T164">cin</text:span> <text:span text:style-name="T162">&gt;&gt;</text:span> x <text:span text:style-name="T162">&gt;&gt;</text:span> y<text:span text:style-name="T161">;</text:span></text:p>
        </text:list-item>
        <text:list-item>
          <text:p text:style-name="P179">adj<text:span text:style-name="T163">[</text:span>x<text:span text:style-name="T163">]</text:span>.<text:span text:style-name="T166">push_back</text:span><text:span text:style-name="T163">(</text:span>y<text:span text:style-name="T163">)</text:span><text:span text:style-name="T161">;</text:span></text:p>
        </text:list-item>
        <text:list-item>
          <text:p text:style-name="P179">degree<text:span text:style-name="T163">[</text:span>y<text:span text:style-name="T163">]</text:span><text:span text:style-name="T165">++</text:span><text:span text:style-name="T161">;</text:span></text:p>
        </text:list-item>
        <text:list-item>
          <text:p text:style-name="P174">}</text:p>
        </text:list-item>
        <text:list-item>
          <text:p text:style-name="P174">}</text:p>
        </text:list-item>
        <text:list-item>
          <text:p text:style-name="P177"> </text:p>
        </text:list-item>
        <text:list-item>
          <text:p text:style-name="P177"> </text:p>
        </text:list-item>
        <text:list-item>
          <text:p text:style-name="P179"><text:span text:style-name="T160">bool</text:span> dfs<text:span text:style-name="T163">(</text:span><text:span text:style-name="T160">int</text:span> u<text:span text:style-name="T163">){</text:span></text:p>
        </text:list-item>
        <text:list-item>
          <text:p text:style-name="P179">color<text:span text:style-name="T163">[</text:span>u<text:span text:style-name="T163">]</text:span> <text:span text:style-name="T162">=</text:span> <text:span text:style-name="T164">1</text:span><text:span text:style-name="T161">;</text:span></text:p>
        </text:list-item>
        <text:list-item>
          <text:p text:style-name="P179"><text:span text:style-name="T160">for</text:span><text:span text:style-name="T163">(</text:span><text:span text:style-name="T160">int</text:span> v<text:span text:style-name="T161">:</text:span> adj<text:span text:style-name="T163">[</text:span>u<text:span text:style-name="T163">]){</text:span></text:p>
        </text:list-item>
        <text:list-item>
          <text:p text:style-name="P179"><text:span text:style-name="T160">if</text:span><text:span text:style-name="T163">(</text:span><text:span text:style-name="T165">!</text:span>color<text:span text:style-name="T163">[</text:span>v<text:span text:style-name="T163">]){</text:span></text:p>
        </text:list-item>
        <text:list-item>
          <text:p text:style-name="P179"><text:span text:style-name="T160">if</text:span><text:span text:style-name="T163">(</text:span>dfs<text:span text:style-name="T163">(</text:span>v<text:span text:style-name="T163">))</text:span> <text:span text:style-name="T160">return</text:span> <text:span text:style-name="T160">true</text:span><text:span text:style-name="T161">;</text:span></text:p>
        </text:list-item>
        <text:list-item>
          <text:p text:style-name="P174">}</text:p>
        </text:list-item>
        <text:list-item>
          <text:p text:style-name="P179"><text:span text:style-name="T160">else</text:span> <text:span text:style-name="T160">if</text:span><text:span text:style-name="T163">(</text:span>color<text:span text:style-name="T163">[</text:span>v<text:span text:style-name="T163">]</text:span> <text:span text:style-name="T162">==</text:span> <text:span text:style-name="T164">1</text:span><text:span text:style-name="T163">)</text:span> <text:span text:style-name="T160">return</text:span> <text:span text:style-name="T160">true</text:span><text:span text:style-name="T161">;</text:span></text:p>
        </text:list-item>
        <text:list-item>
          <text:p text:style-name="P174">}</text:p>
        </text:list-item>
        <text:list-item>
          <text:p text:style-name="P179">color<text:span text:style-name="T163">[</text:span>u<text:span text:style-name="T163">]</text:span> <text:span text:style-name="T162">=</text:span> <text:span text:style-name="T164">2</text:span><text:span text:style-name="T161">;</text:span></text:p>
        </text:list-item>
        <text:list-item>
          <text:p text:style-name="P179"><text:span text:style-name="T160">return</text:span> <text:span text:style-name="T160">false</text:span><text:span text:style-name="T161">;</text:span></text:p>
        </text:list-item>
        <text:list-item>
          <text:p text:style-name="P174">}</text:p>
        </text:list-item>
        <text:list-item>
          <text:p text:style-name="P177"> </text:p>
        </text:list-item>
        <text:list-item>
          <text:p text:style-name="P177"> </text:p>
        </text:list-item>
        <text:list-item>
          <text:p text:style-name="P179"><text:span text:style-name="T160">bool</text:span> Kahn<text:span text:style-name="T163">(){</text:span></text:p>
        </text:list-item>
        <text:list-item>
          <text:p text:style-name="P179">queue<text:span text:style-name="T162">&lt;</text:span><text:span text:style-name="T160">int</text:span><text:span text:style-name="T162">&gt;</text:span> q<text:span text:style-name="T161">;</text:span></text:p>
        </text:list-item>
        <text:list-item>
          <text:p text:style-name="P179"><text:span text:style-name="T160">for</text:span><text:span text:style-name="T163">(</text:span><text:span text:style-name="T160">int</text:span> i <text:span text:style-name="T162">=</text:span> <text:span text:style-name="T164">1</text:span><text:span text:style-name="T161">;</text:span> i <text:span text:style-name="T162">&lt;=</text:span> n<text:span text:style-name="T161">;</text:span> i<text:span text:style-name="T165">++</text:span><text:span text:style-name="T163">){</text:span></text:p>
        </text:list-item>
        <text:list-item>
          <text:p text:style-name="P179"><text:span text:style-name="T160">if</text:span><text:span text:style-name="T163">(</text:span>degree<text:span text:style-name="T163">[</text:span>i<text:span text:style-name="T163">]</text:span> <text:span text:style-name="T162">==</text:span> <text:span text:style-name="T164">0</text:span><text:span text:style-name="T163">)</text:span> q.<text:span text:style-name="T166">push</text:span><text:span text:style-name="T163">(</text:span>i<text:span text:style-name="T163">)</text:span><text:span text:style-name="T161">;</text:span></text:p>
        </text:list-item>
        <text:list-item>
          <text:p text:style-name="P174">}</text:p>
        </text:list-item>
        <text:list-item>
          <text:p text:style-name="P179"><text:span text:style-name="T160">int</text:span> cnt <text:span text:style-name="T162">=</text:span> <text:span text:style-name="T164">0</text:span><text:span text:style-name="T161">;</text:span></text:p>
        </text:list-item>
        <text:list-item>
          <text:p text:style-name="P179"><text:span text:style-name="T160">while</text:span><text:span text:style-name="T163">(</text:span><text:span text:style-name="T165">!</text:span>q.<text:span text:style-name="T166">empty</text:span><text:span text:style-name="T163">()){</text:span></text:p>
        </text:list-item>
        <text:list-item>
          <text:p text:style-name="P179"><text:span text:style-name="T160">int</text:span> v <text:span text:style-name="T162">=</text:span> q.<text:span text:style-name="T166">front</text:span><text:span text:style-name="T163">()</text:span><text:span text:style-name="T161">;</text:span> q.<text:span text:style-name="T166">pop</text:span><text:span text:style-name="T163">()</text:span><text:span text:style-name="T161">;</text:span></text:p>
        </text:list-item>
        <text:list-item>
          <text:p text:style-name="P179"><text:span text:style-name="T165">++</text:span>cnt<text:span text:style-name="T161">;</text:span></text:p>
        </text:list-item>
        <text:list-item>
          <text:p text:style-name="P179"><text:span text:style-name="T160">for</text:span><text:span text:style-name="T163">(</text:span><text:span text:style-name="T160">int</text:span> x<text:span text:style-name="T161">:</text:span> adj<text:span text:style-name="T163">[</text:span>v<text:span text:style-name="T163">]){</text:span></text:p>
        </text:list-item>
        <text:list-item>
          <text:p text:style-name="P179">degree<text:span text:style-name="T163">[</text:span>x<text:span text:style-name="T163">]</text:span><text:span text:style-name="T165">--</text:span><text:span text:style-name="T161">;</text:span></text:p>
        </text:list-item>
        <text:list-item>
          <text:p text:style-name="P179"><text:span text:style-name="T160">if</text:span><text:span text:style-name="T163">(</text:span><text:span text:style-name="T165">!</text:span>degree<text:span text:style-name="T163">[</text:span>x<text:span text:style-name="T163">])</text:span> q.<text:span text:style-name="T166">push</text:span><text:span text:style-name="T163">(</text:span>x<text:span text:style-name="T163">)</text:span><text:span text:style-name="T161">;</text:span></text:p>
        </text:list-item>
        <text:list-item>
          <text:p text:style-name="P174">}</text:p>
        </text:list-item>
        <text:list-item>
          <text:p text:style-name="P174">}</text:p>
        </text:list-item>
        <text:list-item>
          <text:p text:style-name="P179"><text:span text:style-name="T164">cout</text:span> <text:span text:style-name="T162">&lt;&lt;</text:span> cnt <text:span text:style-name="T162">&lt;&lt;</text:span> endl<text:span text:style-name="T161">;</text:span></text:p>
        </text:list-item>
        <text:list-item>
          <text:p text:style-name="P179"><text:span text:style-name="T160">if</text:span><text:span text:style-name="T163">(</text:span>cnt <text:span text:style-name="T162">==</text:span> n<text:span text:style-name="T163">){</text:span></text:p>
        </text:list-item>
        <text:list-item>
          <text:p text:style-name="P179"><text:span text:style-name="T160">return</text:span> <text:span text:style-name="T160">false</text:span><text:span text:style-name="T161">;</text:span></text:p>
        </text:list-item>
        <text:list-item>
          <text:p text:style-name="P174">}</text:p>
        </text:list-item>
        <text:list-item>
          <text:p text:style-name="P179"><text:span text:style-name="T160">return</text:span> <text:span text:style-name="T160">true</text:span><text:span text:style-name="T161">;</text:span></text:p>
        </text:list-item>
        <text:list-item>
          <text:p text:style-name="P174">}</text:p>
        </text:list-item>
        <text:list-item>
          <text:p text:style-name="P177"> </text:p>
        </text:list-item>
        <text:list-item>
          <text:p text:style-name="P177"> </text:p>
        </text:list-item>
        <text:list-item>
          <text:p text:style-name="P179"><text:span text:style-name="T160">int</text:span> main<text:span text:style-name="T163">(){</text:span></text:p>
        </text:list-item>
        <text:list-item>
          <text:p text:style-name="P179">inp<text:span text:style-name="T163">()</text:span><text:span text:style-name="T161">;</text:span></text:p>
        </text:list-item>
        <text:list-item>
          <text:p text:style-name="P179"><text:span text:style-name="T160">if</text:span><text:span text:style-name="T163">(</text:span>Kahn<text:span text:style-name="T163">())</text:span> <text:span text:style-name="T164">cout</text:span> <text:span text:style-name="T162">&lt;&lt;</text:span> <text:span text:style-name="T109">"YES</text:span><text:span text:style-name="T167">\n</text:span><text:span text:style-name="T109">"</text:span><text:span text:style-name="T161">;</text:span></text:p>
        </text:list-item>
        <text:list-item>
          <text:p text:style-name="P179"><text:span text:style-name="T160">else</text:span> <text:span text:style-name="T164">cout</text:span> <text:span text:style-name="T162">&lt;&lt;</text:span> <text:span text:style-name="T109">"NO</text:span><text:span text:style-name="T167">\n</text:span><text:span text:style-name="T109">"</text:span><text:span text:style-name="T161">;</text:span></text:p>
        </text:list-item>
        <text:list-item>
          <text:p text:style-name="P179"><text:span text:style-name="T160">return</text:span> <text:span text:style-name="T164">0</text:span><text:span text:style-name="T161">;</text:span></text:p>
        </text:list-item>
        <text:list-item>
          <text:p text:style-name="P175">}<text:line-break/></text:p>
          <text:p text:style-name="P110"><text:line-break/></text:p>
        </text:list-item>
      </text:list>
      <text:p text:style-name="P166"/>
      <text:h text:style-name="P8" text:outline-level="1">STRONGLY CONNECTED COMPONENT SCC</text:h>
      <text:p text:style-name="P171">Check only 1 connected component in Graph</text:p>
      <text:h text:style-name="Heading_20_1" text:outline-level="1">Kosaraju algorithm <text:span text:style-name="T189">O(2* (V+E)) </text:span><text:span text:style-name="T204">in </text:span><text:span text:style-name="T189">adjList</text:span></text:h>
      <text:p text:style-name="P56"/>
      <text:p text:style-name="P111"><text:span text:style-name="T62">have </text:span><text:span text:style-name="T63">g</text:span><text:span text:style-name="T62">raph</text:span><text:span text:style-name="T64">(</text:span><text:span text:style-name="T65">G</text:span><text:span text:style-name="T64">)</text:span><text:span text:style-name="T62"> + </text:span><text:span text:style-name="T66">t</text:span><text:span text:style-name="T62">ransposeGraph</text:span><text:span text:style-name="T64">(</text:span><text:span text:style-name="T65">T</text:span><text:span text:style-name="T64">G</text:span><text:span text:style-name="T67">1, </text:span><text:span text:style-name="T65">T</text:span><text:span text:style-name="T67">G2</text:span><text:span text:style-name="T64">) </text:span></text:p>
      <text:p text:style-name="P111"><text:span text:style-name="T64">// </text:span><text:span text:style-name="T68">TODO create </text:span><text:span text:style-name="T65">T</text:span><text:span text:style-name="T69">G1, </text:span><text:span text:style-name="T65">T</text:span><text:span text:style-name="T69">G2</text:span><text:span text:style-name="T68"> when init </text:span><text:span text:style-name="T70">(size </text:span><text:span text:style-name="T71">space</text:span><text:span text:style-name="T70"> * 3)</text:span></text:p>
      <text:p text:style-name="P57"/>
      <text:p text:style-name="P58"><text:span text:style-name="T188">step</text:span>1: dfs in g → store sttVertex to stack</text:p>
      <text:p text:style-name="P112"><text:span text:style-name="T74">step</text:span><text:span text:style-name="T72">2: Build </text:span><text:span text:style-name="T65">T</text:span><text:span text:style-name="T72">G ( can </text:span><text:span text:style-name="T65">T</text:span><text:span text:style-name="T72">G1 ↔ </text:span><text:span text:style-name="T65">T</text:span><text:span text:style-name="T72">G2 ) </text:span><text:span text:style-name="T73">create when input </text:span><text:span text:style-name="T74">G</text:span></text:p>
      <text:p text:style-name="P112"><text:span text:style-name="T74">step</text:span><text:span text:style-name="T75">3: pop all vertex in Stack at </text:span><text:span text:style-name="T74">step</text:span><text:span text:style-name="T75">1 and call dfs into </text:span><text:span text:style-name="T74">T</text:span><text:span text:style-name="T75">G1 or </text:span><text:span text:style-name="T74">T</text:span><text:span text:style-name="T75">G2 </text:span><text:span text:style-name="T76">(save ↔ )</text:span></text:p>
      <text:p text:style-name="P59"/>
      <text:p text:style-name="P60">Global variable:</text:p>
      <text:p text:style-name="P60"><text:tab/>const int maxn = 1001;</text:p>
      <text:p text:style-name="P113"><text:span text:style-name="T77"><text:tab/>int noVertex, noEdge;</text:span></text:p>
      <text:p text:style-name="P60"><text:tab/><text:span text:style-name="T190">bool used[maxn];</text:span></text:p>
      <text:p text:style-name="P61"><text:tab/>vector &lt;int&gt; adjList[maxn], r_adjList[maxn];</text:p>
      <text:p text:style-name="P59"><text:tab/><text:span text:style-name="T194">stack &lt;int&gt; stacker;</text:span></text:p>
      <text:p text:style-name="P63">when input </text:p>
      <text:p text:style-name="P63"><text:tab/>add <text:s text:c="3"/>adjList<text:span text:style-name="T191">[x].push_back(y)</text:span></text:p>
      <text:p text:style-name="P63"><text:tab/>and r_adjList<text:span text:style-name="T191">[</text:span><text:span text:style-name="T192">y</text:span><text:span text:style-name="T191">].push_back(</text:span><text:span text:style-name="T192">x</text:span><text:span text:style-name="T191">)</text:span></text:p>
      <text:p text:style-name="P62"/>
      <text:p text:style-name="P64">void dfs1 (<text:span text:style-name="T193">int u</text:span>){</text:p>
      <text:p text:style-name="P68"><text:tab/>// <text:span text:style-name="T196">do sth 1</text:span></text:p>
      <text:p text:style-name="P64"><text:tab/>used[u] = true;</text:p>
      <text:p text:style-name="P68"><text:tab/>// <text:span text:style-name="T196">do sth 2</text:span></text:p>
      <text:p text:style-name="P64"><text:tab/><text:span text:style-name="T193">for( v : adjList[u] ) {</text:span></text:p>
      <text:p text:style-name="P68"><text:tab/><text:tab/>// <text:span text:style-name="T196">do sth 3</text:span></text:p>
      <text:p text:style-name="P64"><text:tab/><text:tab/><text:span text:style-name="T193">if (!used[v]) { //visited</text:span></text:p>
      <text:p text:style-name="P68"><text:tab/><text:tab/><text:tab/>// <text:span text:style-name="T196">do sth </text:span><text:span text:style-name="T198">4</text:span></text:p>
      <text:p text:style-name="P64"><text:tab/><text:tab/><text:tab/><text:span text:style-name="T193">dfs1(v);</text:span></text:p>
      <text:p text:style-name="P68"><text:tab/><text:tab/><text:tab/>// <text:span text:style-name="T196">do sth </text:span><text:span text:style-name="T198">5</text:span></text:p>
      <text:p text:style-name="P64"><text:tab/><text:tab/><text:span text:style-name="T193">}</text:span></text:p>
      <text:p text:style-name="P68"><text:tab/><text:tab/>// <text:span text:style-name="T196">do sth </text:span><text:span text:style-name="T198">6</text:span></text:p>
      <text:p text:style-name="P64"><text:tab/><text:span text:style-name="T193">}</text:span></text:p>
      <text:p text:style-name="P69"><text:tab/>// <text:span text:style-name="T196">do sth </text:span><text:span text:style-name="T199">7</text:span></text:p>
      <text:p text:style-name="P64"><text:tab/><text:span text:style-name="T194">stacker.push(u);</text:span></text:p>
      <text:p text:style-name="P70"><text:tab/>// <text:span text:style-name="T196">do sth </text:span><text:span text:style-name="T200">8</text:span></text:p>
      <text:p text:style-name="P64">}</text:p>
      <text:p text:style-name="P64"/>
      <text:p text:style-name="P64"/>
      <text:p text:style-name="P64"/>
      <text:p text:style-name="P161"/>
      <text:p text:style-name="P65">void dfs<text:span text:style-name="T194">2</text:span> (<text:span text:style-name="T193">int u</text:span>){</text:p>
      <text:p text:style-name="P65"><text:tab/>// <text:span text:style-name="T196">do sth 1</text:span></text:p>
      <text:p text:style-name="P65"><text:tab/>used[u] = true;</text:p>
      <text:p text:style-name="P114"><text:span text:style-name="T78"><text:tab/>// </text:span><text:span text:style-name="T79">do sth 2 </text:span><text:span text:style-name="T80">cout u “ “</text:span></text:p>
      <text:p text:style-name="P65"><text:tab/><text:span text:style-name="T193">for( v : </text:span><text:span text:style-name="T194">r_</text:span><text:span text:style-name="T193">adjList[u] ) {</text:span></text:p>
      <text:p text:style-name="P66"><text:tab/><text:tab/>// <text:span text:style-name="T196">do sth 3</text:span></text:p>
      <text:p text:style-name="P65"><text:tab/><text:tab/><text:span text:style-name="T193">if (!used[v]) { //visited</text:span></text:p>
      <text:p text:style-name="P67"><text:tab/><text:tab/><text:tab/>// <text:span text:style-name="T196">do sth </text:span><text:span text:style-name="T197">4</text:span></text:p>
      <text:p text:style-name="P65"><text:tab/><text:tab/><text:tab/><text:span text:style-name="T193">dfs</text:span><text:span text:style-name="T195">2</text:span><text:span text:style-name="T193">(v);</text:span></text:p>
      <text:p text:style-name="P65"><text:tab/><text:tab/><text:tab/>// <text:span text:style-name="T196">do sth 5</text:span></text:p>
      <text:p text:style-name="P65"><text:tab/><text:tab/><text:span text:style-name="T193">}</text:span></text:p>
      <text:p text:style-name="P67"><text:tab/><text:tab/>// <text:span text:style-name="T196">do sth </text:span><text:span text:style-name="T197">6</text:span></text:p>
      <text:p text:style-name="P65"><text:tab/><text:span text:style-name="T193">}</text:span></text:p>
      <text:p text:style-name="P65"/>
      <text:p text:style-name="P65"><text:tab/>// <text:span text:style-name="T197">do sth 7</text:span></text:p>
      <text:p text:style-name="P65">}</text:p>
      <text:p text:style-name="P65"/>
      <text:p text:style-name="P65"/>
      <text:p text:style-name="P71">void SCC( ) {</text:p>
      <text:p text:style-name="P71"><text:tab/>memset used 0;</text:p>
      <text:p text:style-name="P71"><text:tab/>// do sth 1</text:p>
      <text:p text:style-name="P71"><text:tab/>// step 1</text:p>
      <text:p text:style-name="P71"><text:tab/>for i&lt;=noVertex {</text:p>
      <text:p text:style-name="P71"><text:tab/><text:tab/>// do sth 2</text:p>
      <text:p text:style-name="P71"><text:tab/><text:tab/>if !used[i] {</text:p>
      <text:p text:style-name="P71"><text:tab/><text:tab/><text:tab/>// do sth 3</text:p>
      <text:p text:style-name="P71"><text:tab/><text:tab/><text:tab/>dfs1(i)</text:p>
      <text:p text:style-name="P71"><text:tab/><text:tab/><text:tab/>// do sth 4</text:p>
      <text:p text:style-name="P71"><text:tab/><text:tab/>}</text:p>
      <text:p text:style-name="P71"><text:tab/><text:tab/>// do sth 5</text:p>
      <text:p text:style-name="P71"><text:tab/>}</text:p>
      <text:p text:style-name="P71"><text:tab/>//do sth 6 cout endl</text:p>
      <text:p text:style-name="P71"><text:tab/>while (!stacker.empty ) {</text:p>
      <text:p text:style-name="P71"><text:tab/><text:tab/>// do sth 7 </text:p>
      <text:p text:style-name="P71"><text:tab/><text:tab/>int u = stacker.top</text:p>
      <text:p text:style-name="P71"><text:tab/><text:tab/>stacker.pop();</text:p>
      <text:p text:style-name="P71"><text:tab/><text:tab/>// do sth 8 </text:p>
      <text:p text:style-name="P71"><text:tab/><text:tab/>if !used[u] {</text:p>
      <text:p text:style-name="P73"><text:tab/><text:tab/><text:tab/>// do sth 9</text:p>
      <text:p text:style-name="P71"><text:tab/><text:tab/><text:tab/>dfs2(u)</text:p>
      <text:p text:style-name="P71"><text:tab/><text:tab/><text:tab/>// <text:span text:style-name="T201">do sth 10</text:span></text:p>
      <text:p text:style-name="P71"><text:tab/><text:tab/>}</text:p>
      <text:p text:style-name="P72"><text:tab/><text:tab/>// <text:span text:style-name="T201">do sth </text:span><text:span text:style-name="T202">11</text:span></text:p>
      <text:p text:style-name="P71"><text:tab/>}</text:p>
      <text:p text:style-name="P72"><text:tab/>// <text:span text:style-name="T201">do sth </text:span><text:span text:style-name="T202">12</text:span></text:p>
      <text:p text:style-name="P71">}</text:p>
      <text:p text:style-name="P71"/>
      <text:p text:style-name="P71"/>
      <text:p text:style-name="P162"/>
      <text:p text:style-name="P71"/>
      <text:p text:style-name="P74">ex 1 : c<text:span text:style-name="T203">ou</text:span>nt SCC</text:p>
      <text:p text:style-name="P74"/>
      <text:p text:style-name="P74">at line do sth 10 in SCC ( ) add cnt++</text:p>
      <text:p text:style-name="P75">at line do sth 1<text:span text:style-name="T203">2 in SCC ( ) add:</text:span></text:p>
      <text:p text:style-name="P75"><text:tab/><text:span text:style-name="T203">if cnt == 1 cout YES</text:span></text:p>
      <text:p text:style-name="P75"><text:tab/><text:span text:style-name="T203">else cout NO</text:span></text:p>
      <text:p text:style-name="P74">cin t</text:p>
      <text:p text:style-name="P74">while (t--) {</text:p>
      <text:p text:style-name="P74"><text:tab/>input();</text:p>
      <text:p text:style-name="P74"><text:tab/>SCC( );</text:p>
      <text:p text:style-name="P74"><text:tab/>for ( i&lt;=noVertex) {</text:p>
      <text:p text:style-name="P74"><text:tab/><text:tab/>adj[i].clear()</text:p>
      <text:p text:style-name="P74"><text:tab/><text:tab/>r_adj[i].clear()</text:p>
      <text:p text:style-name="P74"><text:tab/>}</text:p>
      <text:p text:style-name="P74"/>
      <text:p text:style-name="P74">} </text:p>
      <text:p text:style-name="P74"/>
      <text:p text:style-name="P74"/>
      <text:p text:style-name="P163"/>
      <text:h text:style-name="Heading_20_1" text:outline-level="1">Disjoint Set Union : DSU <text:span text:style-name="T205">structure, </text:span><text:span text:style-name="T206">or UNION FIND</text:span></text:h>
      <text:p text:style-name="P115">This is a structure. </text:p>
      <text:p text:style-name="P21">BASE</text:p>
      <text:p text:style-name="P116"><text:span text:style-name="T215">i</text:span>nt parent[maxn]</text:p>
      <text:p text:style-name="P119"><text:span text:style-name="T207">void </text:span><text:span text:style-name="T206">make_set() </text:span><text:span text:style-name="T207">{</text:span></text:p>
      <text:p text:style-name="Standard"><text:tab/><text:span text:style-name="T207">for i&lt;=n {</text:span></text:p>
      <text:p text:style-name="Standard"><text:tab/><text:tab/><text:span text:style-name="T207">parrent[i] = i;</text:span></text:p>
      <text:p text:style-name="Standard"><text:tab/><text:span text:style-name="T207">}</text:span></text:p>
      <text:p text:style-name="P117">}</text:p>
      <text:p text:style-name="P117"/>
      <text:p text:style-name="P120"><text:span text:style-name="T207">int find (v) {</text:span></text:p>
      <text:p text:style-name="P120"><text:span text:style-name="T207"><text:tab/>if parent[v] == v {</text:span></text:p>
      <text:p text:style-name="P120"><text:tab/><text:tab/><text:span text:style-name="T207">return v</text:span></text:p>
      <text:p text:style-name="P120"><text:tab/><text:span text:style-name="T207">} </text:span><text:span text:style-name="T208">else {</text:span></text:p>
      <text:p text:style-name="P120"><text:tab/><text:tab/><text:span text:style-name="T208">return find(parent[v])</text:span></text:p>
      <text:p text:style-name="P120"><text:tab/><text:span text:style-name="T208">}</text:span></text:p>
      <text:p text:style-name="P117">}</text:p>
      <text:p text:style-name="P117"/>
      <text:p text:style-name="P121">void union (vertexA, vertexB) <text:span text:style-name="T210">{</text:span></text:p>
      <text:p text:style-name="P122"><text:tab/>vertexA <text:span text:style-name="T211">= find( </text:span>vertex<text:span text:style-name="T211">A )</text:span></text:p>
      <text:p text:style-name="P126"><text:span text:style-name="T209"><text:tab/>vertexB </text:span><text:span text:style-name="T211">= find( </text:span><text:span text:style-name="T209">vertex</text:span><text:span text:style-name="T211">B )</text:span></text:p>
      <text:p text:style-name="P127"><text:tab/><text:span text:style-name="T212">if <text:s/></text:span><text:span text:style-name="T209">vertexA !</text:span><text:span text:style-name="T213">= <text:s/></text:span><text:span text:style-name="T209">vertex</text:span><text:span text:style-name="T213">B </text:span><text:span text:style-name="T214">{</text:span></text:p>
      <text:p text:style-name="P128"><text:tab/><text:tab/><text:span text:style-name="T214">parent [ <text:s/></text:span><text:span text:style-name="T209">vertex</text:span><text:span text:style-name="T213">B </text:span><text:span text:style-name="T214">] = <text:s/></text:span><text:span text:style-name="T209">vertex</text:span><text:span text:style-name="T214">A;</text:span></text:p>
      <text:p text:style-name="P127"><text:tab/><text:span text:style-name="T214">}</text:span></text:p>
      <text:p text:style-name="P125">}</text:p>
      <text:p text:style-name="P125"/>
      <text:p text:style-name="P125"/>
      <text:p text:style-name="P125"/>
      <text:p text:style-name="P167"><text:span text:style-name="T118">UPDATE</text:span>:</text:p>
      <text:p text:style-name="P107"><text:span text:style-name="T219">1&gt; </text:span>find path compression</text:p>
      <text:p text:style-name="P125"/>
      <text:p text:style-name="P129"><text:span text:style-name="T207">int find (v) {</text:span></text:p>
      <text:p text:style-name="P129"><text:span text:style-name="T207"><text:tab/>if parent[v] == v {</text:span></text:p>
      <text:p text:style-name="P129"><text:tab/><text:tab/><text:span text:style-name="T207">return v</text:span></text:p>
      <text:p text:style-name="P129"><text:tab/><text:span text:style-name="T207">} </text:span><text:span text:style-name="T208">else { //</text:span><text:span text:style-name="T217">replace parent</text:span></text:p>
      <text:p text:style-name="P129"><text:tab/><text:tab/><text:span text:style-name="T208">return </text:span><text:span text:style-name="T216">(</text:span><text:span text:style-name="T208">parent[v]</text:span><text:span text:style-name="T216">=</text:span><text:span text:style-name="T208">find(parent[v])</text:span><text:span text:style-name="T216">)</text:span></text:p>
      <text:p text:style-name="P129"><text:tab/><text:span text:style-name="T208">}</text:span></text:p>
      <text:p text:style-name="P118">}</text:p>
      <text:p text:style-name="P118"/>
      <text:p text:style-name="P130"><text:span text:style-name="T219">2&gt; </text:span>add size:</text:p>
      <text:p text:style-name="P132">global variable:</text:p>
      <text:p text:style-name="P132"><text:tab/>size[maxn]</text:p>
      <text:p text:style-name="P144"><text:span text:style-name="T207">void </text:span><text:span text:style-name="T206">make_set() </text:span><text:span text:style-name="T207">{</text:span></text:p>
      <text:p text:style-name="P144"><text:tab/><text:span text:style-name="T207">for i&lt;=n {</text:span></text:p>
      <text:p text:style-name="P144"><text:tab/><text:tab/><text:span text:style-name="T207">parrent[i] = i;</text:span></text:p>
      <text:p text:style-name="P144"><text:tab/><text:tab/><text:span text:style-name="T218">size[i] = 1;</text:span></text:p>
      <text:p text:style-name="P144"><text:tab/><text:span text:style-name="T207">}</text:span></text:p>
      <text:p text:style-name="P131">}</text:p>
      <text:p text:style-name="P131"/>
      <text:p text:style-name="P123">void union (vertexA, vertexB) <text:span text:style-name="T210">{</text:span></text:p>
      <text:p text:style-name="P123"><text:tab/>vertexA <text:span text:style-name="T211">= find( </text:span>vertex<text:span text:style-name="T211">A )</text:span></text:p>
      <text:p text:style-name="P145"><text:span text:style-name="T209"><text:tab/>vertexB </text:span><text:span text:style-name="T211">= find( </text:span><text:span text:style-name="T209">vertex</text:span><text:span text:style-name="T211">B )</text:span></text:p>
      <text:p text:style-name="P145"><text:tab/><text:span text:style-name="T212">if <text:s/></text:span><text:span text:style-name="T209">vertexA !</text:span><text:span text:style-name="T213">= <text:s/></text:span><text:span text:style-name="T209">vertex</text:span><text:span text:style-name="T213">B </text:span><text:span text:style-name="T214">{</text:span></text:p>
      <text:p text:style-name="P146"><text:tab/><text:tab/><text:span text:style-name="T220">if size</text:span><text:span text:style-name="T214"> [ <text:s/></text:span><text:span text:style-name="T209">vertex</text:span><text:span text:style-name="T214">A</text:span><text:span text:style-name="T213"> </text:span><text:span text:style-name="T214">] </text:span><text:span text:style-name="T221">&lt;</text:span><text:span text:style-name="T214"> <text:s/></text:span><text:span text:style-name="T220">size</text:span><text:span text:style-name="T214"> [ <text:s/></text:span><text:span text:style-name="T209">vertex</text:span><text:span text:style-name="T220">B</text:span><text:span text:style-name="T213"> </text:span><text:span text:style-name="T214">] </text:span><text:span text:style-name="T221">{</text:span></text:p>
      <text:p text:style-name="P147"><text:tab/><text:tab/><text:tab/><text:span text:style-name="T221">swap ( </text:span><text:span text:style-name="T209">vertex</text:span><text:span text:style-name="T214">A, <text:s/></text:span><text:span text:style-name="T209">vertex</text:span><text:span text:style-name="T220">B </text:span><text:span text:style-name="T221">)</text:span></text:p>
      <text:p text:style-name="P146"><text:tab/><text:tab/><text:span text:style-name="T221">}</text:span></text:p>
      <text:p text:style-name="P148"><text:tab/><text:tab/><text:span text:style-name="T214">parent [ <text:s/></text:span><text:span text:style-name="T209">vertex</text:span><text:span text:style-name="T214">A</text:span><text:span text:style-name="T213"> </text:span><text:span text:style-name="T214">] = <text:s/></text:span><text:span text:style-name="T209">vertex</text:span><text:span text:style-name="T213">B</text:span><text:span text:style-name="T214">;</text:span></text:p>
      <text:p text:style-name="P149"><text:tab/><text:tab/>size [ <text:span text:style-name="T209">vertex</text:span>A] += size [ <text:span text:style-name="T209">vertex</text:span><text:span text:style-name="T213">B </text:span>]</text:p>
      <text:p text:style-name="P145"><text:tab/><text:span text:style-name="T214">}</text:span></text:p>
      <text:p text:style-name="P133">}</text:p>
      <text:p text:style-name="P133"/>
      <text:p text:style-name="P143">or:</text:p>
      <text:p text:style-name="P152"><text:span text:style-name="T232">bool</text:span><text:span text:style-name="T209"> union (vertexA, vertexB) </text:span><text:span text:style-name="T210">{</text:span></text:p>
      <text:p text:style-name="P124"><text:tab/>vertexA <text:span text:style-name="T211">= find( </text:span>vertex<text:span text:style-name="T211">A )</text:span></text:p>
      <text:p text:style-name="P152"><text:span text:style-name="T209"><text:tab/>vertexB </text:span><text:span text:style-name="T211">= find( </text:span><text:span text:style-name="T209">vertex</text:span><text:span text:style-name="T211">B )</text:span></text:p>
      <text:p text:style-name="P152"><text:tab/><text:span text:style-name="T212">if <text:s/></text:span><text:span text:style-name="T209">vertexA </text:span><text:span text:style-name="T231">=</text:span><text:span text:style-name="T213">= <text:s/></text:span><text:span text:style-name="T209">vertex</text:span><text:span text:style-name="T213">B </text:span><text:span text:style-name="T214">{</text:span></text:p>
      <text:p text:style-name="P152"><text:tab/><text:tab/><text:span text:style-name="T231">return false</text:span></text:p>
      <text:p text:style-name="P152"><text:tab/><text:span text:style-name="T214">}</text:span></text:p>
      <text:p text:style-name="P152"><text:tab/><text:span text:style-name="T220">if size</text:span><text:span text:style-name="T214"> [ <text:s/></text:span><text:span text:style-name="T209">vertex</text:span><text:span text:style-name="T214">A</text:span><text:span text:style-name="T213"> </text:span><text:span text:style-name="T214">] </text:span><text:span text:style-name="T221">&lt;</text:span><text:span text:style-name="T214"> <text:s/></text:span><text:span text:style-name="T220">size</text:span><text:span text:style-name="T214"> [ <text:s/></text:span><text:span text:style-name="T209">vertex</text:span><text:span text:style-name="T220">B</text:span><text:span text:style-name="T213"> </text:span><text:span text:style-name="T214">] </text:span><text:span text:style-name="T221">{</text:span></text:p>
      <text:p text:style-name="P152"><text:tab/><text:tab/><text:span text:style-name="T221">swap ( </text:span><text:span text:style-name="T209">vertex</text:span><text:span text:style-name="T214">A, <text:s/></text:span><text:span text:style-name="T209">vertex</text:span><text:span text:style-name="T220">B </text:span><text:span text:style-name="T221">)</text:span></text:p>
      <text:p text:style-name="P152"><text:span text:style-name="T221"><text:tab/>}</text:span></text:p>
      <text:p text:style-name="P152"><text:tab/><text:span text:style-name="T214">parent [ <text:s/></text:span><text:span text:style-name="T209">vertex</text:span><text:span text:style-name="T214">A</text:span><text:span text:style-name="T213"> </text:span><text:span text:style-name="T214">] = <text:s/></text:span><text:span text:style-name="T209">vertex</text:span><text:span text:style-name="T213">B</text:span><text:span text:style-name="T214">;</text:span></text:p>
      <text:p text:style-name="P150"><text:tab/>size [ <text:span text:style-name="T209">vertex</text:span>A] += size [ <text:span text:style-name="T209">vertex</text:span><text:span text:style-name="T213">B </text:span>]</text:p>
      <text:p text:style-name="P153"><text:tab/>return true;</text:p>
      <text:p text:style-name="P134">}</text:p>
      <text:p text:style-name="P168"/>
      <text:h text:style-name="Heading_20_1" text:outline-level="1">Kruskal:</text:h>
      <text:p text:style-name="P136">MST: minimum spanning tree <text:span text:style-name="T222">( smallest weight )</text:span></text:p>
      <text:p text:style-name="P136"/>
      <text:p text:style-name="P137">input ( <text:span text:style-name="T118">wei</text:span><text:span text:style-name="T132">g</text:span><text:span text:style-name="T118">ht directed graph</text:span> )</text:p>
      <text:p text:style-name="P135"/>
      <text:p text:style-name="P138">step1: Init:</text:p>
      <text:p text:style-name="P151"><text:span text:style-name="T137"><text:tab/></text:span><text:span text:style-name="T138">MST</text:span><text:span text:style-name="T137"> = null;</text:span></text:p>
      <text:p text:style-name="P139"><text:tab/><text:span text:style-name="T225">vector </text:span>edge<text:span text:style-name="T224">L</text:span>ist</text:p>
      <text:p text:style-name="P140"><text:tab/>d(MST)</text:p>
      <text:p text:style-name="P140"/>
      <text:p text:style-name="P141">step2:</text:p>
      <text:p text:style-name="P141"><text:tab/>sort edge depend on length <text:span text:style-name="T223">(low to high</text:span><text:span text:style-name="T224">)</text:span></text:p>
      <text:p text:style-name="P141"/>
      <text:p text:style-name="P142">step3: LOOP</text:p>
      <text:p text:style-name="P142"><text:tab/>while ( |MST| &lt; noEdge – 1 &amp;&amp; edgeList != 0) <text:span text:style-name="T226">{</text:span></text:p>
      <text:p text:style-name="P142"><text:tab/><text:tab/><text:span text:style-name="T227">minLenght = in edgeList;</text:span></text:p>
      <text:p text:style-name="P142"><text:tab/><text:tab/><text:span text:style-name="T227">edgeList = edgeList \ <text:s/>{e};</text:span></text:p>
      <text:p text:style-name="P142"><text:tab/><text:tab/><text:span text:style-name="T228">if(MST U (e) not make cycle) {</text:span></text:p>
      <text:p text:style-name="P142"><text:tab/><text:tab/><text:tab/><text:span text:style-name="T229">MST = MST U e;</text:span></text:p>
      <text:p text:style-name="P142"><text:tab/><text:tab/><text:tab/><text:span text:style-name="T229">d(MST) += d(e)</text:span></text:p>
      <text:p text:style-name="P142"><text:tab/><text:tab/><text:span text:style-name="T228">}</text:span></text:p>
      <text:p text:style-name="P142"><text:tab/><text:span text:style-name="T226">}</text:span></text:p>
      <text:p text:style-name="P142"/>
      <text:p text:style-name="P1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>
        <style:tab-stops/>
      </style:paragraph-properties>
      <style:text-properties fo:font-size="13pt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8T10:58:19.056484174</meta:creation-date>
    <dc:date>2024-12-18T16:30:12.691272917</dc:date>
    <meta:editing-duration>PT4H27M57S</meta:editing-duration>
    <meta:editing-cycles>234</meta:editing-cycles>
    <meta:generator>LibreOffice/6.4.7.2$Linux_X86_64 LibreOffice_project/40$Build-2</meta:generator>
    <meta:document-statistic meta:table-count="0" meta:image-count="0" meta:object-count="0" meta:page-count="21" meta:paragraph-count="692" meta:word-count="2640" meta:character-count="13038" meta:non-whitespace-character-count="10246"/>
  </office:meta>
</office:document-meta>
</file>